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9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2.279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>
            <text:p>tick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deltaG</text:p>
          </table:table-cell>
          <table:table-cell>
            <draw:frame table:end-cell-address="Sheet1.M18" table:end-x="1.041cm" table:end-y="0.054cm" draw:z-index="0" draw:style-name="gr1" svg:width="16.747cm" svg:height="7.625cm" svg:x="0.101cm" svg:y="0.106cm">
              <draw:object draw:notify-on-update-of-ranges="Sheet1.A1:Sheet1.A166 Sheet1.B1:Sheet1.B166 Sheet1.C1:Sheet1.C166 Sheet1.D1:Sheet1.D16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3428298408187">
            <text:p>63428298408187</text:p>
          </table:table-cell>
          <table:table-cell office:value-type="float" office:value="0.0078125">
            <text:p>0,0078</text:p>
          </table:table-cell>
          <table:table-cell office:value-type="float" office:value="-0.0703125">
            <text:p>-0,0703</text:p>
          </table:table-cell>
          <table:table-cell office:value-type="float" office:value="1.0234375">
            <text:p>1,0234</text:p>
          </table:table-cell>
          <table:table-cell office:value-type="float" office:value="0.0000223110293011697">
            <text:p>0,0000</text:p>
          </table:table-cell>
          <table:table-cell/>
        </table:table-row>
        <table:table-row table:style-name="ro1">
          <table:table-cell office:value-type="float" office:value="63428298408573">
            <text:p>63428298408573</text:p>
          </table:table-cell>
          <table:table-cell office:value-type="float" office:value="0.0078125">
            <text:p>0,0078</text:p>
          </table:table-cell>
          <table:table-cell office:value-type="float" office:value="-0.07421875">
            <text:p>-0,0742</text:p>
          </table:table-cell>
          <table:table-cell office:value-type="float" office:value="1.0234375">
            <text:p>1,0234</text:p>
          </table:table-cell>
          <table:table-cell office:value-type="float" office:value="0.000297440505137025">
            <text:p>0,0003</text:p>
          </table:table-cell>
          <table:table-cell/>
        </table:table-row>
        <table:table-row table:style-name="ro1">
          <table:table-cell office:value-type="float" office:value="63428298409075">
            <text:p>63428298409075</text:p>
          </table:table-cell>
          <table:table-cell office:value-type="float" office:value="0.0078125">
            <text:p>0,0078</text:p>
          </table:table-cell>
          <table:table-cell office:value-type="float" office:value="-0.07421875">
            <text:p>-0,0742</text:p>
          </table:table-cell>
          <table:table-cell office:value-type="float" office:value="1.0234375">
            <text:p>1,0234</text:p>
          </table:table-cell>
          <table:table-cell office:value-type="float" office:value="0.000297440505137025">
            <text:p>0,0003</text:p>
          </table:table-cell>
          <table:table-cell/>
        </table:table-row>
        <table:table-row table:style-name="ro1">
          <table:table-cell office:value-type="float" office:value="63428298409578">
            <text:p>63428298409578</text:p>
          </table:table-cell>
          <table:table-cell office:value-type="float" office:value="0.01171875">
            <text:p>0,0117</text:p>
          </table:table-cell>
          <table:table-cell office:value-type="float" office:value="-0.07421875">
            <text:p>-0,0742</text:p>
          </table:table-cell>
          <table:table-cell office:value-type="float" office:value="1.02734375">
            <text:p>1,0273</text:p>
          </table:table-cell>
          <table:table-cell office:value-type="float" office:value="0.00423041898793697">
            <text:p>0,0042</text:p>
          </table:table-cell>
          <table:table-cell/>
        </table:table-row>
        <table:table-row table:style-name="ro1">
          <table:table-cell office:value-type="float" office:value="63428298410081">
            <text:p>63428298410081</text:p>
          </table:table-cell>
          <table:table-cell office:value-type="float" office:value="0.0078125">
            <text:p>0,0078</text:p>
          </table:table-cell>
          <table:table-cell office:value-type="float" office:value="-0.0703125">
            <text:p>-0,0703</text:p>
          </table:table-cell>
          <table:table-cell office:value-type="float" office:value="1.015625">
            <text:p>1,0156</text:p>
          </table:table-cell>
          <table:table-cell office:value-type="float" office:value="0.00777144790415041">
            <text:p>0,0078</text:p>
          </table:table-cell>
          <table:table-cell/>
        </table:table-row>
        <table:table-row table:style-name="ro1">
          <table:table-cell office:value-type="float" office:value="63428298410582">
            <text:p>63428298410582</text:p>
          </table:table-cell>
          <table:table-cell office:value-type="float" office:value="0.0078125">
            <text:p>0,0078</text:p>
          </table:table-cell>
          <table:table-cell office:value-type="float" office:value="-0.06640625">
            <text:p>-0,0664</text:p>
          </table:table-cell>
          <table:table-cell office:value-type="float" office:value="1.0234375">
            <text:p>1,0234</text:p>
          </table:table-cell>
          <table:table-cell office:value-type="float" office:value="0.000238014511957152">
            <text:p>0,0002</text:p>
          </table:table-cell>
          <table:table-cell/>
        </table:table-row>
        <table:table-row table:style-name="ro1">
          <table:table-cell office:value-type="float" office:value="63428298411085">
            <text:p>63428298411085</text:p>
          </table:table-cell>
          <table:table-cell office:value-type="float" office:value="0.01171875">
            <text:p>0,0117</text:p>
          </table:table-cell>
          <table:table-cell office:value-type="float" office:value="-0.06640625">
            <text:p>-0,0664</text:p>
          </table:table-cell>
          <table:table-cell office:value-type="float" office:value="1.0234375">
            <text:p>1,0234</text:p>
          </table:table-cell>
          <table:table-cell office:value-type="float" office:value="0.000200821103564008">
            <text:p>0,0002</text:p>
          </table:table-cell>
          <table:table-cell/>
        </table:table-row>
        <table:table-row table:style-name="ro1">
          <table:table-cell office:value-type="float" office:value="63428298411655">
            <text:p>63428298411655</text:p>
          </table:table-cell>
          <table:table-cell office:value-type="float" office:value="0.0078125">
            <text:p>0,0078</text:p>
          </table:table-cell>
          <table:table-cell office:value-type="float" office:value="-0.0625">
            <text:p>-0,0625</text:p>
          </table:table-cell>
          <table:table-cell office:value-type="float" office:value="1.01953125">
            <text:p>1,0195</text:p>
          </table:table-cell>
          <table:table-cell office:value-type="float" office:value="0.00438236983935303">
            <text:p>0,0044</text:p>
          </table:table-cell>
          <table:table-cell/>
        </table:table-row>
        <table:table-row table:style-name="ro1">
          <table:table-cell office:value-type="float" office:value="63428298412091">
            <text:p>63428298412091</text:p>
          </table:table-cell>
          <table:table-cell office:value-type="float" office:value="0.0078125">
            <text:p>0,0078</text:p>
          </table:table-cell>
          <table:table-cell office:value-type="float" office:value="-0.07421875">
            <text:p>-0,0742</text:p>
          </table:table-cell>
          <table:table-cell office:value-type="float" office:value="1.01953125">
            <text:p>1,0195</text:p>
          </table:table-cell>
          <table:table-cell office:value-type="float" office:value="0.00359842592360748">
            <text:p>0,0036</text:p>
          </table:table-cell>
          <table:table-cell/>
        </table:table-row>
        <table:table-row table:style-name="ro1">
          <table:table-cell office:value-type="float" office:value="63428298412593">
            <text:p>63428298412593</text:p>
          </table:table-cell>
          <table:table-cell office:value-type="float" office:value="0.01171875">
            <text:p>0,0117</text:p>
          </table:table-cell>
          <table:table-cell office:value-type="float" office:value="-0.06640625">
            <text:p>-0,0664</text:p>
          </table:table-cell>
          <table:table-cell office:value-type="float" office:value="1.01953125">
            <text:p>1,0195</text:p>
          </table:table-cell>
          <table:table-cell office:value-type="float" office:value="0.00409858735331237">
            <text:p>0,0041</text:p>
          </table:table-cell>
          <table:table-cell/>
        </table:table-row>
        <table:table-row table:style-name="ro1">
          <table:table-cell office:value-type="float" office:value="63428298413095">
            <text:p>63428298413095</text:p>
          </table:table-cell>
          <table:table-cell office:value-type="float" office:value="0.00390625">
            <text:p>0,0039</text:p>
          </table:table-cell>
          <table:table-cell office:value-type="float" office:value="-0.06640625">
            <text:p>-0,0664</text:p>
          </table:table-cell>
          <table:table-cell office:value-type="float" office:value="1.0234375">
            <text:p>1,0234</text:p>
          </table:table-cell>
          <table:table-cell office:value-type="float" office:value="0.000260331204428477">
            <text:p>0,0003</text:p>
          </table:table-cell>
          <table:table-cell/>
        </table:table-row>
        <table:table-row table:style-name="ro1">
          <table:table-cell office:value-type="float" office:value="63428298413598">
            <text:p>63428298413598</text:p>
          </table:table-cell>
          <table:table-cell office:value-type="float" office:value="0">
            <text:p>0,0000</text:p>
          </table:table-cell>
          <table:table-cell office:value-type="float" office:value="-0.06640625">
            <text:p>-0,0664</text:p>
          </table:table-cell>
          <table:table-cell office:value-type="float" office:value="1.0234375">
            <text:p>1,0234</text:p>
          </table:table-cell>
          <table:table-cell office:value-type="float" office:value="0.000267770209831708">
            <text:p>0,0003</text:p>
          </table:table-cell>
          <table:table-cell/>
        </table:table-row>
        <table:table-row table:style-name="ro1">
          <table:table-cell office:value-type="float" office:value="63428298414101">
            <text:p>63428298414101</text:p>
          </table:table-cell>
          <table:table-cell office:value-type="float" office:value="0.0078125">
            <text:p>0,0078</text:p>
          </table:table-cell>
          <table:table-cell office:value-type="float" office:value="-0.06640625">
            <text:p>-0,0664</text:p>
          </table:table-cell>
          <table:table-cell office:value-type="float" office:value="1.015625">
            <text:p>1,0156</text:p>
          </table:table-cell>
          <table:table-cell office:value-type="float" office:value="0.00803376682858681">
            <text:p>0,0080</text:p>
          </table:table-cell>
          <table:table-cell/>
        </table:table-row>
        <table:table-row table:style-name="ro1">
          <table:table-cell office:value-type="float" office:value="63428298414603">
            <text:p>63428298414603</text:p>
          </table:table-cell>
          <table:table-cell office:value-type="float" office:value="0">
            <text:p>0,0000</text:p>
          </table:table-cell>
          <table:table-cell office:value-type="float" office:value="-0.0703125">
            <text:p>-0,0703</text:p>
          </table:table-cell>
          <table:table-cell office:value-type="float" office:value="1.015625">
            <text:p>1,0156</text:p>
          </table:table-cell>
          <table:table-cell office:value-type="float" office:value="0.00780142378887816">
            <text:p>0,0078</text:p>
          </table:table-cell>
          <table:table-cell/>
        </table:table-row>
        <table:table-row table:style-name="ro1">
          <table:table-cell office:value-type="float" office:value="63428298415107">
            <text:p>63428298415107</text:p>
          </table:table-cell>
          <table:table-cell office:value-type="float" office:value="0.00390625">
            <text:p>0,0039</text:p>
          </table:table-cell>
          <table:table-cell office:value-type="float" office:value="-0.0703125">
            <text:p>-0,0703</text:p>
          </table:table-cell>
          <table:table-cell office:value-type="float" office:value="1.015625">
            <text:p>1,0156</text:p>
          </table:table-cell>
          <table:table-cell office:value-type="float" office:value="0.00779392973495163">
            <text:p>0,0078</text:p>
          </table:table-cell>
          <table:table-cell>
            <draw:frame table:end-cell-address="Sheet1.M32" table:end-x="0.234cm" table:end-y="0.193cm" draw:z-index="1" draw:style-name="gr1" svg:width="15.885cm" svg:height="6.999cm" svg:x="0.156cm" svg:y="0.42cm">
              <draw:object draw:notify-on-update-of-ranges="Sheet1.E1:Sheet1.E1 Sheet1.E2:Sheet1.E16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63428298415672">
            <text:p>63428298415672</text:p>
          </table:table-cell>
          <table:table-cell office:value-type="float" office:value="0.04296875">
            <text:p>0,0430</text:p>
          </table:table-cell>
          <table:table-cell office:value-type="float" office:value="-0.05078125">
            <text:p>-0,0508</text:p>
          </table:table-cell>
          <table:table-cell office:value-type="float" office:value="1.0234375">
            <text:p>1,0234</text:p>
          </table:table-cell>
          <table:table-cell office:value-type="float" office:value="0.000260331204428477">
            <text:p>0,0003</text:p>
          </table:table-cell>
          <table:table-cell/>
        </table:table-row>
        <table:table-row table:style-name="ro1">
          <table:table-cell office:value-type="float" office:value="63428298416106">
            <text:p>63428298416106</text:p>
          </table:table-cell>
          <table:table-cell office:value-type="float" office:value="-0.02734375">
            <text:p>-0,0273</text:p>
          </table:table-cell>
          <table:table-cell office:value-type="float" office:value="-0.0859375">
            <text:p>-0,0859</text:p>
          </table:table-cell>
          <table:table-cell office:value-type="float" office:value="1.05859375">
            <text:p>1,0586</text:p>
          </table:table-cell>
          <table:table-cell office:value-type="float" office:value="0.0365707828721349">
            <text:p>0,0366</text:p>
          </table:table-cell>
          <table:table-cell/>
        </table:table-row>
        <table:table-row table:style-name="ro1">
          <table:table-cell office:value-type="float" office:value="63428298416609">
            <text:p>63428298416609</text:p>
          </table:table-cell>
          <table:table-cell office:value-type="float" office:value="-0.0390625">
            <text:p>-0,0391</text:p>
          </table:table-cell>
          <table:table-cell office:value-type="float" office:value="-0.47265625">
            <text:p>-0,4727</text:p>
          </table:table-cell>
          <table:table-cell office:value-type="float" office:value="0.85546875">
            <text:p>0,8555</text:p>
          </table:table-cell>
          <table:table-cell office:value-type="float" office:value="0.0477180567036706">
            <text:p>0,0477</text:p>
          </table:table-cell>
          <table:table-cell/>
        </table:table-row>
        <table:table-row table:style-name="ro1">
          <table:table-cell office:value-type="float" office:value="63428298417111">
            <text:p>63428298417111</text:p>
          </table:table-cell>
          <table:table-cell office:value-type="float" office:value="0.03515625">
            <text:p>0,0352</text:p>
          </table:table-cell>
          <table:table-cell office:value-type="float" office:value="-0.73046875">
            <text:p>-0,7305</text:p>
          </table:table-cell>
          <table:table-cell office:value-type="float" office:value="0.35546875">
            <text:p>0,3555</text:p>
          </table:table-cell>
          <table:table-cell office:value-type="float" office:value="0.212728520409404">
            <text:p>0,2127</text:p>
          </table:table-cell>
          <table:table-cell/>
        </table:table-row>
        <table:table-row table:style-name="ro1">
          <table:table-cell office:value-type="float" office:value="63428298417612">
            <text:p>63428298417612</text:p>
          </table:table-cell>
          <table:table-cell office:value-type="float" office:value="0.03125">
            <text:p>0,0313</text:p>
          </table:table-cell>
          <table:table-cell office:value-type="float" office:value="-0.88671875">
            <text:p>-0,8867</text:p>
          </table:table-cell>
          <table:table-cell office:value-type="float" office:value="0.17578125">
            <text:p>0,1758</text:p>
          </table:table-cell>
          <table:table-cell office:value-type="float" office:value="0.121343311479567">
            <text:p>0,1213</text:p>
          </table:table-cell>
          <table:table-cell/>
        </table:table-row>
        <table:table-row table:style-name="ro1">
          <table:table-cell office:value-type="float" office:value="63428298418115">
            <text:p>63428298418115</text:p>
          </table:table-cell>
          <table:table-cell office:value-type="float" office:value="0.01953125">
            <text:p>0,0195</text:p>
          </table:table-cell>
          <table:table-cell office:value-type="float" office:value="-0.97265625">
            <text:p>-0,9727</text:p>
          </table:table-cell>
          <table:table-cell office:value-type="float" office:value="0.12109375">
            <text:p>0,1211</text:p>
          </table:table-cell>
          <table:table-cell office:value-type="float" office:value="0.0455199149602052">
            <text:p>0,0455</text:p>
          </table:table-cell>
          <table:table-cell/>
        </table:table-row>
        <table:table-row table:style-name="ro1">
          <table:table-cell office:value-type="float" office:value="63428298418616">
            <text:p>63428298418616</text:p>
          </table:table-cell>
          <table:table-cell office:value-type="float" office:value="0.01171875">
            <text:p>0,0117</text:p>
          </table:table-cell>
          <table:table-cell office:value-type="float" office:value="-0.97265625">
            <text:p>-0,9727</text:p>
          </table:table-cell>
          <table:table-cell office:value-type="float" office:value="0.1484375">
            <text:p>0,1484</text:p>
          </table:table-cell>
          <table:table-cell office:value-type="float" office:value="0.0421674502514928">
            <text:p>0,0422</text:p>
          </table:table-cell>
          <table:table-cell/>
        </table:table-row>
        <table:table-row table:style-name="ro1">
          <table:table-cell office:value-type="float" office:value="63428298419117">
            <text:p>63428298419117</text:p>
          </table:table-cell>
          <table:table-cell office:value-type="float" office:value="0">
            <text:p>0,0000</text:p>
          </table:table-cell>
          <table:table-cell office:value-type="float" office:value="-0.828125">
            <text:p>-0,8281</text:p>
          </table:table-cell>
          <table:table-cell office:value-type="float" office:value="0.5390625">
            <text:p>0,5391</text:p>
          </table:table-cell>
          <table:table-cell office:value-type="float" office:value="0.0380357295340978">
            <text:p>0,0380</text:p>
          </table:table-cell>
          <table:table-cell/>
        </table:table-row>
        <table:table-row table:style-name="ro1">
          <table:table-cell office:value-type="float" office:value="63428298419655">
            <text:p>63428298419655</text:p>
          </table:table-cell>
          <table:table-cell office:value-type="float" office:value="0.08203125">
            <text:p>0,0820</text:p>
          </table:table-cell>
          <table:table-cell office:value-type="float" office:value="-0.7734375">
            <text:p>-0,7734</text:p>
          </table:table-cell>
          <table:table-cell office:value-type="float" office:value="0.66796875">
            <text:p>0,6680</text:p>
          </table:table-cell>
          <table:table-cell office:value-type="float" office:value="0.00484788333714681">
            <text:p>0,0048</text:p>
          </table:table-cell>
          <table:table-cell/>
        </table:table-row>
        <table:table-row table:style-name="ro1">
          <table:table-cell office:value-type="float" office:value="63428298420123">
            <text:p>63428298420123</text:p>
          </table:table-cell>
          <table:table-cell office:value-type="float" office:value="0.18359375">
            <text:p>0,1836</text:p>
          </table:table-cell>
          <table:table-cell office:value-type="float" office:value="-0.7578125">
            <text:p>-0,7578</text:p>
          </table:table-cell>
          <table:table-cell office:value-type="float" office:value="0.68359375">
            <text:p>0,6836</text:p>
          </table:table-cell>
          <table:table-cell office:value-type="float" office:value="0.0188744364078874">
            <text:p>0,0189</text:p>
          </table:table-cell>
          <table:table-cell/>
        </table:table-row>
        <table:table-row table:style-name="ro1">
          <table:table-cell office:value-type="float" office:value="63428298420625">
            <text:p>63428298420625</text:p>
          </table:table-cell>
          <table:table-cell office:value-type="float" office:value="0.2421875">
            <text:p>0,2422</text:p>
          </table:table-cell>
          <table:table-cell office:value-type="float" office:value="-0.765625">
            <text:p>-0,7656</text:p>
          </table:table-cell>
          <table:table-cell office:value-type="float" office:value="0.68359375">
            <text:p>0,6836</text:p>
          </table:table-cell>
          <table:table-cell office:value-type="float" office:value="0.0289595933501861">
            <text:p>0,0290</text:p>
          </table:table-cell>
          <table:table-cell/>
        </table:table-row>
        <table:table-row table:style-name="ro1">
          <table:table-cell office:value-type="float" office:value="63428298421561">
            <text:p>63428298421561</text:p>
          </table:table-cell>
          <table:table-cell office:value-type="float" office:value="0.26953125">
            <text:p>0,2695</text:p>
          </table:table-cell>
          <table:table-cell office:value-type="float" office:value="-0.765625">
            <text:p>-0,7656</text:p>
          </table:table-cell>
          <table:table-cell office:value-type="float" office:value="0.68359375">
            <text:p>0,6836</text:p>
          </table:table-cell>
          <table:table-cell office:value-type="float" office:value="0.0355357373514626">
            <text:p>0,0355</text:p>
          </table:table-cell>
          <table:table-cell/>
        </table:table-row>
        <table:table-row table:style-name="ro1">
          <table:table-cell office:value-type="float" office:value="63428298421904">
            <text:p>63428298421904</text:p>
          </table:table-cell>
          <table:table-cell office:value-type="float" office:value="0.23828125">
            <text:p>0,2383</text:p>
          </table:table-cell>
          <table:table-cell office:value-type="float" office:value="-0.78125">
            <text:p>-0,7813</text:p>
          </table:table-cell>
          <table:table-cell office:value-type="float" office:value="0.68359375">
            <text:p>0,6836</text:p>
          </table:table-cell>
          <table:table-cell office:value-type="float" office:value="0.0436211688965833">
            <text:p>0,0436</text:p>
          </table:table-cell>
          <table:table-cell/>
        </table:table-row>
        <table:table-row table:style-name="ro1">
          <table:table-cell office:value-type="float" office:value="63428298422380">
            <text:p>63428298422380</text:p>
          </table:table-cell>
          <table:table-cell office:value-type="float" office:value="0.140625">
            <text:p>0,1406</text:p>
          </table:table-cell>
          <table:table-cell office:value-type="float" office:value="-0.76171875">
            <text:p>-0,7617</text:p>
          </table:table-cell>
          <table:table-cell office:value-type="float" office:value="0.69921875">
            <text:p>0,6992</text:p>
          </table:table-cell>
          <table:table-cell office:value-type="float" office:value="0.0212436311223612">
            <text:p>0,0212</text:p>
          </table:table-cell>
          <table:table-cell/>
        </table:table-row>
        <table:table-row table:style-name="ro1">
          <table:table-cell office:value-type="float" office:value="63428298422882">
            <text:p>63428298422882</text:p>
          </table:table-cell>
          <table:table-cell office:value-type="float" office:value="0.03515625">
            <text:p>0,0352</text:p>
          </table:table-cell>
          <table:table-cell office:value-type="float" office:value="-0.74609375">
            <text:p>-0,7461</text:p>
          </table:table-cell>
          <table:table-cell office:value-type="float" office:value="0.7265625">
            <text:p>0,7266</text:p>
          </table:table-cell>
          <table:table-cell office:value-type="float" office:value="0.0202512132713037">
            <text:p>0,0203</text:p>
          </table:table-cell>
          <table:table-cell/>
        </table:table-row>
        <table:table-row table:style-name="ro1">
          <table:table-cell office:value-type="float" office:value="63428298423385">
            <text:p>63428298423385</text:p>
          </table:table-cell>
          <table:table-cell office:value-type="float" office:value="0.0625">
            <text:p>0,0625</text:p>
          </table:table-cell>
          <table:table-cell office:value-type="float" office:value="-0.7109375">
            <text:p>-0,7109</text:p>
          </table:table-cell>
          <table:table-cell office:value-type="float" office:value="0.76953125">
            <text:p>0,7695</text:p>
          </table:table-cell>
          <table:table-cell office:value-type="float" office:value="0.023934591282937">
            <text:p>0,0239</text:p>
          </table:table-cell>
          <table:table-cell/>
        </table:table-row>
        <table:table-row table:style-name="ro1">
          <table:table-cell office:value-type="float" office:value="63428298423883">
            <text:p>63428298423883</text:p>
          </table:table-cell>
          <table:table-cell office:value-type="float" office:value="0.328125">
            <text:p>0,3281</text:p>
          </table:table-cell>
          <table:table-cell office:value-type="float" office:value="-0.640625">
            <text:p>-0,6406</text:p>
          </table:table-cell>
          <table:table-cell office:value-type="float" office:value="0.69921875">
            <text:p>0,6992</text:p>
          </table:table-cell>
          <table:table-cell office:value-type="float" office:value="0.022109062329486">
            <text:p>0,0221</text:p>
          </table:table-cell>
          <table:table-cell/>
        </table:table-row>
        <table:table-row table:style-name="ro1">
          <table:table-cell office:value-type="float" office:value="63428298424383">
            <text:p>63428298424383</text:p>
          </table:table-cell>
          <table:table-cell office:value-type="float" office:value="0.60546875">
            <text:p>0,6055</text:p>
          </table:table-cell>
          <table:table-cell office:value-type="float" office:value="-0.54296875">
            <text:p>-0,5430</text:p>
          </table:table-cell>
          <table:table-cell office:value-type="float" office:value="0.1875">
            <text:p>0,1875</text:p>
          </table:table-cell>
          <table:table-cell office:value-type="float" office:value="0.183219711368193">
            <text:p>0,1832</text:p>
          </table:table-cell>
          <table:table-cell/>
        </table:table-row>
        <table:table-row table:style-name="ro1">
          <table:table-cell office:value-type="float" office:value="63428298424885">
            <text:p>63428298424885</text:p>
          </table:table-cell>
          <table:table-cell office:value-type="float" office:value="0.67578125">
            <text:p>0,6758</text:p>
          </table:table-cell>
          <table:table-cell office:value-type="float" office:value="-0.5">
            <text:p>-0,5000</text:p>
          </table:table-cell>
          <table:table-cell office:value-type="float" office:value="0.375">
            <text:p>0,3750</text:p>
          </table:table-cell>
          <table:table-cell office:value-type="float" office:value="0.097564106635704">
            <text:p>0,0976</text:p>
          </table:table-cell>
          <table:table-cell/>
        </table:table-row>
        <table:table-row table:style-name="ro1">
          <table:table-cell office:value-type="float" office:value="63428298425388">
            <text:p>63428298425388</text:p>
          </table:table-cell>
          <table:table-cell office:value-type="float" office:value="0.33984375">
            <text:p>0,3398</text:p>
          </table:table-cell>
          <table:table-cell office:value-type="float" office:value="-0.55078125">
            <text:p>-0,5508</text:p>
          </table:table-cell>
          <table:table-cell office:value-type="float" office:value="0.625">
            <text:p>0,6250</text:p>
          </table:table-cell>
          <table:table-cell office:value-type="float" office:value="0.118353103409463">
            <text:p>0,1184</text:p>
          </table:table-cell>
          <table:table-cell/>
        </table:table-row>
        <table:table-row table:style-name="ro1">
          <table:table-cell office:value-type="float" office:value="63428298425890">
            <text:p>63428298425890</text:p>
          </table:table-cell>
          <table:table-cell office:value-type="float" office:value="0.07421875">
            <text:p>0,0742</text:p>
          </table:table-cell>
          <table:table-cell office:value-type="float" office:value="-0.57421875">
            <text:p>-0,5742</text:p>
          </table:table-cell>
          <table:table-cell office:value-type="float" office:value="0.7109375">
            <text:p>0,7109</text:p>
          </table:table-cell>
          <table:table-cell office:value-type="float" office:value="0.108717737163186">
            <text:p>0,1087</text:p>
          </table:table-cell>
          <table:table-cell/>
        </table:table-row>
        <table:table-row table:style-name="ro1">
          <table:table-cell office:value-type="float" office:value="63428298426393">
            <text:p>63428298426393</text:p>
          </table:table-cell>
          <table:table-cell office:value-type="float" office:value="-0.34375">
            <text:p>-0,3438</text:p>
          </table:table-cell>
          <table:table-cell office:value-type="float" office:value="-0.60546875">
            <text:p>-0,6055</text:p>
          </table:table-cell>
          <table:table-cell office:value-type="float" office:value="0.38671875">
            <text:p>0,3867</text:p>
          </table:table-cell>
          <table:table-cell office:value-type="float" office:value="0.265993723815075">
            <text:p>0,2660</text:p>
          </table:table-cell>
          <table:table-cell/>
        </table:table-row>
        <table:table-row table:style-name="ro1">
          <table:table-cell office:value-type="float" office:value="63428298426894">
            <text:p>63428298426894</text:p>
          </table:table-cell>
          <table:table-cell office:value-type="float" office:value="-0.375">
            <text:p>-0,3750</text:p>
          </table:table-cell>
          <table:table-cell office:value-type="float" office:value="-0.52734375">
            <text:p>-0,5273</text:p>
          </table:table-cell>
          <table:table-cell office:value-type="float" office:value="-0.14453125">
            <text:p>-0,1445</text:p>
          </table:table-cell>
          <table:table-cell office:value-type="float" office:value="0.315111665563357">
            <text:p>0,3151</text:p>
          </table:table-cell>
          <table:table-cell/>
        </table:table-row>
        <table:table-row table:style-name="ro1">
          <table:table-cell office:value-type="float" office:value="63428298427396">
            <text:p>63428298427396</text:p>
          </table:table-cell>
          <table:table-cell office:value-type="float" office:value="-0.171875">
            <text:p>-0,1719</text:p>
          </table:table-cell>
          <table:table-cell table:number-columns-repeated="2" office:value-type="float" office:value="-0.47265625">
            <text:p>-0,4727</text:p>
          </table:table-cell>
          <table:table-cell office:value-type="float" office:value="0.122948566169859">
            <text:p>0,1229</text:p>
          </table:table-cell>
          <table:table-cell/>
        </table:table-row>
        <table:table-row table:style-name="ro1">
          <table:table-cell office:value-type="float" office:value="63428298427913">
            <text:p>63428298427913</text:p>
          </table:table-cell>
          <table:table-cell office:value-type="float" office:value="-0.11328125">
            <text:p>-0,1133</text:p>
          </table:table-cell>
          <table:table-cell office:value-type="float" office:value="-0.03125">
            <text:p>-0,0313</text:p>
          </table:table-cell>
          <table:table-cell office:value-type="float" office:value="-0.6640625">
            <text:p>-0,6641</text:p>
          </table:table-cell>
          <table:table-cell office:value-type="float" office:value="0.23013422793657">
            <text:p>0,2301</text:p>
          </table:table-cell>
          <table:table-cell/>
        </table:table-row>
        <table:table-row table:style-name="ro1">
          <table:table-cell office:value-type="float" office:value="63428298428415">
            <text:p>63428298428415</text:p>
          </table:table-cell>
          <table:table-cell office:value-type="float" office:value="-0.12109375">
            <text:p>-0,1211</text:p>
          </table:table-cell>
          <table:table-cell office:value-type="float" office:value="0.453125">
            <text:p>0,4531</text:p>
          </table:table-cell>
          <table:table-cell office:value-type="float" office:value="-0.4375">
            <text:p>-0,4375</text:p>
          </table:table-cell>
          <table:table-cell office:value-type="float" office:value="0.338961167416871">
            <text:p>0,3390</text:p>
          </table:table-cell>
          <table:table-cell/>
        </table:table-row>
        <table:table-row table:style-name="ro1">
          <table:table-cell office:value-type="float" office:value="63428298428918">
            <text:p>63428298428918</text:p>
          </table:table-cell>
          <table:table-cell office:value-type="float" office:value="-0.0703125">
            <text:p>-0,0703</text:p>
          </table:table-cell>
          <table:table-cell office:value-type="float" office:value="0.69921875">
            <text:p>0,6992</text:p>
          </table:table-cell>
          <table:table-cell office:value-type="float" office:value="-0.21875">
            <text:p>-0,2188</text:p>
          </table:table-cell>
          <table:table-cell office:value-type="float" office:value="0.24798313904524">
            <text:p>0,2480</text:p>
          </table:table-cell>
          <table:table-cell/>
        </table:table-row>
        <table:table-row table:style-name="ro1">
          <table:table-cell office:value-type="float" office:value="63428298429420">
            <text:p>63428298429420</text:p>
          </table:table-cell>
          <table:table-cell office:value-type="float" office:value="-0.0859375">
            <text:p>-0,0859</text:p>
          </table:table-cell>
          <table:table-cell office:value-type="float" office:value="0.7421875">
            <text:p>0,7422</text:p>
          </table:table-cell>
          <table:table-cell office:value-type="float" office:value="-0.42578125">
            <text:p>-0,4258</text:p>
          </table:table-cell>
          <table:table-cell office:value-type="float" office:value="0.128167253561284">
            <text:p>0,1282</text:p>
          </table:table-cell>
          <table:table-cell/>
        </table:table-row>
        <table:table-row table:style-name="ro1">
          <table:table-cell office:value-type="float" office:value="63428298429926">
            <text:p>63428298429926</text:p>
          </table:table-cell>
          <table:table-cell office:value-type="float" office:value="-0.12890625">
            <text:p>-0,1289</text:p>
          </table:table-cell>
          <table:table-cell office:value-type="float" office:value="0.04296875">
            <text:p>0,0430</text:p>
          </table:table-cell>
          <table:table-cell office:value-type="float" office:value="-0.51171875">
            <text:p>-0,5117</text:p>
          </table:table-cell>
          <table:table-cell office:value-type="float" office:value="0.49578813923923">
            <text:p>0,4958</text:p>
          </table:table-cell>
          <table:table-cell/>
        </table:table-row>
        <table:table-row table:style-name="ro1">
          <table:table-cell office:value-type="float" office:value="63428298430427">
            <text:p>63428298430427</text:p>
          </table:table-cell>
          <table:table-cell office:value-type="float" office:value="-0.12890625">
            <text:p>-0,1289</text:p>
          </table:table-cell>
          <table:table-cell office:value-type="float" office:value="-0.3125">
            <text:p>-0,3125</text:p>
          </table:table-cell>
          <table:table-cell office:value-type="float" office:value="0.15625">
            <text:p>0,1563</text:p>
          </table:table-cell>
          <table:table-cell office:value-type="float" office:value="0.664553182132135">
            <text:p>0,6646</text:p>
          </table:table-cell>
          <table:table-cell/>
        </table:table-row>
        <table:table-row table:style-name="ro1">
          <table:table-cell office:value-type="float" office:value="63428298430929">
            <text:p>63428298430929</text:p>
          </table:table-cell>
          <table:table-cell office:value-type="float" office:value="-0.15234375">
            <text:p>-0,1523</text:p>
          </table:table-cell>
          <table:table-cell office:value-type="float" office:value="-0.2734375">
            <text:p>-0,2734</text:p>
          </table:table-cell>
          <table:table-cell office:value-type="float" office:value="0.55078125">
            <text:p>0,5508</text:p>
          </table:table-cell>
          <table:table-cell office:value-type="float" office:value="0.421067606421772">
            <text:p>0,4211</text:p>
          </table:table-cell>
          <table:table-cell/>
        </table:table-row>
        <table:table-row table:style-name="ro1">
          <table:table-cell office:value-type="float" office:value="63428298431429">
            <text:p>63428298431429</text:p>
          </table:table-cell>
          <table:table-cell office:value-type="float" office:value="-0.48046875">
            <text:p>-0,4805</text:p>
          </table:table-cell>
          <table:table-cell office:value-type="float" office:value="-0.32421875">
            <text:p>-0,3242</text:p>
          </table:table-cell>
          <table:table-cell office:value-type="float" office:value="0.6484375">
            <text:p>0,6484</text:p>
          </table:table-cell>
          <table:table-cell office:value-type="float" office:value="0.191457187623188">
            <text:p>0,1915</text:p>
          </table:table-cell>
          <table:table-cell/>
        </table:table-row>
        <table:table-row table:style-name="ro1">
          <table:table-cell office:value-type="float" office:value="63428298431928">
            <text:p>63428298431928</text:p>
          </table:table-cell>
          <table:table-cell office:value-type="float" office:value="-0.64453125">
            <text:p>-0,6445</text:p>
          </table:table-cell>
          <table:table-cell office:value-type="float" office:value="-0.50390625">
            <text:p>-0,5039</text:p>
          </table:table-cell>
          <table:table-cell office:value-type="float" office:value="0.4609375">
            <text:p>0,4609</text:p>
          </table:table-cell>
          <table:table-cell office:value-type="float" office:value="0.126051256733198">
            <text:p>0,1261</text:p>
          </table:table-cell>
          <table:table-cell/>
        </table:table-row>
        <table:table-row table:style-name="ro1">
          <table:table-cell office:value-type="float" office:value="63428298432430">
            <text:p>63428298432430</text:p>
          </table:table-cell>
          <table:table-cell office:value-type="float" office:value="-0.34375">
            <text:p>-0,3438</text:p>
          </table:table-cell>
          <table:table-cell office:value-type="float" office:value="-0.484375">
            <text:p>-0,4844</text:p>
          </table:table-cell>
          <table:table-cell office:value-type="float" office:value="0.68359375">
            <text:p>0,6836</text:p>
          </table:table-cell>
          <table:table-cell office:value-type="float" office:value="0.137917930789785">
            <text:p>0,1379</text:p>
          </table:table-cell>
          <table:table-cell/>
        </table:table-row>
        <table:table-row table:style-name="ro1">
          <table:table-cell office:value-type="float" office:value="63428298432932">
            <text:p>63428298432932</text:p>
          </table:table-cell>
          <table:table-cell office:value-type="float" office:value="-0.2109375">
            <text:p>-0,2109</text:p>
          </table:table-cell>
          <table:table-cell office:value-type="float" office:value="-0.55078125">
            <text:p>-0,5508</text:p>
          </table:table-cell>
          <table:table-cell office:value-type="float" office:value="0.7421875">
            <text:p>0,7422</text:p>
          </table:table-cell>
          <table:table-cell office:value-type="float" office:value="0.0940137795952853">
            <text:p>0,0940</text:p>
          </table:table-cell>
          <table:table-cell/>
        </table:table-row>
        <table:table-row table:style-name="ro1">
          <table:table-cell office:value-type="float" office:value="63428298433434">
            <text:p>63428298433434</text:p>
          </table:table-cell>
          <table:table-cell office:value-type="float" office:value="-0.10546875">
            <text:p>-0,1055</text:p>
          </table:table-cell>
          <table:table-cell office:value-type="float" office:value="-0.55078125">
            <text:p>-0,5508</text:p>
          </table:table-cell>
          <table:table-cell office:value-type="float" office:value="0.6796875">
            <text:p>0,6797</text:p>
          </table:table-cell>
          <table:table-cell office:value-type="float" office:value="0.168362706349216">
            <text:p>0,1684</text:p>
          </table:table-cell>
          <table:table-cell/>
        </table:table-row>
        <table:table-row table:style-name="ro1">
          <table:table-cell office:value-type="float" office:value="63428298433938">
            <text:p>63428298433938</text:p>
          </table:table-cell>
          <table:table-cell office:value-type="float" office:value="0.046875">
            <text:p>0,0469</text:p>
          </table:table-cell>
          <table:table-cell office:value-type="float" office:value="-0.83984375">
            <text:p>-0,8398</text:p>
          </table:table-cell>
          <table:table-cell office:value-type="float" office:value="0.640625">
            <text:p>0,6406</text:p>
          </table:table-cell>
          <table:table-cell office:value-type="float" office:value="0.0538439628533625">
            <text:p>0,0538</text:p>
          </table:table-cell>
          <table:table-cell/>
        </table:table-row>
        <table:table-row table:style-name="ro1">
          <table:table-cell office:value-type="float" office:value="63428298434439">
            <text:p>63428298434439</text:p>
          </table:table-cell>
          <table:table-cell office:value-type="float" office:value="0.015625">
            <text:p>0,0156</text:p>
          </table:table-cell>
          <table:table-cell office:value-type="float" office:value="-0.87890625">
            <text:p>-0,8789</text:p>
          </table:table-cell>
          <table:table-cell office:value-type="float" office:value="0.3125">
            <text:p>0,3125</text:p>
          </table:table-cell>
          <table:table-cell office:value-type="float" office:value="0.0983358248053001">
            <text:p>0,0983</text:p>
          </table:table-cell>
          <table:table-cell/>
        </table:table-row>
        <table:table-row table:style-name="ro1">
          <table:table-cell office:value-type="float" office:value="63428298435101">
            <text:p>63428298435101</text:p>
          </table:table-cell>
          <table:table-cell office:value-type="float" office:value="1.29296875">
            <text:p>1,2930</text:p>
          </table:table-cell>
          <table:table-cell office:value-type="float" office:value="-0.33984375">
            <text:p>-0,3398</text:p>
          </table:table-cell>
          <table:table-cell office:value-type="float" office:value="0.20703125">
            <text:p>0,2070</text:p>
          </table:table-cell>
          <table:table-cell office:value-type="float" office:value="0.43232884212427">
            <text:p>0,4323</text:p>
          </table:table-cell>
          <table:table-cell/>
        </table:table-row>
        <table:table-row table:style-name="ro1">
          <table:table-cell office:value-type="float" office:value="63428298435516">
            <text:p>63428298435516</text:p>
          </table:table-cell>
          <table:table-cell office:value-type="float" office:value="0.31640625">
            <text:p>0,3164</text:p>
          </table:table-cell>
          <table:table-cell office:value-type="float" office:value="-0.3671875">
            <text:p>-0,3672</text:p>
          </table:table-cell>
          <table:table-cell office:value-type="float" office:value="0.23828125">
            <text:p>0,2383</text:p>
          </table:table-cell>
          <table:table-cell office:value-type="float" office:value="0.359601563030776">
            <text:p>0,3596</text:p>
          </table:table-cell>
          <table:table-cell/>
        </table:table-row>
        <table:table-row table:style-name="ro1">
          <table:table-cell office:value-type="float" office:value="63428298436015">
            <text:p>63428298436015</text:p>
          </table:table-cell>
          <table:table-cell office:value-type="float" office:value="0.51953125">
            <text:p>0,5195</text:p>
          </table:table-cell>
          <table:table-cell office:value-type="float" office:value="-0.5390625">
            <text:p>-0,5391</text:p>
          </table:table-cell>
          <table:table-cell office:value-type="float" office:value="0.25">
            <text:p>0,2500</text:p>
          </table:table-cell>
          <table:table-cell office:value-type="float" office:value="0.127575153890154">
            <text:p>0,1276</text:p>
          </table:table-cell>
          <table:table-cell/>
        </table:table-row>
        <table:table-row table:style-name="ro1">
          <table:table-cell office:value-type="float" office:value="63428298436526">
            <text:p>63428298436526</text:p>
          </table:table-cell>
          <table:table-cell office:value-type="float" office:value="0.60546875">
            <text:p>0,6055</text:p>
          </table:table-cell>
          <table:table-cell office:value-type="float" office:value="-0.66015625">
            <text:p>-0,6602</text:p>
          </table:table-cell>
          <table:table-cell office:value-type="float" office:value="0.21484375">
            <text:p>0,2148</text:p>
          </table:table-cell>
          <table:table-cell office:value-type="float" office:value="0.12473680767125">
            <text:p>0,1247</text:p>
          </table:table-cell>
          <table:table-cell/>
        </table:table-row>
        <table:table-row table:style-name="ro1">
          <table:table-cell office:value-type="float" office:value="63428298437028">
            <text:p>63428298437028</text:p>
          </table:table-cell>
          <table:table-cell office:value-type="float" office:value="0.65625">
            <text:p>0,6563</text:p>
          </table:table-cell>
          <table:table-cell office:value-type="float" office:value="-0.66796875">
            <text:p>-0,6680</text:p>
          </table:table-cell>
          <table:table-cell office:value-type="float" office:value="0.15234375">
            <text:p>0,1523</text:p>
          </table:table-cell>
          <table:table-cell office:value-type="float" office:value="0.285684562757334">
            <text:p>0,2857</text:p>
          </table:table-cell>
          <table:table-cell/>
        </table:table-row>
        <table:table-row table:style-name="ro1">
          <table:table-cell office:value-type="float" office:value="63428298437638">
            <text:p>63428298437638</text:p>
          </table:table-cell>
          <table:table-cell office:value-type="float" office:value="0.6875">
            <text:p>0,6875</text:p>
          </table:table-cell>
          <table:table-cell office:value-type="float" office:value="-0.8125">
            <text:p>-0,8125</text:p>
          </table:table-cell>
          <table:table-cell office:value-type="float" office:value="0.92578125">
            <text:p>0,9258</text:p>
          </table:table-cell>
          <table:table-cell office:value-type="float" office:value="0.720451955630843">
            <text:p>0,7205</text:p>
          </table:table-cell>
          <table:table-cell/>
        </table:table-row>
        <table:table-row table:style-name="ro1">
          <table:table-cell office:value-type="float" office:value="63428298438677">
            <text:p>63428298438677</text:p>
          </table:table-cell>
          <table:table-cell office:value-type="float" office:value="0.52734375">
            <text:p>0,5273</text:p>
          </table:table-cell>
          <table:table-cell office:value-type="float" office:value="-0.9453125">
            <text:p>-0,9453</text:p>
          </table:table-cell>
          <table:table-cell office:value-type="float" office:value="0.7734375">
            <text:p>0,7734</text:p>
          </table:table-cell>
          <table:table-cell office:value-type="float" office:value="0.0802516104615008">
            <text:p>0,0803</text:p>
          </table:table-cell>
          <table:table-cell/>
        </table:table-row>
        <table:table-row table:style-name="ro1">
          <table:table-cell office:value-type="float" office:value="63428298439236">
            <text:p>63428298439236</text:p>
          </table:table-cell>
          <table:table-cell office:value-type="float" office:value="0.453125">
            <text:p>0,4531</text:p>
          </table:table-cell>
          <table:table-cell office:value-type="float" office:value="-1.01171875">
            <text:p>-1,0117</text:p>
          </table:table-cell>
          <table:table-cell office:value-type="float" office:value="0.62890625">
            <text:p>0,6289</text:p>
          </table:table-cell>
          <table:table-cell office:value-type="float" office:value="0.136104849180107">
            <text:p>0,1361</text:p>
          </table:table-cell>
          <table:table-cell/>
        </table:table-row>
        <table:table-row table:style-name="ro1">
          <table:table-cell office:value-type="float" office:value="63428298439786">
            <text:p>63428298439786</text:p>
          </table:table-cell>
          <table:table-cell office:value-type="float" office:value="0.58203125">
            <text:p>0,5820</text:p>
          </table:table-cell>
          <table:table-cell office:value-type="float" office:value="-1.1171875">
            <text:p>-1,1172</text:p>
          </table:table-cell>
          <table:table-cell office:value-type="float" office:value="1.07421875">
            <text:p>1,0742</text:p>
          </table:table-cell>
          <table:table-cell office:value-type="float" office:value="0.244908180587993">
            <text:p>0,2449</text:p>
          </table:table-cell>
          <table:table-cell/>
        </table:table-row>
        <table:table-row table:style-name="ro1">
          <table:table-cell office:value-type="float" office:value="63428298440286">
            <text:p>63428298440286</text:p>
          </table:table-cell>
          <table:table-cell office:value-type="float" office:value="0.3046875">
            <text:p>0,3047</text:p>
          </table:table-cell>
          <table:table-cell office:value-type="float" office:value="-0.90234375">
            <text:p>-0,9023</text:p>
          </table:table-cell>
          <table:table-cell office:value-type="float" office:value="0.90234375">
            <text:p>0,9023</text:p>
          </table:table-cell>
          <table:table-cell office:value-type="float" office:value="0.0986555404751064">
            <text:p>0,0987</text:p>
          </table:table-cell>
          <table:table-cell/>
        </table:table-row>
        <table:table-row table:style-name="ro1">
          <table:table-cell office:value-type="float" office:value="63428298440786">
            <text:p>63428298440786</text:p>
          </table:table-cell>
          <table:table-cell office:value-type="float" office:value="0.234375">
            <text:p>0,2344</text:p>
          </table:table-cell>
          <table:table-cell office:value-type="float" office:value="-0.9140625">
            <text:p>-0,9141</text:p>
          </table:table-cell>
          <table:table-cell office:value-type="float" office:value="0.7578125">
            <text:p>0,7578</text:p>
          </table:table-cell>
          <table:table-cell office:value-type="float" office:value="0.200375412518192">
            <text:p>0,2004</text:p>
          </table:table-cell>
          <table:table-cell/>
        </table:table-row>
        <table:table-row table:style-name="ro1">
          <table:table-cell office:value-type="float" office:value="63428298441236">
            <text:p>63428298441236</text:p>
          </table:table-cell>
          <table:table-cell office:value-type="float" office:value="0.09765625">
            <text:p>0,0977</text:p>
          </table:table-cell>
          <table:table-cell office:value-type="float" office:value="-0.9140625">
            <text:p>-0,9141</text:p>
          </table:table-cell>
          <table:table-cell office:value-type="float" office:value="0.66015625">
            <text:p>0,6602</text:p>
          </table:table-cell>
          <table:table-cell office:value-type="float" office:value="0.278884394329113">
            <text:p>0,2789</text:p>
          </table:table-cell>
          <table:table-cell/>
        </table:table-row>
        <table:table-row table:style-name="ro1">
          <table:table-cell office:value-type="float" office:value="63428298441738">
            <text:p>63428298441738</text:p>
          </table:table-cell>
          <table:table-cell office:value-type="float" office:value="-0.00390625">
            <text:p>-0,0039</text:p>
          </table:table-cell>
          <table:table-cell office:value-type="float" office:value="-0.91015625">
            <text:p>-0,9102</text:p>
          </table:table-cell>
          <table:table-cell office:value-type="float" office:value="0.58203125">
            <text:p>0,5820</text:p>
          </table:table-cell>
          <table:table-cell office:value-type="float" office:value="0.330280467312093">
            <text:p>0,3303</text:p>
          </table:table-cell>
          <table:table-cell/>
        </table:table-row>
        <table:table-row table:style-name="ro1">
          <table:table-cell office:value-type="float" office:value="63428298442303">
            <text:p>63428298442303</text:p>
          </table:table-cell>
          <table:table-cell office:value-type="float" office:value="-0.08203125">
            <text:p>-0,0820</text:p>
          </table:table-cell>
          <table:table-cell office:value-type="float" office:value="-0.8984375">
            <text:p>-0,8984</text:p>
          </table:table-cell>
          <table:table-cell office:value-type="float" office:value="0.56640625">
            <text:p>0,5664</text:p>
          </table:table-cell>
          <table:table-cell office:value-type="float" office:value="0.345392817554905">
            <text:p>0,3454</text:p>
          </table:table-cell>
          <table:table-cell/>
        </table:table-row>
        <table:table-row table:style-name="ro1">
          <table:table-cell office:value-type="float" office:value="63428298442743">
            <text:p>63428298442743</text:p>
          </table:table-cell>
          <table:table-cell office:value-type="float" office:value="-0.11328125">
            <text:p>-0,1133</text:p>
          </table:table-cell>
          <table:table-cell office:value-type="float" office:value="-0.90234375">
            <text:p>-0,9023</text:p>
          </table:table-cell>
          <table:table-cell office:value-type="float" office:value="0.60546875">
            <text:p>0,6055</text:p>
          </table:table-cell>
          <table:table-cell office:value-type="float" office:value="0.31808969636907">
            <text:p>0,3181</text:p>
          </table:table-cell>
          <table:table-cell/>
        </table:table-row>
        <table:table-row table:style-name="ro1">
          <table:table-cell office:value-type="float" office:value="63428298443244">
            <text:p>63428298443244</text:p>
          </table:table-cell>
          <table:table-cell office:value-type="float" office:value="-0.00390625">
            <text:p>-0,0039</text:p>
          </table:table-cell>
          <table:table-cell office:value-type="float" office:value="-0.9453125">
            <text:p>-0,9453</text:p>
          </table:table-cell>
          <table:table-cell office:value-type="float" office:value="0.58203125">
            <text:p>0,5820</text:p>
          </table:table-cell>
          <table:table-cell office:value-type="float" office:value="0.300501043362632">
            <text:p>0,3005</text:p>
          </table:table-cell>
          <table:table-cell/>
        </table:table-row>
        <table:table-row table:style-name="ro1">
          <table:table-cell office:value-type="float" office:value="63428298443747">
            <text:p>63428298443747</text:p>
          </table:table-cell>
          <table:table-cell office:value-type="float" office:value="-0.26171875">
            <text:p>-0,2617</text:p>
          </table:table-cell>
          <table:table-cell office:value-type="float" office:value="-0.1953125">
            <text:p>-0,1953</text:p>
          </table:table-cell>
          <table:table-cell office:value-type="float" office:value="-0.2578125">
            <text:p>-0,2578</text:p>
          </table:table-cell>
          <table:table-cell office:value-type="float" office:value="0.994566222938102">
            <text:p>0,9946</text:p>
          </table:table-cell>
          <table:table-cell/>
        </table:table-row>
        <table:table-row table:style-name="ro1">
          <table:table-cell office:value-type="float" office:value="63428298444250">
            <text:p>63428298444250</text:p>
          </table:table-cell>
          <table:table-cell office:value-type="float" office:value="-0.296875">
            <text:p>-0,2969</text:p>
          </table:table-cell>
          <table:table-cell office:value-type="float" office:value="-0.51171875">
            <text:p>-0,5117</text:p>
          </table:table-cell>
          <table:table-cell office:value-type="float" office:value="0.1015625">
            <text:p>0,1016</text:p>
          </table:table-cell>
          <table:table-cell office:value-type="float" office:value="0.810377509998167">
            <text:p>0,8104</text:p>
          </table:table-cell>
          <table:table-cell/>
        </table:table-row>
        <table:table-row table:style-name="ro1">
          <table:table-cell office:value-type="float" office:value="63428298444753">
            <text:p>63428298444753</text:p>
          </table:table-cell>
          <table:table-cell office:value-type="float" office:value="-0.07421875">
            <text:p>-0,0742</text:p>
          </table:table-cell>
          <table:table-cell office:value-type="float" office:value="-0.47265625">
            <text:p>-0,4727</text:p>
          </table:table-cell>
          <table:table-cell office:value-type="float" office:value="0.95703125">
            <text:p>0,9570</text:p>
          </table:table-cell>
          <table:table-cell office:value-type="float" office:value="0.340669116174963">
            <text:p>0,3407</text:p>
          </table:table-cell>
          <table:table-cell/>
        </table:table-row>
        <table:table-row table:style-name="ro1">
          <table:table-cell office:value-type="float" office:value="63428298445253">
            <text:p>63428298445253</text:p>
          </table:table-cell>
          <table:table-cell office:value-type="float" office:value="-0.4296875">
            <text:p>-0,4297</text:p>
          </table:table-cell>
          <table:table-cell office:value-type="float" office:value="-0.13671875">
            <text:p>-0,1367</text:p>
          </table:table-cell>
          <table:table-cell office:value-type="float" office:value="-0.2109375">
            <text:p>-0,2109</text:p>
          </table:table-cell>
          <table:table-cell office:value-type="float" office:value="0.912819066568249">
            <text:p>0,9128</text:p>
          </table:table-cell>
          <table:table-cell/>
        </table:table-row>
        <table:table-row table:style-name="ro1">
          <table:table-cell office:value-type="float" office:value="63428298445790">
            <text:p>63428298445790</text:p>
          </table:table-cell>
          <table:table-cell office:value-type="float" office:value="-0.37109375">
            <text:p>-0,3711</text:p>
          </table:table-cell>
          <table:table-cell office:value-type="float" office:value="-0.46484375">
            <text:p>-0,4648</text:p>
          </table:table-cell>
          <table:table-cell office:value-type="float" office:value="0.41015625">
            <text:p>0,4102</text:p>
          </table:table-cell>
          <table:table-cell office:value-type="float" office:value="0.688123846858942">
            <text:p>0,6881</text:p>
          </table:table-cell>
          <table:table-cell/>
        </table:table-row>
        <table:table-row table:style-name="ro1">
          <table:table-cell office:value-type="float" office:value="63428298446261">
            <text:p>63428298446261</text:p>
          </table:table-cell>
          <table:table-cell office:value-type="float" office:value="-0.18359375">
            <text:p>-0,1836</text:p>
          </table:table-cell>
          <table:table-cell office:value-type="float" office:value="-0.65625">
            <text:p>-0,6563</text:p>
          </table:table-cell>
          <table:table-cell office:value-type="float" office:value="0.65234375">
            <text:p>0,6523</text:p>
          </table:table-cell>
          <table:table-cell office:value-type="float" office:value="0.467274924557395">
            <text:p>0,4673</text:p>
          </table:table-cell>
          <table:table-cell/>
        </table:table-row>
        <table:table-row table:style-name="ro1">
          <table:table-cell office:value-type="float" office:value="63428298446763">
            <text:p>63428298446763</text:p>
          </table:table-cell>
          <table:table-cell office:value-type="float" office:value="0.17578125">
            <text:p>0,1758</text:p>
          </table:table-cell>
          <table:table-cell office:value-type="float" office:value="-0.3203125">
            <text:p>-0,3203</text:p>
          </table:table-cell>
          <table:table-cell office:value-type="float" office:value="0.625">
            <text:p>0,6250</text:p>
          </table:table-cell>
          <table:table-cell office:value-type="float" office:value="0.686668089685792">
            <text:p>0,6867</text:p>
          </table:table-cell>
          <table:table-cell/>
        </table:table-row>
        <table:table-row table:style-name="ro1">
          <table:table-cell office:value-type="float" office:value="63428298447266">
            <text:p>63428298447266</text:p>
          </table:table-cell>
          <table:table-cell office:value-type="float" office:value="0.234375">
            <text:p>0,2344</text:p>
          </table:table-cell>
          <table:table-cell office:value-type="float" office:value="-0.734375">
            <text:p>-0,7344</text:p>
          </table:table-cell>
          <table:table-cell office:value-type="float" office:value="0.5625">
            <text:p>0,5625</text:p>
          </table:table-cell>
          <table:table-cell office:value-type="float" office:value="0.456355309899044">
            <text:p>0,4564</text:p>
          </table:table-cell>
          <table:table-cell/>
        </table:table-row>
        <table:table-row table:style-name="ro1">
          <table:table-cell office:value-type="float" office:value="63428298447765">
            <text:p>63428298447765</text:p>
          </table:table-cell>
          <table:table-cell office:value-type="float" office:value="0.0625">
            <text:p>0,0625</text:p>
          </table:table-cell>
          <table:table-cell office:value-type="float" office:value="-0.90234375">
            <text:p>-0,9023</text:p>
          </table:table-cell>
          <table:table-cell office:value-type="float" office:value="0.296875">
            <text:p>0,2969</text:p>
          </table:table-cell>
          <table:table-cell office:value-type="float" office:value="0.458652625178798">
            <text:p>0,4587</text:p>
          </table:table-cell>
          <table:table-cell/>
        </table:table-row>
        <table:table-row table:style-name="ro1">
          <table:table-cell office:value-type="float" office:value="63428298448770">
            <text:p>63428298448770</text:p>
          </table:table-cell>
          <table:table-cell office:value-type="float" office:value="0.140625">
            <text:p>0,1406</text:p>
          </table:table-cell>
          <table:table-cell office:value-type="float" office:value="-0.94921875">
            <text:p>-0,9492</text:p>
          </table:table-cell>
          <table:table-cell office:value-type="float" office:value="0.41796875">
            <text:p>0,4180</text:p>
          </table:table-cell>
          <table:table-cell office:value-type="float" office:value="0.0946766912616894">
            <text:p>0,0947</text:p>
          </table:table-cell>
          <table:table-cell/>
        </table:table-row>
        <table:table-row table:style-name="ro1">
          <table:table-cell office:value-type="float" office:value="63428298449388">
            <text:p>63428298449388</text:p>
          </table:table-cell>
          <table:table-cell office:value-type="float" office:value="-0.05859375">
            <text:p>-0,0586</text:p>
          </table:table-cell>
          <table:table-cell office:value-type="float" office:value="-1.45703125">
            <text:p>-1,4570</text:p>
          </table:table-cell>
          <table:table-cell office:value-type="float" office:value="0.546875">
            <text:p>0,5469</text:p>
          </table:table-cell>
          <table:table-cell office:value-type="float" office:value="0.605404550776769">
            <text:p>0,6054</text:p>
          </table:table-cell>
          <table:table-cell/>
        </table:table-row>
        <table:table-row table:style-name="ro1">
          <table:table-cell office:value-type="float" office:value="63428298449886">
            <text:p>63428298449886</text:p>
          </table:table-cell>
          <table:table-cell office:value-type="float" office:value="0.328125">
            <text:p>0,3281</text:p>
          </table:table-cell>
          <table:table-cell office:value-type="float" office:value="-1.87109375">
            <text:p>-1,8711</text:p>
          </table:table-cell>
          <table:table-cell office:value-type="float" office:value="0.61328125">
            <text:p>0,6133</text:p>
          </table:table-cell>
          <table:table-cell office:value-type="float" office:value="1.04420964926576">
            <text:p>1,0442</text:p>
          </table:table-cell>
          <table:table-cell/>
        </table:table-row>
        <table:table-row table:style-name="ro1">
          <table:table-cell office:value-type="float" office:value="63428298450336">
            <text:p>63428298450336</text:p>
          </table:table-cell>
          <table:table-cell office:value-type="float" office:value="-0.1171875">
            <text:p>-0,1172</text:p>
          </table:table-cell>
          <table:table-cell office:value-type="float" office:value="-1.37109375">
            <text:p>-1,3711</text:p>
          </table:table-cell>
          <table:table-cell office:value-type="float" office:value="0.05078125">
            <text:p>0,0508</text:p>
          </table:table-cell>
          <table:table-cell office:value-type="float" office:value="0.425049656111519">
            <text:p>0,4250</text:p>
          </table:table-cell>
          <table:table-cell/>
        </table:table-row>
        <table:table-row table:style-name="ro1">
          <table:table-cell office:value-type="float" office:value="63428298450843">
            <text:p>63428298450843</text:p>
          </table:table-cell>
          <table:table-cell office:value-type="float" office:value="0.2109375">
            <text:p>0,2109</text:p>
          </table:table-cell>
          <table:table-cell office:value-type="float" office:value="-1.22265625">
            <text:p>-1,2227</text:p>
          </table:table-cell>
          <table:table-cell office:value-type="float" office:value="0.3828125">
            <text:p>0,3828</text:p>
          </table:table-cell>
          <table:table-cell office:value-type="float" office:value="0.34645338185566">
            <text:p>0,3465</text:p>
          </table:table-cell>
          <table:table-cell/>
        </table:table-row>
        <table:table-row table:style-name="ro1">
          <table:table-cell office:value-type="float" office:value="63428298451291">
            <text:p>63428298451291</text:p>
          </table:table-cell>
          <table:table-cell office:value-type="float" office:value="0.41796875">
            <text:p>0,4180</text:p>
          </table:table-cell>
          <table:table-cell office:value-type="float" office:value="-1.0234375">
            <text:p>-1,0234</text:p>
          </table:table-cell>
          <table:table-cell office:value-type="float" office:value="0.375">
            <text:p>0,3750</text:p>
          </table:table-cell>
          <table:table-cell office:value-type="float" office:value="0.215387981265973">
            <text:p>0,2154</text:p>
          </table:table-cell>
          <table:table-cell/>
        </table:table-row>
        <table:table-row table:style-name="ro1">
          <table:table-cell office:value-type="float" office:value="63428298451791">
            <text:p>63428298451791</text:p>
          </table:table-cell>
          <table:table-cell office:value-type="float" office:value="0.3828125">
            <text:p>0,3828</text:p>
          </table:table-cell>
          <table:table-cell office:value-type="float" office:value="-0.97265625">
            <text:p>-0,9727</text:p>
          </table:table-cell>
          <table:table-cell office:value-type="float" office:value="0.3984375">
            <text:p>0,3984</text:p>
          </table:table-cell>
          <table:table-cell office:value-type="float" office:value="0.166661501851514">
            <text:p>0,1667</text:p>
          </table:table-cell>
          <table:table-cell/>
        </table:table-row>
        <table:table-row table:style-name="ro1">
          <table:table-cell office:value-type="float" office:value="63428298452296">
            <text:p>63428298452296</text:p>
          </table:table-cell>
          <table:table-cell office:value-type="float" office:value="0.20703125">
            <text:p>0,2070</text:p>
          </table:table-cell>
          <table:table-cell office:value-type="float" office:value="-0.984375">
            <text:p>-0,9844</text:p>
          </table:table-cell>
          <table:table-cell office:value-type="float" office:value="0.25">
            <text:p>0,2500</text:p>
          </table:table-cell>
          <table:table-cell office:value-type="float" office:value="0.0845318424122299">
            <text:p>0,0845</text:p>
          </table:table-cell>
          <table:table-cell/>
        </table:table-row>
        <table:table-row table:style-name="ro1">
          <table:table-cell office:value-type="float" office:value="63428298452853">
            <text:p>63428298452853</text:p>
          </table:table-cell>
          <table:table-cell office:value-type="float" office:value="-0.046875">
            <text:p>-0,0469</text:p>
          </table:table-cell>
          <table:table-cell office:value-type="float" office:value="-0.92578125">
            <text:p>-0,9258</text:p>
          </table:table-cell>
          <table:table-cell office:value-type="float" office:value="-0.05078125">
            <text:p>-0,0508</text:p>
          </table:table-cell>
          <table:table-cell office:value-type="float" office:value="0.0236225424321896">
            <text:p>0,0236</text:p>
          </table:table-cell>
          <table:table-cell/>
        </table:table-row>
        <table:table-row table:style-name="ro1">
          <table:table-cell office:value-type="float" office:value="63428298453303">
            <text:p>63428298453303</text:p>
          </table:table-cell>
          <table:table-cell office:value-type="float" office:value="-0.03125">
            <text:p>-0,0313</text:p>
          </table:table-cell>
          <table:table-cell office:value-type="float" office:value="-0.5859375">
            <text:p>-0,5859</text:p>
          </table:table-cell>
          <table:table-cell office:value-type="float" office:value="-0.2578125">
            <text:p>-0,2578</text:p>
          </table:table-cell>
          <table:table-cell office:value-type="float" office:value="0.311068893070598">
            <text:p>0,3111</text:p>
          </table:table-cell>
          <table:table-cell/>
        </table:table-row>
        <table:table-row table:style-name="ro1">
          <table:table-cell office:value-type="float" office:value="63428298453809">
            <text:p>63428298453809</text:p>
          </table:table-cell>
          <table:table-cell office:value-type="float" office:value="-0.3046875">
            <text:p>-0,3047</text:p>
          </table:table-cell>
          <table:table-cell office:value-type="float" office:value="-0.42578125">
            <text:p>-0,4258</text:p>
          </table:table-cell>
          <table:table-cell office:value-type="float" office:value="-0.43359375">
            <text:p>-0,4336</text:p>
          </table:table-cell>
          <table:table-cell office:value-type="float" office:value="0.272179913211926">
            <text:p>0,2722</text:p>
          </table:table-cell>
          <table:table-cell/>
        </table:table-row>
        <table:table-row table:style-name="ro1">
          <table:table-cell office:value-type="float" office:value="63428298454312">
            <text:p>63428298454312</text:p>
          </table:table-cell>
          <table:table-cell office:value-type="float" office:value="0.04296875">
            <text:p>0,0430</text:p>
          </table:table-cell>
          <table:table-cell office:value-type="float" office:value="-0.66015625">
            <text:p>-0,6602</text:p>
          </table:table-cell>
          <table:table-cell office:value-type="float" office:value="-0.0625">
            <text:p>-0,0625</text:p>
          </table:table-cell>
          <table:table-cell office:value-type="float" office:value="0.287480715044021">
            <text:p>0,2875</text:p>
          </table:table-cell>
          <table:table-cell/>
        </table:table-row>
        <table:table-row table:style-name="ro1">
          <table:table-cell office:value-type="float" office:value="63428298454813">
            <text:p>63428298454813</text:p>
          </table:table-cell>
          <table:table-cell office:value-type="float" office:value="0.1953125">
            <text:p>0,1953</text:p>
          </table:table-cell>
          <table:table-cell office:value-type="float" office:value="-0.83203125">
            <text:p>-0,8320</text:p>
          </table:table-cell>
          <table:table-cell office:value-type="float" office:value="0.13671875">
            <text:p>0,1367</text:p>
          </table:table-cell>
          <table:table-cell office:value-type="float" office:value="0.086465360173929">
            <text:p>0,0865</text:p>
          </table:table-cell>
          <table:table-cell/>
        </table:table-row>
        <table:table-row table:style-name="ro1">
          <table:table-cell office:value-type="float" office:value="63428298455431">
            <text:p>63428298455431</text:p>
          </table:table-cell>
          <table:table-cell office:value-type="float" office:value="0.3828125">
            <text:p>0,3828</text:p>
          </table:table-cell>
          <table:table-cell office:value-type="float" office:value="-1.125">
            <text:p>-1,1250</text:p>
          </table:table-cell>
          <table:table-cell office:value-type="float" office:value="0.41015625">
            <text:p>0,4102</text:p>
          </table:table-cell>
          <table:table-cell office:value-type="float" office:value="0.305159384977736">
            <text:p>0,3052</text:p>
          </table:table-cell>
          <table:table-cell/>
        </table:table-row>
        <table:table-row table:style-name="ro1">
          <table:table-cell office:value-type="float" office:value="63428298455815">
            <text:p>63428298455815</text:p>
          </table:table-cell>
          <table:table-cell office:value-type="float" office:value="-0.4765625">
            <text:p>-0,4766</text:p>
          </table:table-cell>
          <table:table-cell office:value-type="float" office:value="-0.28125">
            <text:p>-0,2813</text:p>
          </table:table-cell>
          <table:table-cell office:value-type="float" office:value="-0.796875">
            <text:p>-0,7969</text:p>
          </table:table-cell>
          <table:table-cell office:value-type="float" office:value="0.018186902538835">
            <text:p>0,0182</text:p>
          </table:table-cell>
          <table:table-cell/>
        </table:table-row>
        <table:table-row table:style-name="ro1">
          <table:table-cell office:value-type="float" office:value="63428298456540">
            <text:p>63428298456540</text:p>
          </table:table-cell>
          <table:table-cell office:value-type="float" office:value="-1.39453125">
            <text:p>-1,3945</text:p>
          </table:table-cell>
          <table:table-cell office:value-type="float" office:value="0.27734375">
            <text:p>0,2773</text:p>
          </table:table-cell>
          <table:table-cell office:value-type="float" office:value="-1.515625">
            <text:p>-1,5156</text:p>
          </table:table-cell>
          <table:table-cell office:value-type="float" office:value="1.12618206004375">
            <text:p>1,1262</text:p>
          </table:table-cell>
          <table:table-cell/>
        </table:table-row>
        <table:table-row table:style-name="ro1">
          <table:table-cell office:value-type="float" office:value="63428298456990">
            <text:p>63428298456990</text:p>
          </table:table-cell>
          <table:table-cell office:value-type="float" office:value="-1.8984375">
            <text:p>-1,8984</text:p>
          </table:table-cell>
          <table:table-cell office:value-type="float" office:value="0.7421875">
            <text:p>0,7422</text:p>
          </table:table-cell>
          <table:table-cell office:value-type="float" office:value="-1.703125">
            <text:p>-1,7031</text:p>
          </table:table-cell>
          <table:table-cell office:value-type="float" office:value="1.70424736945154">
            <text:p>1,7042</text:p>
          </table:table-cell>
          <table:table-cell/>
        </table:table-row>
        <table:table-row table:style-name="ro1">
          <table:table-cell office:value-type="float" office:value="63428298457434">
            <text:p>63428298457434</text:p>
          </table:table-cell>
          <table:table-cell office:value-type="float" office:value="-1.8359375">
            <text:p>-1,8359</text:p>
          </table:table-cell>
          <table:table-cell office:value-type="float" office:value="0.6171875">
            <text:p>0,6172</text:p>
          </table:table-cell>
          <table:table-cell office:value-type="float" office:value="-1.265625">
            <text:p>-1,2656</text:p>
          </table:table-cell>
          <table:table-cell office:value-type="float" office:value="1.36176051325996">
            <text:p>1,3618</text:p>
          </table:table-cell>
          <table:table-cell/>
        </table:table-row>
        <table:table-row table:style-name="ro1">
          <table:table-cell office:value-type="float" office:value="63428298457987">
            <text:p>63428298457987</text:p>
          </table:table-cell>
          <table:table-cell office:value-type="float" office:value="-1.546875">
            <text:p>-1,5469</text:p>
          </table:table-cell>
          <table:table-cell office:value-type="float" office:value="0.24609375">
            <text:p>0,2461</text:p>
          </table:table-cell>
          <table:table-cell office:value-type="float" office:value="-0.5078125">
            <text:p>-0,5078</text:p>
          </table:table-cell>
          <table:table-cell office:value-type="float" office:value="0.694610136896344">
            <text:p>0,6946</text:p>
          </table:table-cell>
          <table:table-cell/>
        </table:table-row>
        <table:table-row table:style-name="ro1">
          <table:table-cell office:value-type="float" office:value="63428298458992">
            <text:p>63428298458992</text:p>
          </table:table-cell>
          <table:table-cell office:value-type="float" office:value="1.1328125">
            <text:p>1,1328</text:p>
          </table:table-cell>
          <table:table-cell office:value-type="float" office:value="-0.58203125">
            <text:p>-0,5820</text:p>
          </table:table-cell>
          <table:table-cell office:value-type="float" office:value="1.95703125">
            <text:p>1,9570</text:p>
          </table:table-cell>
          <table:table-cell office:value-type="float" office:value="0.688361141474042">
            <text:p>0,6884</text:p>
          </table:table-cell>
          <table:table-cell/>
        </table:table-row>
        <table:table-row table:style-name="ro1">
          <table:table-cell office:value-type="float" office:value="63428298459515">
            <text:p>63428298459515</text:p>
          </table:table-cell>
          <table:table-cell office:value-type="float" office:value="2.5625">
            <text:p>2,5625</text:p>
          </table:table-cell>
          <table:table-cell office:value-type="float" office:value="-0.78515625">
            <text:p>-0,7852</text:p>
          </table:table-cell>
          <table:table-cell office:value-type="float" office:value="2.734375">
            <text:p>2,7344</text:p>
          </table:table-cell>
          <table:table-cell office:value-type="float" office:value="2.18220678752944">
            <text:p>2,1822</text:p>
          </table:table-cell>
          <table:table-cell/>
        </table:table-row>
        <table:table-row table:style-name="ro1">
          <table:table-cell office:value-type="float" office:value="63428298459942">
            <text:p>63428298459942</text:p>
          </table:table-cell>
          <table:table-cell office:value-type="float" office:value="2.26171875">
            <text:p>2,2617</text:p>
          </table:table-cell>
          <table:table-cell office:value-type="float" office:value="-0.87109375">
            <text:p>-0,8711</text:p>
          </table:table-cell>
          <table:table-cell office:value-type="float" office:value="2.06640625">
            <text:p>2,0664</text:p>
          </table:table-cell>
          <table:table-cell office:value-type="float" office:value="1.53840798381785">
            <text:p>1,5384</text:p>
          </table:table-cell>
          <table:table-cell/>
        </table:table-row>
        <table:table-row table:style-name="ro1">
          <table:table-cell office:value-type="float" office:value="63428298460331">
            <text:p>63428298460331</text:p>
          </table:table-cell>
          <table:table-cell office:value-type="float" office:value="0.93359375">
            <text:p>0,9336</text:p>
          </table:table-cell>
          <table:table-cell office:value-type="float" office:value="-0.4375">
            <text:p>-0,4375</text:p>
          </table:table-cell>
          <table:table-cell office:value-type="float" office:value="0.55859375">
            <text:p>0,5586</text:p>
          </table:table-cell>
          <table:table-cell office:value-type="float" office:value="0.473972836781553">
            <text:p>0,4740</text:p>
          </table:table-cell>
          <table:table-cell/>
        </table:table-row>
        <table:table-row table:style-name="ro1">
          <table:table-cell office:value-type="float" office:value="63428298460951">
            <text:p>63428298460951</text:p>
          </table:table-cell>
          <table:table-cell office:value-type="float" office:value="-1.53125">
            <text:p>-1,5313</text:p>
          </table:table-cell>
          <table:table-cell office:value-type="float" office:value="-0.01171875">
            <text:p>-0,0117</text:p>
          </table:table-cell>
          <table:table-cell office:value-type="float" office:value="-0.71875">
            <text:p>-0,7188</text:p>
          </table:table-cell>
          <table:table-cell office:value-type="float" office:value="0.0449968782251633">
            <text:p>0,0450</text:p>
          </table:table-cell>
          <table:table-cell/>
        </table:table-row>
        <table:table-row table:style-name="ro1">
          <table:table-cell office:value-type="float" office:value="63428298461392">
            <text:p>63428298461392</text:p>
          </table:table-cell>
          <table:table-cell office:value-type="float" office:value="-0.58203125">
            <text:p>-0,5820</text:p>
          </table:table-cell>
          <table:table-cell office:value-type="float" office:value="-0.62109375">
            <text:p>-0,6211</text:p>
          </table:table-cell>
          <table:table-cell office:value-type="float" office:value="-0.18359375">
            <text:p>-0,1836</text:p>
          </table:table-cell>
          <table:table-cell office:value-type="float" office:value="0.775828922515586">
            <text:p>0,7758</text:p>
          </table:table-cell>
          <table:table-cell/>
        </table:table-row>
        <table:table-row table:style-name="ro1">
          <table:table-cell office:value-type="float" office:value="63428298461902">
            <text:p>63428298461902</text:p>
          </table:table-cell>
          <table:table-cell office:value-type="float" office:value="-0.17578125">
            <text:p>-0,1758</text:p>
          </table:table-cell>
          <table:table-cell office:value-type="float" office:value="-0.74609375">
            <text:p>-0,7461</text:p>
          </table:table-cell>
          <table:table-cell office:value-type="float" office:value="0.171875">
            <text:p>0,1719</text:p>
          </table:table-cell>
          <table:table-cell office:value-type="float" office:value="0.861035241797507">
            <text:p>0,8610</text:p>
          </table:table-cell>
          <table:table-cell/>
        </table:table-row>
        <table:table-row table:style-name="ro1">
          <table:table-cell office:value-type="float" office:value="63428298462418">
            <text:p>63428298462418</text:p>
          </table:table-cell>
          <table:table-cell office:value-type="float" office:value="0">
            <text:p>0,0000</text:p>
          </table:table-cell>
          <table:table-cell office:value-type="float" office:value="-0.81640625">
            <text:p>-0,8164</text:p>
          </table:table-cell>
          <table:table-cell office:value-type="float" office:value="0.3828125">
            <text:p>0,3828</text:p>
          </table:table-cell>
          <table:table-cell office:value-type="float" office:value="0.744888854950191">
            <text:p>0,7449</text:p>
          </table:table-cell>
          <table:table-cell/>
        </table:table-row>
        <table:table-row table:style-name="ro1">
          <table:table-cell office:value-type="float" office:value="63428298462906">
            <text:p>63428298462906</text:p>
          </table:table-cell>
          <table:table-cell office:value-type="float" office:value="0.09375">
            <text:p>0,0938</text:p>
          </table:table-cell>
          <table:table-cell office:value-type="float" office:value="-0.8515625">
            <text:p>-0,8516</text:p>
          </table:table-cell>
          <table:table-cell office:value-type="float" office:value="0.4921875">
            <text:p>0,4922</text:p>
          </table:table-cell>
          <table:table-cell office:value-type="float" office:value="0.658563327682444">
            <text:p>0,6586</text:p>
          </table:table-cell>
          <table:table-cell/>
        </table:table-row>
        <table:table-row table:style-name="ro1">
          <table:table-cell office:value-type="float" office:value="63428298463420">
            <text:p>63428298463420</text:p>
          </table:table-cell>
          <table:table-cell office:value-type="float" office:value="0.1484375">
            <text:p>0,1484</text:p>
          </table:table-cell>
          <table:table-cell office:value-type="float" office:value="-0.86328125">
            <text:p>-0,8633</text:p>
          </table:table-cell>
          <table:table-cell office:value-type="float" office:value="0.546875">
            <text:p>0,5469</text:p>
          </table:table-cell>
          <table:table-cell office:value-type="float" office:value="0.613942476120172">
            <text:p>0,6139</text:p>
          </table:table-cell>
          <table:table-cell/>
        </table:table-row>
        <table:table-row table:style-name="ro1">
          <table:table-cell office:value-type="float" office:value="63428298463865">
            <text:p>63428298463865</text:p>
          </table:table-cell>
          <table:table-cell office:value-type="float" office:value="0.17578125">
            <text:p>0,1758</text:p>
          </table:table-cell>
          <table:table-cell office:value-type="float" office:value="-0.86328125">
            <text:p>-0,8633</text:p>
          </table:table-cell>
          <table:table-cell office:value-type="float" office:value="0.55859375">
            <text:p>0,5586</text:p>
          </table:table-cell>
          <table:table-cell office:value-type="float" office:value="0.603430864794869">
            <text:p>0,6034</text:p>
          </table:table-cell>
          <table:table-cell/>
        </table:table-row>
        <table:table-row table:style-name="ro1">
          <table:table-cell office:value-type="float" office:value="63428298464363">
            <text:p>63428298464363</text:p>
          </table:table-cell>
          <table:table-cell office:value-type="float" office:value="0.18359375">
            <text:p>0,1836</text:p>
          </table:table-cell>
          <table:table-cell office:value-type="float" office:value="-0.87109375">
            <text:p>-0,8711</text:p>
          </table:table-cell>
          <table:table-cell office:value-type="float" office:value="0.56640625">
            <text:p>0,5664</text:p>
          </table:table-cell>
          <table:table-cell office:value-type="float" office:value="0.591446658655061">
            <text:p>0,5914</text:p>
          </table:table-cell>
          <table:table-cell/>
        </table:table-row>
        <table:table-row table:style-name="ro1">
          <table:table-cell office:value-type="float" office:value="63428298464868">
            <text:p>63428298464868</text:p>
          </table:table-cell>
          <table:table-cell office:value-type="float" office:value="-0.015625">
            <text:p>-0,0156</text:p>
          </table:table-cell>
          <table:table-cell office:value-type="float" office:value="-0.89453125">
            <text:p>-0,8945</text:p>
          </table:table-cell>
          <table:table-cell office:value-type="float" office:value="0.54296875">
            <text:p>0,5430</text:p>
          </table:table-cell>
          <table:table-cell office:value-type="float" office:value="0.60005008097072">
            <text:p>0,6001</text:p>
          </table:table-cell>
          <table:table-cell/>
        </table:table-row>
        <table:table-row table:style-name="ro1">
          <table:table-cell office:value-type="float" office:value="63428298465540">
            <text:p>63428298465540</text:p>
          </table:table-cell>
          <table:table-cell office:value-type="float" office:value="0.3203125">
            <text:p>0,3203</text:p>
          </table:table-cell>
          <table:table-cell office:value-type="float" office:value="-1.19921875">
            <text:p>-1,1992</text:p>
          </table:table-cell>
          <table:table-cell office:value-type="float" office:value="1.42578125">
            <text:p>1,4258</text:p>
          </table:table-cell>
          <table:table-cell office:value-type="float" office:value="0.243801143937157">
            <text:p>0,2438</text:p>
          </table:table-cell>
          <table:table-cell/>
        </table:table-row>
        <table:table-row table:style-name="ro1">
          <table:table-cell office:value-type="float" office:value="63428298465870">
            <text:p>63428298465870</text:p>
          </table:table-cell>
          <table:table-cell office:value-type="float" office:value="-0.0078125">
            <text:p>-0,0078</text:p>
          </table:table-cell>
          <table:table-cell office:value-type="float" office:value="-0.1953125">
            <text:p>-0,1953</text:p>
          </table:table-cell>
          <table:table-cell office:value-type="float" office:value="0.765625">
            <text:p>0,7656</text:p>
          </table:table-cell>
          <table:table-cell office:value-type="float" office:value="0.856406488873601">
            <text:p>0,8564</text:p>
          </table:table-cell>
          <table:table-cell/>
        </table:table-row>
        <table:table-row table:style-name="ro1">
          <table:table-cell office:value-type="float" office:value="63428298466372">
            <text:p>63428298466372</text:p>
          </table:table-cell>
          <table:table-cell office:value-type="float" office:value="0">
            <text:p>0,0000</text:p>
          </table:table-cell>
          <table:table-cell office:value-type="float" office:value="-0.52734375">
            <text:p>-0,5273</text:p>
          </table:table-cell>
          <table:table-cell office:value-type="float" office:value="0.6796875">
            <text:p>0,6797</text:p>
          </table:table-cell>
          <table:table-cell office:value-type="float" office:value="0.786318594768324">
            <text:p>0,7863</text:p>
          </table:table-cell>
          <table:table-cell/>
        </table:table-row>
        <table:table-row table:style-name="ro1">
          <table:table-cell office:value-type="float" office:value="63428298466991">
            <text:p>63428298466991</text:p>
          </table:table-cell>
          <table:table-cell office:value-type="float" office:value="0.01171875">
            <text:p>0,0117</text:p>
          </table:table-cell>
          <table:table-cell office:value-type="float" office:value="-0.9375">
            <text:p>-0,9375</text:p>
          </table:table-cell>
          <table:table-cell office:value-type="float" office:value="0.9296875">
            <text:p>0,9297</text:p>
          </table:table-cell>
          <table:table-cell office:value-type="float" office:value="0.326225284141469">
            <text:p>0,3262</text:p>
          </table:table-cell>
          <table:table-cell/>
        </table:table-row>
        <table:table-row table:style-name="ro1">
          <table:table-cell office:value-type="float" office:value="63428298467377">
            <text:p>63428298467377</text:p>
          </table:table-cell>
          <table:table-cell office:value-type="float" office:value="0.04296875">
            <text:p>0,0430</text:p>
          </table:table-cell>
          <table:table-cell office:value-type="float" office:value="0.02734375">
            <text:p>0,0273</text:p>
          </table:table-cell>
          <table:table-cell office:value-type="float" office:value="0.75390625">
            <text:p>0,7539</text:p>
          </table:table-cell>
          <table:table-cell office:value-type="float" office:value="0.890965128656802">
            <text:p>0,8910</text:p>
          </table:table-cell>
          <table:table-cell/>
        </table:table-row>
        <table:table-row table:style-name="ro1">
          <table:table-cell office:value-type="float" office:value="63428298467879">
            <text:p>63428298467879</text:p>
          </table:table-cell>
          <table:table-cell office:value-type="float" office:value="-0.390625">
            <text:p>-0,3906</text:p>
          </table:table-cell>
          <table:table-cell office:value-type="float" office:value="0.359375">
            <text:p>0,3594</text:p>
          </table:table-cell>
          <table:table-cell office:value-type="float" office:value="-0.05859375">
            <text:p>-0,0586</text:p>
          </table:table-cell>
          <table:table-cell office:value-type="float" office:value="1.11257526826361">
            <text:p>1,1126</text:p>
          </table:table-cell>
          <table:table-cell/>
        </table:table-row>
        <table:table-row table:style-name="ro1">
          <table:table-cell office:value-type="float" office:value="63428298468938">
            <text:p>63428298468938</text:p>
          </table:table-cell>
          <table:table-cell office:value-type="float" office:value="0.03125">
            <text:p>0,0313</text:p>
          </table:table-cell>
          <table:table-cell office:value-type="float" office:value="-0.84765625">
            <text:p>-0,8477</text:p>
          </table:table-cell>
          <table:table-cell office:value-type="float" office:value="1.31640625">
            <text:p>1,3164</text:p>
          </table:table-cell>
          <table:table-cell office:value-type="float" office:value="1.03200690135113">
            <text:p>1,0320</text:p>
          </table:table-cell>
          <table:table-cell/>
        </table:table-row>
        <table:table-row table:style-name="ro1">
          <table:table-cell office:value-type="float" office:value="63428298469453">
            <text:p>63428298469453</text:p>
          </table:table-cell>
          <table:table-cell office:value-type="float" office:value="0">
            <text:p>0,0000</text:p>
          </table:table-cell>
          <table:table-cell office:value-type="float" office:value="-0.796875">
            <text:p>-0,7969</text:p>
          </table:table-cell>
          <table:table-cell office:value-type="float" office:value="1.04296875">
            <text:p>1,0430</text:p>
          </table:table-cell>
          <table:table-cell office:value-type="float" office:value="0.778537793664973">
            <text:p>0,7785</text:p>
          </table:table-cell>
          <table:table-cell/>
        </table:table-row>
        <table:table-row table:style-name="ro1">
          <table:table-cell office:value-type="float" office:value="63428298469957">
            <text:p>63428298469957</text:p>
          </table:table-cell>
          <table:table-cell office:value-type="float" office:value="0">
            <text:p>0,0000</text:p>
          </table:table-cell>
          <table:table-cell office:value-type="float" office:value="-0.87109375">
            <text:p>-0,8711</text:p>
          </table:table-cell>
          <table:table-cell office:value-type="float" office:value="0.87109375">
            <text:p>0,8711</text:p>
          </table:table-cell>
          <table:table-cell office:value-type="float" office:value="0.697898074207803">
            <text:p>0,6979</text:p>
          </table:table-cell>
          <table:table-cell/>
        </table:table-row>
        <table:table-row table:style-name="ro1">
          <table:table-cell office:value-type="float" office:value="63428298470471">
            <text:p>63428298470471</text:p>
          </table:table-cell>
          <table:table-cell office:value-type="float" office:value="-0.3671875">
            <text:p>-0,3672</text:p>
          </table:table-cell>
          <table:table-cell office:value-type="float" office:value="0.484375">
            <text:p>0,4844</text:p>
          </table:table-cell>
          <table:table-cell office:value-type="float" office:value="0.05859375">
            <text:p>0,0586</text:p>
          </table:table-cell>
          <table:table-cell office:value-type="float" office:value="0.0766236927964815">
            <text:p>0,0766</text:p>
          </table:table-cell>
          <table:table-cell/>
        </table:table-row>
        <table:table-row table:style-name="ro1">
          <table:table-cell office:value-type="float" office:value="63428298470904">
            <text:p>63428298470904</text:p>
          </table:table-cell>
          <table:table-cell office:value-type="float" office:value="-0.71484375">
            <text:p>-0,7148</text:p>
          </table:table-cell>
          <table:table-cell office:value-type="float" office:value="0.51171875">
            <text:p>0,5117</text:p>
          </table:table-cell>
          <table:table-cell office:value-type="float" office:value="-0.57421875">
            <text:p>-0,5742</text:p>
          </table:table-cell>
          <table:table-cell office:value-type="float" office:value="0.516025877542761">
            <text:p>0,5160</text:p>
          </table:table-cell>
          <table:table-cell/>
        </table:table-row>
        <table:table-row table:style-name="ro1">
          <table:table-cell office:value-type="float" office:value="63428298471490">
            <text:p>63428298471490</text:p>
          </table:table-cell>
          <table:table-cell office:value-type="float" office:value="-0.48828125">
            <text:p>-0,4883</text:p>
          </table:table-cell>
          <table:table-cell office:value-type="float" office:value="-0.60546875">
            <text:p>-0,6055</text:p>
          </table:table-cell>
          <table:table-cell office:value-type="float" office:value="0.73046875">
            <text:p>0,7305</text:p>
          </table:table-cell>
          <table:table-cell office:value-type="float" office:value="0.533035421952323">
            <text:p>0,5330</text:p>
          </table:table-cell>
          <table:table-cell/>
        </table:table-row>
        <table:table-row table:style-name="ro1">
          <table:table-cell office:value-type="float" office:value="63428298472082">
            <text:p>63428298472082</text:p>
          </table:table-cell>
          <table:table-cell office:value-type="float" office:value="0.625">
            <text:p>0,6250</text:p>
          </table:table-cell>
          <table:table-cell office:value-type="float" office:value="-1.45703125">
            <text:p>-1,4570</text:p>
          </table:table-cell>
          <table:table-cell office:value-type="float" office:value="2.35546875">
            <text:p>2,3555</text:p>
          </table:table-cell>
          <table:table-cell office:value-type="float" office:value="2.30531605061446">
            <text:p>2,3053</text:p>
          </table:table-cell>
          <table:table-cell/>
        </table:table-row>
        <table:table-row table:style-name="ro1">
          <table:table-cell office:value-type="float" office:value="63428298472469">
            <text:p>63428298472469</text:p>
          </table:table-cell>
          <table:table-cell office:value-type="float" office:value="0.25390625">
            <text:p>0,2539</text:p>
          </table:table-cell>
          <table:table-cell office:value-type="float" office:value="-1.11328125">
            <text:p>-1,1133</text:p>
          </table:table-cell>
          <table:table-cell office:value-type="float" office:value="1.52734375">
            <text:p>1,5273</text:p>
          </table:table-cell>
          <table:table-cell office:value-type="float" office:value="1.37298376308898">
            <text:p>1,3730</text:p>
          </table:table-cell>
          <table:table-cell/>
        </table:table-row>
        <table:table-row table:style-name="ro1">
          <table:table-cell office:value-type="float" office:value="63428298473025">
            <text:p>63428298473025</text:p>
          </table:table-cell>
          <table:table-cell office:value-type="float" office:value="0.09765625">
            <text:p>0,0977</text:p>
          </table:table-cell>
          <table:table-cell office:value-type="float" office:value="-0.9375">
            <text:p>-0,9375</text:p>
          </table:table-cell>
          <table:table-cell office:value-type="float" office:value="1.14453125">
            <text:p>1,1445</text:p>
          </table:table-cell>
          <table:table-cell office:value-type="float" office:value="0.948683956430116">
            <text:p>0,9487</text:p>
          </table:table-cell>
          <table:table-cell/>
        </table:table-row>
        <table:table-row table:style-name="ro1">
          <table:table-cell office:value-type="float" office:value="63428298473474">
            <text:p>63428298473474</text:p>
          </table:table-cell>
          <table:table-cell office:value-type="float" office:value="0.0234375">
            <text:p>0,0234</text:p>
          </table:table-cell>
          <table:table-cell office:value-type="float" office:value="-0.84765625">
            <text:p>-0,8477</text:p>
          </table:table-cell>
          <table:table-cell office:value-type="float" office:value="0.9375">
            <text:p>0,9375</text:p>
          </table:table-cell>
          <table:table-cell office:value-type="float" office:value="0.730096504272209">
            <text:p>0,7301</text:p>
          </table:table-cell>
          <table:table-cell/>
        </table:table-row>
        <table:table-row table:style-name="ro1">
          <table:table-cell office:value-type="float" office:value="63428298473917">
            <text:p>63428298473917</text:p>
          </table:table-cell>
          <table:table-cell office:value-type="float" office:value="0">
            <text:p>0,0000</text:p>
          </table:table-cell>
          <table:table-cell office:value-type="float" office:value="-0.7890625">
            <text:p>-0,7891</text:p>
          </table:table-cell>
          <table:table-cell office:value-type="float" office:value="0.84375">
            <text:p>0,8438</text:p>
          </table:table-cell>
          <table:table-cell office:value-type="float" office:value="0.621205670600424">
            <text:p>0,6212</text:p>
          </table:table-cell>
          <table:table-cell/>
        </table:table-row>
        <table:table-row table:style-name="ro1">
          <table:table-cell office:value-type="float" office:value="63428298474418">
            <text:p>63428298474418</text:p>
          </table:table-cell>
          <table:table-cell office:value-type="float" office:value="-0.0078125">
            <text:p>-0,0078</text:p>
          </table:table-cell>
          <table:table-cell office:value-type="float" office:value="-0.7734375">
            <text:p>-0,7734</text:p>
          </table:table-cell>
          <table:table-cell office:value-type="float" office:value="0.78515625">
            <text:p>0,7852</text:p>
          </table:table-cell>
          <table:table-cell office:value-type="float" office:value="0.568136529521914">
            <text:p>0,5681</text:p>
          </table:table-cell>
          <table:table-cell/>
        </table:table-row>
        <table:table-row table:style-name="ro1">
          <table:table-cell office:value-type="float" office:value="63428298474931">
            <text:p>63428298474931</text:p>
          </table:table-cell>
          <table:table-cell office:value-type="float" office:value="-0.19921875">
            <text:p>-0,1992</text:p>
          </table:table-cell>
          <table:table-cell office:value-type="float" office:value="-0.7265625">
            <text:p>-0,7266</text:p>
          </table:table-cell>
          <table:table-cell office:value-type="float" office:value="0.80078125">
            <text:p>0,8008</text:p>
          </table:table-cell>
          <table:table-cell office:value-type="float" office:value="0.565454344771162">
            <text:p>0,5655</text:p>
          </table:table-cell>
          <table:table-cell/>
        </table:table-row>
        <table:table-row table:style-name="ro1">
          <table:table-cell office:value-type="float" office:value="63428298475468">
            <text:p>63428298475468</text:p>
          </table:table-cell>
          <table:table-cell office:value-type="float" office:value="-0.40234375">
            <text:p>-0,4023</text:p>
          </table:table-cell>
          <table:table-cell office:value-type="float" office:value="-0.66015625">
            <text:p>-0,6602</text:p>
          </table:table-cell>
          <table:table-cell office:value-type="float" office:value="0.6796875">
            <text:p>0,6797</text:p>
          </table:table-cell>
          <table:table-cell office:value-type="float" office:value="0.495384267101499">
            <text:p>0,4954</text:p>
          </table:table-cell>
          <table:table-cell/>
        </table:table-row>
        <table:table-row table:style-name="ro1">
          <table:table-cell office:value-type="float" office:value="63428298475932">
            <text:p>63428298475932</text:p>
          </table:table-cell>
          <table:table-cell office:value-type="float" office:value="-0.48828125">
            <text:p>-0,4883</text:p>
          </table:table-cell>
          <table:table-cell office:value-type="float" office:value="-0.6328125">
            <text:p>-0,6328</text:p>
          </table:table-cell>
          <table:table-cell office:value-type="float" office:value="0.6328125">
            <text:p>0,6328</text:p>
          </table:table-cell>
          <table:table-cell office:value-type="float" office:value="0.485456861201244">
            <text:p>0,4855</text:p>
          </table:table-cell>
          <table:table-cell/>
        </table:table-row>
        <table:table-row table:style-name="ro1">
          <table:table-cell office:value-type="float" office:value="63428298476436">
            <text:p>63428298476436</text:p>
          </table:table-cell>
          <table:table-cell office:value-type="float" office:value="-0.50390625">
            <text:p>-0,5039</text:p>
          </table:table-cell>
          <table:table-cell office:value-type="float" office:value="-0.63671875">
            <text:p>-0,6367</text:p>
          </table:table-cell>
          <table:table-cell office:value-type="float" office:value="0.640625">
            <text:p>0,6406</text:p>
          </table:table-cell>
          <table:table-cell office:value-type="float" office:value="0.500264293307202">
            <text:p>0,5003</text:p>
          </table:table-cell>
          <table:table-cell/>
        </table:table-row>
        <table:table-row table:style-name="ro1">
          <table:table-cell office:value-type="float" office:value="63428298476936">
            <text:p>63428298476936</text:p>
          </table:table-cell>
          <table:table-cell office:value-type="float" office:value="-0.45703125">
            <text:p>-0,4570</text:p>
          </table:table-cell>
          <table:table-cell office:value-type="float" office:value="-0.6328125">
            <text:p>-0,6328</text:p>
          </table:table-cell>
          <table:table-cell office:value-type="float" office:value="0.68359375">
            <text:p>0,6836</text:p>
          </table:table-cell>
          <table:table-cell office:value-type="float" office:value="0.503593130465633">
            <text:p>0,5036</text:p>
          </table:table-cell>
          <table:table-cell/>
        </table:table-row>
        <table:table-row table:style-name="ro1">
          <table:table-cell office:value-type="float" office:value="63428298477438">
            <text:p>63428298477438</text:p>
          </table:table-cell>
          <table:table-cell office:value-type="float" office:value="-0.4140625">
            <text:p>-0,4141</text:p>
          </table:table-cell>
          <table:table-cell office:value-type="float" office:value="-0.63671875">
            <text:p>-0,6367</text:p>
          </table:table-cell>
          <table:table-cell office:value-type="float" office:value="0.71875">
            <text:p>0,7188</text:p>
          </table:table-cell>
          <table:table-cell office:value-type="float" office:value="0.51167189600736">
            <text:p>0,5117</text:p>
          </table:table-cell>
          <table:table-cell/>
        </table:table-row>
        <table:table-row table:style-name="ro1">
          <table:table-cell office:value-type="float" office:value="63428298477945">
            <text:p>63428298477945</text:p>
          </table:table-cell>
          <table:table-cell office:value-type="float" office:value="-0.3203125">
            <text:p>-0,3203</text:p>
          </table:table-cell>
          <table:table-cell office:value-type="float" office:value="-0.69140625">
            <text:p>-0,6914</text:p>
          </table:table-cell>
          <table:table-cell office:value-type="float" office:value="0.75390625">
            <text:p>0,7539</text:p>
          </table:table-cell>
          <table:table-cell office:value-type="float" office:value="0.537907740025898">
            <text:p>0,5379</text:p>
          </table:table-cell>
          <table:table-cell/>
        </table:table-row>
        <table:table-row table:style-name="ro1">
          <table:table-cell office:value-type="float" office:value="63428298478948">
            <text:p>63428298478948</text:p>
          </table:table-cell>
          <table:table-cell office:value-type="float" office:value="0.2421875">
            <text:p>0,2422</text:p>
          </table:table-cell>
          <table:table-cell office:value-type="float" office:value="-0.6171875">
            <text:p>-0,6172</text:p>
          </table:table-cell>
          <table:table-cell office:value-type="float" office:value="0.69140625">
            <text:p>0,6914</text:p>
          </table:table-cell>
          <table:table-cell office:value-type="float" office:value="0.113998570128692">
            <text:p>0,1140</text:p>
          </table:table-cell>
          <table:table-cell/>
        </table:table-row>
        <table:table-row table:style-name="ro1">
          <table:table-cell office:value-type="float" office:value="63428298479449">
            <text:p>63428298479449</text:p>
          </table:table-cell>
          <table:table-cell office:value-type="float" office:value="0.1171875">
            <text:p>0,1172</text:p>
          </table:table-cell>
          <table:table-cell office:value-type="float" office:value="-0.55859375">
            <text:p>-0,5586</text:p>
          </table:table-cell>
          <table:table-cell office:value-type="float" office:value="0.74609375">
            <text:p>0,7461</text:p>
          </table:table-cell>
          <table:table-cell office:value-type="float" office:value="0.132552381148884">
            <text:p>0,1326</text:p>
          </table:table-cell>
          <table:table-cell/>
        </table:table-row>
        <table:table-row table:style-name="ro1">
          <table:table-cell office:value-type="float" office:value="63428298479951">
            <text:p>63428298479951</text:p>
          </table:table-cell>
          <table:table-cell office:value-type="float" office:value="0.1328125">
            <text:p>0,1328</text:p>
          </table:table-cell>
          <table:table-cell office:value-type="float" office:value="-0.51953125">
            <text:p>-0,5195</text:p>
          </table:table-cell>
          <table:table-cell office:value-type="float" office:value="0.86328125">
            <text:p>0,8633</text:p>
          </table:table-cell>
          <table:table-cell office:value-type="float" office:value="0.0556514328513771">
            <text:p>0,0557</text:p>
          </table:table-cell>
          <table:table-cell/>
        </table:table-row>
        <table:table-row table:style-name="ro1">
          <table:table-cell office:value-type="float" office:value="63428298480449">
            <text:p>63428298480449</text:p>
          </table:table-cell>
          <table:table-cell office:value-type="float" office:value="0.17578125">
            <text:p>0,1758</text:p>
          </table:table-cell>
          <table:table-cell office:value-type="float" office:value="-0.26953125">
            <text:p>-0,2695</text:p>
          </table:table-cell>
          <table:table-cell office:value-type="float" office:value="0.9296875">
            <text:p>0,9297</text:p>
          </table:table-cell>
          <table:table-cell office:value-type="float" office:value="0.0881209650531496">
            <text:p>0,0881</text:p>
          </table:table-cell>
          <table:table-cell/>
        </table:table-row>
        <table:table-row table:style-name="ro1">
          <table:table-cell office:value-type="float" office:value="63428298480954">
            <text:p>63428298480954</text:p>
          </table:table-cell>
          <table:table-cell office:value-type="float" office:value="0.18359375">
            <text:p>0,1836</text:p>
          </table:table-cell>
          <table:table-cell office:value-type="float" office:value="-0.18359375">
            <text:p>-0,1836</text:p>
          </table:table-cell>
          <table:table-cell office:value-type="float" office:value="0.9453125">
            <text:p>0,9453</text:p>
          </table:table-cell>
          <table:table-cell office:value-type="float" office:value="0.0916013684307038">
            <text:p>0,0916</text:p>
          </table:table-cell>
          <table:table-cell/>
        </table:table-row>
        <table:table-row table:style-name="ro1">
          <table:table-cell office:value-type="float" office:value="63428298481454">
            <text:p>63428298481454</text:p>
          </table:table-cell>
          <table:table-cell office:value-type="float" office:value="0.19140625">
            <text:p>0,1914</text:p>
          </table:table-cell>
          <table:table-cell office:value-type="float" office:value="-0.203125">
            <text:p>-0,2031</text:p>
          </table:table-cell>
          <table:table-cell office:value-type="float" office:value="1.08984375">
            <text:p>1,0898</text:p>
          </table:table-cell>
          <table:table-cell office:value-type="float" office:value="0.0530913021197605">
            <text:p>0,0531</text:p>
          </table:table-cell>
          <table:table-cell/>
        </table:table-row>
        <table:table-row table:style-name="ro1">
          <table:table-cell office:value-type="float" office:value="63428298481957">
            <text:p>63428298481957</text:p>
          </table:table-cell>
          <table:table-cell office:value-type="float" office:value="0.11328125">
            <text:p>0,1133</text:p>
          </table:table-cell>
          <table:table-cell office:value-type="float" office:value="-0.0078125">
            <text:p>-0,0078</text:p>
          </table:table-cell>
          <table:table-cell office:value-type="float" office:value="0.13671875">
            <text:p>0,1367</text:p>
          </table:table-cell>
          <table:table-cell office:value-type="float" office:value="0.894198617946576">
            <text:p>0,8942</text:p>
          </table:table-cell>
          <table:table-cell/>
        </table:table-row>
        <table:table-row table:style-name="ro1">
          <table:table-cell office:value-type="float" office:value="63428298482457">
            <text:p>63428298482457</text:p>
          </table:table-cell>
          <table:table-cell office:value-type="float" office:value="0.16796875">
            <text:p>0,1680</text:p>
          </table:table-cell>
          <table:table-cell office:value-type="float" office:value="-0.140625">
            <text:p>-0,1406</text:p>
          </table:table-cell>
          <table:table-cell office:value-type="float" office:value="0.61328125">
            <text:p>0,6133</text:p>
          </table:table-cell>
          <table:table-cell office:value-type="float" office:value="0.420690518080307">
            <text:p>0,4207</text:p>
          </table:table-cell>
          <table:table-cell/>
        </table:table-row>
        <table:table-row table:style-name="ro1">
          <table:table-cell office:value-type="float" office:value="63428298483012">
            <text:p>63428298483012</text:p>
          </table:table-cell>
          <table:table-cell office:value-type="float" office:value="0.17578125">
            <text:p>0,1758</text:p>
          </table:table-cell>
          <table:table-cell office:value-type="float" office:value="-0.23046875">
            <text:p>-0,2305</text:p>
          </table:table-cell>
          <table:table-cell office:value-type="float" office:value="0.79296875">
            <text:p>0,7930</text:p>
          </table:table-cell>
          <table:table-cell office:value-type="float" office:value="0.227638937243405">
            <text:p>0,2276</text:p>
          </table:table-cell>
          <table:table-cell/>
        </table:table-row>
        <table:table-row table:style-name="ro1">
          <table:table-cell office:value-type="float" office:value="63428298483462">
            <text:p>63428298483462</text:p>
          </table:table-cell>
          <table:table-cell office:value-type="float" office:value="0.203125">
            <text:p>0,2031</text:p>
          </table:table-cell>
          <table:table-cell office:value-type="float" office:value="-0.27734375">
            <text:p>-0,2773</text:p>
          </table:table-cell>
          <table:table-cell office:value-type="float" office:value="0.87109375">
            <text:p>0,8711</text:p>
          </table:table-cell>
          <table:table-cell office:value-type="float" office:value="0.135448213166204">
            <text:p>0,1354</text:p>
          </table:table-cell>
          <table:table-cell/>
        </table:table-row>
        <table:table-row table:style-name="ro1">
          <table:table-cell office:value-type="float" office:value="63428298483964">
            <text:p>63428298483964</text:p>
          </table:table-cell>
          <table:table-cell office:value-type="float" office:value="0.21875">
            <text:p>0,2188</text:p>
          </table:table-cell>
          <table:table-cell office:value-type="float" office:value="-0.31640625">
            <text:p>-0,3164</text:p>
          </table:table-cell>
          <table:table-cell office:value-type="float" office:value="0.91796875">
            <text:p>0,9180</text:p>
          </table:table-cell>
          <table:table-cell office:value-type="float" office:value="0.0766177331372353">
            <text:p>0,0766</text:p>
          </table:table-cell>
          <table:table-cell/>
        </table:table-row>
        <table:table-row table:style-name="ro1">
          <table:table-cell office:value-type="float" office:value="63428298484466">
            <text:p>63428298484466</text:p>
          </table:table-cell>
          <table:table-cell office:value-type="float" office:value="0.22265625">
            <text:p>0,2227</text:p>
          </table:table-cell>
          <table:table-cell office:value-type="float" office:value="-0.34375">
            <text:p>-0,3438</text:p>
          </table:table-cell>
          <table:table-cell office:value-type="float" office:value="0.9140625">
            <text:p>0,9141</text:p>
          </table:table-cell>
          <table:table-cell office:value-type="float" office:value="0.0702985184016609">
            <text:p>0,0703</text:p>
          </table:table-cell>
          <table:table-cell/>
        </table:table-row>
        <table:table-row table:style-name="ro1">
          <table:table-cell office:value-type="float" office:value="63428298484982">
            <text:p>63428298484982</text:p>
          </table:table-cell>
          <table:table-cell office:value-type="float" office:value="0.2265625">
            <text:p>0,2266</text:p>
          </table:table-cell>
          <table:table-cell office:value-type="float" office:value="-0.35546875">
            <text:p>-0,3555</text:p>
          </table:table-cell>
          <table:table-cell office:value-type="float" office:value="0.92578125">
            <text:p>0,9258</text:p>
          </table:table-cell>
          <table:table-cell office:value-type="float" office:value="0.0546909593062466">
            <text:p>0,0547</text:p>
          </table:table-cell>
          <table:table-cell/>
        </table:table-row>
        <table:table-row table:style-name="ro1">
          <table:table-cell office:value-type="float" office:value="63428298485469">
            <text:p>63428298485469</text:p>
          </table:table-cell>
          <table:table-cell office:value-type="float" office:value="0.2265625">
            <text:p>0,2266</text:p>
          </table:table-cell>
          <table:table-cell office:value-type="float" office:value="-0.35546875">
            <text:p>-0,3555</text:p>
          </table:table-cell>
          <table:table-cell office:value-type="float" office:value="0.93359375">
            <text:p>0,9336</text:p>
          </table:table-cell>
          <table:table-cell office:value-type="float" office:value="0.0475756944851811">
            <text:p>0,0476</text:p>
          </table:table-cell>
          <table:table-cell/>
        </table:table-row>
        <table:table-row table:style-name="ro1">
          <table:table-cell office:value-type="float" office:value="63428298486028">
            <text:p>63428298486028</text:p>
          </table:table-cell>
          <table:table-cell office:value-type="float" office:value="0.1171875">
            <text:p>0,1172</text:p>
          </table:table-cell>
          <table:table-cell office:value-type="float" office:value="-0.64453125">
            <text:p>-0,6445</text:p>
          </table:table-cell>
          <table:table-cell office:value-type="float" office:value="0.49609375">
            <text:p>0,4961</text:p>
          </table:table-cell>
          <table:table-cell office:value-type="float" office:value="0.250178717734719">
            <text:p>0,2502</text:p>
          </table:table-cell>
          <table:table-cell/>
        </table:table-row>
        <table:table-row table:style-name="ro1">
          <table:table-cell office:value-type="float" office:value="63428298486519">
            <text:p>63428298486519</text:p>
          </table:table-cell>
          <table:table-cell office:value-type="float" office:value="0.1953125">
            <text:p>0,1953</text:p>
          </table:table-cell>
          <table:table-cell office:value-type="float" office:value="-0.4140625">
            <text:p>-0,4141</text:p>
          </table:table-cell>
          <table:table-cell office:value-type="float" office:value="0.73046875">
            <text:p>0,7305</text:p>
          </table:table-cell>
          <table:table-cell office:value-type="float" office:value="0.209843772112862">
            <text:p>0,2098</text:p>
          </table:table-cell>
          <table:table-cell/>
        </table:table-row>
        <table:table-row table:style-name="ro1">
          <table:table-cell office:value-type="float" office:value="63428298487017">
            <text:p>63428298487017</text:p>
          </table:table-cell>
          <table:table-cell office:value-type="float" office:value="0.2109375">
            <text:p>0,2109</text:p>
          </table:table-cell>
          <table:table-cell office:value-type="float" office:value="-0.36328125">
            <text:p>-0,3633</text:p>
          </table:table-cell>
          <table:table-cell office:value-type="float" office:value="0.84765625">
            <text:p>0,8477</text:p>
          </table:table-cell>
          <table:table-cell office:value-type="float" office:value="0.125883671217966">
            <text:p>0,1259</text:p>
          </table:table-cell>
          <table:table-cell/>
        </table:table-row>
        <table:table-row table:style-name="ro1">
          <table:table-cell office:value-type="float" office:value="63428298487520">
            <text:p>63428298487520</text:p>
          </table:table-cell>
          <table:table-cell office:value-type="float" office:value="0.23046875">
            <text:p>0,2305</text:p>
          </table:table-cell>
          <table:table-cell office:value-type="float" office:value="-0.37109375">
            <text:p>-0,3711</text:p>
          </table:table-cell>
          <table:table-cell office:value-type="float" office:value="0.8984375">
            <text:p>0,8984</text:p>
          </table:table-cell>
          <table:table-cell office:value-type="float" office:value="0.0729145747987687">
            <text:p>0,0729</text:p>
          </table:table-cell>
          <table:table-cell/>
        </table:table-row>
        <table:table-row table:style-name="ro1">
          <table:table-cell office:value-type="float" office:value="63428298488020">
            <text:p>63428298488020</text:p>
          </table:table-cell>
          <table:table-cell office:value-type="float" office:value="0.1875">
            <text:p>0,1875</text:p>
          </table:table-cell>
          <table:table-cell office:value-type="float" office:value="-0.19140625">
            <text:p>-0,1914</text:p>
          </table:table-cell>
          <table:table-cell office:value-type="float" office:value="1.015625">
            <text:p>1,0156</text:p>
          </table:table-cell>
          <table:table-cell office:value-type="float" office:value="0.021547688376397">
            <text:p>0,0215</text:p>
          </table:table-cell>
          <table:table-cell/>
        </table:table-row>
        <table:table-row table:style-name="ro1">
          <table:table-cell office:value-type="float" office:value="63428298488519">
            <text:p>63428298488519</text:p>
          </table:table-cell>
          <table:table-cell office:value-type="float" office:value="0.03515625">
            <text:p>0,0352</text:p>
          </table:table-cell>
          <table:table-cell office:value-type="float" office:value="-0.13671875">
            <text:p>-0,1367</text:p>
          </table:table-cell>
          <table:table-cell office:value-type="float" office:value="1.0078125">
            <text:p>1,0078</text:p>
          </table:table-cell>
          <table:table-cell office:value-type="float" office:value="0.082652934273412">
            <text:p>0,0827</text:p>
          </table:table-cell>
          <table:table-cell/>
        </table:table-row>
        <table:table-row table:style-name="ro1">
          <table:table-cell office:value-type="float" office:value="63428298489022">
            <text:p>63428298489022</text:p>
          </table:table-cell>
          <table:table-cell office:value-type="float" office:value="-0.0078125">
            <text:p>-0,0078</text:p>
          </table:table-cell>
          <table:table-cell office:value-type="float" office:value="-0.10546875">
            <text:p>-0,1055</text:p>
          </table:table-cell>
          <table:table-cell office:value-type="float" office:value="1.01953125">
            <text:p>1,0195</text:p>
          </table:table-cell>
          <table:table-cell office:value-type="float" office:value="0.0670780953554185">
            <text:p>0,0671</text:p>
          </table:table-cell>
          <table:table-cell/>
        </table:table-row>
        <table:table-row table:style-name="ro1">
          <table:table-cell office:value-type="float" office:value="63428298489523">
            <text:p>63428298489523</text:p>
          </table:table-cell>
          <table:table-cell office:value-type="float" office:value="-0.03515625">
            <text:p>-0,0352</text:p>
          </table:table-cell>
          <table:table-cell office:value-type="float" office:value="-0.09375">
            <text:p>-0,0938</text:p>
          </table:table-cell>
          <table:table-cell office:value-type="float" office:value="1.00390625">
            <text:p>1,0039</text:p>
          </table:table-cell>
          <table:table-cell office:value-type="float" office:value="0.0695170230607496">
            <text:p>0,0695</text:p>
          </table:table-cell>
          <table:table-cell/>
        </table:table-row>
        <table:table-row table:style-name="ro1">
          <table:table-cell office:value-type="float" office:value="63428298490025">
            <text:p>63428298490025</text:p>
          </table:table-cell>
          <table:table-cell office:value-type="float" office:value="-0.04296875">
            <text:p>-0,0430</text:p>
          </table:table-cell>
          <table:table-cell office:value-type="float" office:value="-0.09375">
            <text:p>-0,0938</text:p>
          </table:table-cell>
          <table:table-cell office:value-type="float" office:value="1.0078125">
            <text:p>1,0078</text:p>
          </table:table-cell>
          <table:table-cell office:value-type="float" office:value="0.00319560350072456">
            <text:p>0,0032</text:p>
          </table:table-cell>
          <table:table-cell/>
        </table:table-row>
        <table:table-row table:style-name="ro1">
          <table:table-cell office:value-type="float" office:value="63428298490527">
            <text:p>63428298490527</text:p>
          </table:table-cell>
          <table:table-cell office:value-type="float" office:value="-0.05078125">
            <text:p>-0,0508</text:p>
          </table:table-cell>
          <table:table-cell office:value-type="float" office:value="-0.09765625">
            <text:p>-0,0977</text:p>
          </table:table-cell>
          <table:table-cell office:value-type="float" office:value="1.0078125">
            <text:p>1,0078</text:p>
          </table:table-cell>
          <table:table-cell office:value-type="float" office:value="0.0300041653395884">
            <text:p>0,0300</text:p>
          </table:table-cell>
          <table:table-cell/>
        </table:table-row>
        <table:table-row table:style-name="ro1">
          <table:table-cell office:value-type="float" office:value="63428298491029">
            <text:p>63428298491029</text:p>
          </table:table-cell>
          <table:table-cell office:value-type="float" office:value="-0.05078125">
            <text:p>-0,0508</text:p>
          </table:table-cell>
          <table:table-cell office:value-type="float" office:value="-0.0859375">
            <text:p>-0,0859</text:p>
          </table:table-cell>
          <table:table-cell office:value-type="float" office:value="1.0078125">
            <text:p>1,0078</text:p>
          </table:table-cell>
          <table:table-cell office:value-type="float" office:value="0.0324229171263">
            <text:p>0,0324</text:p>
          </table:table-cell>
          <table:table-cell/>
        </table:table-row>
        <table:table-row table:style-name="ro1">
          <table:table-cell office:value-type="float" office:value="63428298491531">
            <text:p>63428298491531</text:p>
          </table:table-cell>
          <table:table-cell office:value-type="float" office:value="-0.05078125">
            <text:p>-0,0508</text:p>
          </table:table-cell>
          <table:table-cell office:value-type="float" office:value="-0.08984375">
            <text:p>-0,0898</text:p>
          </table:table-cell>
          <table:table-cell office:value-type="float" office:value="1.0078125">
            <text:p>1,0078</text:p>
          </table:table-cell>
          <table:table-cell office:value-type="float" office:value="0.111930807573872">
            <text:p>0,1119</text:p>
          </table:table-cell>
          <table:table-cell/>
        </table:table-row>
        <table:table-row table:style-name="ro1">
          <table:table-cell office:value-type="float" office:value="63428298492033">
            <text:p>63428298492033</text:p>
          </table:table-cell>
          <table:table-cell office:value-type="float" office:value="-0.05078125">
            <text:p>-0,0508</text:p>
          </table:table-cell>
          <table:table-cell office:value-type="float" office:value="-0.0859375">
            <text:p>-0,0859</text:p>
          </table:table-cell>
          <table:table-cell office:value-type="float" office:value="1.015625">
            <text:p>1,0156</text:p>
          </table:table-cell>
          <table:table-cell office:value-type="float" office:value="0.842794916083503">
            <text:p>0,8428</text:p>
          </table:table-cell>
          <table:table-cell/>
        </table:table-row>
        <table:table-row table:style-name="ro1">
          <table:table-cell office:value-type="float" office:value="63428298492536">
            <text:p>63428298492536</text:p>
          </table:table-cell>
          <table:table-cell office:value-type="float" office:value="-0.05078125">
            <text:p>-0,0508</text:p>
          </table:table-cell>
          <table:table-cell office:value-type="float" office:value="-0.09765625">
            <text:p>-0,0977</text:p>
          </table:table-cell>
          <table:table-cell office:value-type="float" office:value="1.00390625">
            <text:p>1,0039</text:p>
          </table:table-cell>
          <table:table-cell office:value-type="float" office:value="0.358690648637359">
            <text:p>0,3587</text:p>
          </table:table-cell>
          <table:table-cell/>
        </table:table-row>
        <table:table-row table:style-name="ro1">
          <table:table-cell office:value-type="float" office:value="63428298493037">
            <text:p>63428298493037</text:p>
          </table:table-cell>
          <table:table-cell office:value-type="float" office:value="-0.05078125">
            <text:p>-0,0508</text:p>
          </table:table-cell>
          <table:table-cell office:value-type="float" office:value="-0.09375">
            <text:p>-0,0938</text:p>
          </table:table-cell>
          <table:table-cell office:value-type="float" office:value="1">
            <text:p>1,0000</text:p>
          </table:table-cell>
          <table:table-cell office:value-type="float" office:value="0.161384512816001">
            <text:p>0,1614</text:p>
          </table:table-cell>
          <table:table-cell/>
        </table:table-row>
        <table:table-row table:style-name="ro1">
          <table:table-cell office:value-type="float" office:value="63428298493587">
            <text:p>63428298493587</text:p>
          </table:table-cell>
          <table:table-cell office:value-type="float" office:value="-0.0546875">
            <text:p>-0,0547</text:p>
          </table:table-cell>
          <table:table-cell office:value-type="float" office:value="-0.08984375">
            <text:p>-0,0898</text:p>
          </table:table-cell>
          <table:table-cell office:value-type="float" office:value="1.01171875">
            <text:p>1,0117</text:p>
          </table:table-cell>
          <table:table-cell office:value-type="float" office:value="0.080697250833782">
            <text:p>0,0807</text:p>
          </table:table-cell>
          <table:table-cell/>
        </table:table-row>
        <table:table-row table:style-name="ro1" table:number-rows-repeated="65369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8">18.12.2010</text:date>, <text:time>20:0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12-18T20:09:13.26</dc:date>
    <dc:creator>Josef Gode</dc:creator>
    <meta:document-statistic meta:table-count="1" meta:cell-count="830" meta:object-count="2"/>
    <meta:generator>OpenOffice.org/3.1$Win32 OpenOffice.org_project/310m11$Build-939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748cm" svg:height="7.626cm" chart:class="chart:line" chart:style-name="ch1">
        <chart:legend chart:legend-position="end" svg:x="14.573cm" svg:y="3.078cm" chart:style-name="ch2"/>
        <chart:plot-area chart:style-name="ch3" table:cell-range-address="Sheet1.A1:Sheet1.D166" chart:data-source-has-labels="column" svg:x="0.334cm" svg:y="0.152cm" svg:width="13.906cm" svg:height="7.17cm">
          <chart:axis chart:dimension="x" chart:name="primary-x" chart:style-name="ch4">
            <chart:categories table:cell-range-address="Sheet1.A1:Sheet1.A1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66" chart:class="chart:line">
            <chart:data-point chart:repeated="166"/>
          </chart:series>
          <chart:series chart:style-name="ch8" chart:values-cell-range-address="Sheet1.C1:Sheet1.C166" chart:class="chart:line">
            <chart:data-point chart:repeated="166"/>
          </chart:series>
          <chart:series chart:style-name="ch9" chart:values-cell-range-address="Sheet1.D1:Sheet1.D166" chart:class="chart:line">
            <chart:data-point chart:repeated="1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Sheet1.A1:Sheet1.A166">tick</text:p>
              </table:table-cell>
              <table:table-cell office:value-type="float" office:value="1.#NAN">
                <text:p text:id="Sheet1.B1:Sheet1.B166">1.#NAN</text:p>
              </table:table-cell>
              <table:table-cell office:value-type="float" office:value="1.#NAN">
                <text:p text:id="Sheet1.C1:Sheet1.C166">1.#NAN</text:p>
              </table:table-cell>
              <table:table-cell office:value-type="float" office:value="1.#NAN">
                <text:p text:id="Sheet1.D1:Sheet1.D166">1.#NAN</text:p>
              </table:table-cell>
            </table:table-row>
            <table:table-row>
              <table:table-cell office:value-type="string">
                <text:p>63428298408187</text:p>
              </table:table-cell>
              <table:table-cell office:value-type="float" office:value="0.0078125">
                <text:p>0.0078125</text:p>
              </table:table-cell>
              <table:table-cell office:value-type="float" office:value="-0.0703125">
                <text:p>-0.0703125</text:p>
              </table:table-cell>
              <table:table-cell office:value-type="float" office:value="1.0234375">
                <text:p>1.0234375</text:p>
              </table:table-cell>
            </table:table-row>
            <table:table-row>
              <table:table-cell office:value-type="string">
                <text:p>63428298408573</text:p>
              </table:table-cell>
              <table:table-cell office:value-type="float" office:value="0.0078125">
                <text:p>0.0078125</text:p>
              </table:table-cell>
              <table:table-cell office:value-type="float" office:value="-0.07421875">
                <text:p>-0.07421875</text:p>
              </table:table-cell>
              <table:table-cell office:value-type="float" office:value="1.0234375">
                <text:p>1.0234375</text:p>
              </table:table-cell>
            </table:table-row>
            <table:table-row>
              <table:table-cell office:value-type="string">
                <text:p>63428298409075</text:p>
              </table:table-cell>
              <table:table-cell office:value-type="float" office:value="0.0078125">
                <text:p>0.0078125</text:p>
              </table:table-cell>
              <table:table-cell office:value-type="float" office:value="-0.07421875">
                <text:p>-0.07421875</text:p>
              </table:table-cell>
              <table:table-cell office:value-type="float" office:value="1.0234375">
                <text:p>1.0234375</text:p>
              </table:table-cell>
            </table:table-row>
            <table:table-row>
              <table:table-cell office:value-type="string">
                <text:p>63428298409578</text:p>
              </table:table-cell>
              <table:table-cell office:value-type="float" office:value="0.01171875">
                <text:p>0.01171875</text:p>
              </table:table-cell>
              <table:table-cell office:value-type="float" office:value="-0.07421875">
                <text:p>-0.07421875</text:p>
              </table:table-cell>
              <table:table-cell office:value-type="float" office:value="1.02734375">
                <text:p>1.02734375</text:p>
              </table:table-cell>
            </table:table-row>
            <table:table-row>
              <table:table-cell office:value-type="string">
                <text:p>63428298410081</text:p>
              </table:table-cell>
              <table:table-cell office:value-type="float" office:value="0.0078125">
                <text:p>0.0078125</text:p>
              </table:table-cell>
              <table:table-cell office:value-type="float" office:value="-0.0703125">
                <text:p>-0.0703125</text:p>
              </table:table-cell>
              <table:table-cell office:value-type="float" office:value="1.015625">
                <text:p>1.015625</text:p>
              </table:table-cell>
            </table:table-row>
            <table:table-row>
              <table:table-cell office:value-type="string">
                <text:p>63428298410582</text:p>
              </table:table-cell>
              <table:table-cell office:value-type="float" office:value="0.0078125">
                <text:p>0.0078125</text:p>
              </table:table-cell>
              <table:table-cell office:value-type="float" office:value="-0.06640625">
                <text:p>-0.06640625</text:p>
              </table:table-cell>
              <table:table-cell office:value-type="float" office:value="1.0234375">
                <text:p>1.0234375</text:p>
              </table:table-cell>
            </table:table-row>
            <table:table-row>
              <table:table-cell office:value-type="string">
                <text:p>63428298411085</text:p>
              </table:table-cell>
              <table:table-cell office:value-type="float" office:value="0.01171875">
                <text:p>0.01171875</text:p>
              </table:table-cell>
              <table:table-cell office:value-type="float" office:value="-0.06640625">
                <text:p>-0.06640625</text:p>
              </table:table-cell>
              <table:table-cell office:value-type="float" office:value="1.0234375">
                <text:p>1.0234375</text:p>
              </table:table-cell>
            </table:table-row>
            <table:table-row>
              <table:table-cell office:value-type="string">
                <text:p>63428298411655</text:p>
              </table:table-cell>
              <table:table-cell office:value-type="float" office:value="0.0078125">
                <text:p>0.0078125</text:p>
              </table:table-cell>
              <table:table-cell office:value-type="float" office:value="-0.0625">
                <text:p>-0.0625</text:p>
              </table:table-cell>
              <table:table-cell office:value-type="float" office:value="1.01953125">
                <text:p>1.01953125</text:p>
              </table:table-cell>
            </table:table-row>
            <table:table-row>
              <table:table-cell office:value-type="string">
                <text:p>63428298412091</text:p>
              </table:table-cell>
              <table:table-cell office:value-type="float" office:value="0.0078125">
                <text:p>0.0078125</text:p>
              </table:table-cell>
              <table:table-cell office:value-type="float" office:value="-0.07421875">
                <text:p>-0.07421875</text:p>
              </table:table-cell>
              <table:table-cell office:value-type="float" office:value="1.01953125">
                <text:p>1.01953125</text:p>
              </table:table-cell>
            </table:table-row>
            <table:table-row>
              <table:table-cell office:value-type="string">
                <text:p>63428298412593</text:p>
              </table:table-cell>
              <table:table-cell office:value-type="float" office:value="0.01171875">
                <text:p>0.01171875</text:p>
              </table:table-cell>
              <table:table-cell office:value-type="float" office:value="-0.06640625">
                <text:p>-0.06640625</text:p>
              </table:table-cell>
              <table:table-cell office:value-type="float" office:value="1.01953125">
                <text:p>1.01953125</text:p>
              </table:table-cell>
            </table:table-row>
            <table:table-row>
              <table:table-cell office:value-type="string">
                <text:p>63428298413095</text:p>
              </table:table-cell>
              <table:table-cell office:value-type="float" office:value="0.00390625">
                <text:p>0.00390625</text:p>
              </table:table-cell>
              <table:table-cell office:value-type="float" office:value="-0.06640625">
                <text:p>-0.06640625</text:p>
              </table:table-cell>
              <table:table-cell office:value-type="float" office:value="1.0234375">
                <text:p>1.0234375</text:p>
              </table:table-cell>
            </table:table-row>
            <table:table-row>
              <table:table-cell office:value-type="string">
                <text:p>63428298413598</text:p>
              </table:table-cell>
              <table:table-cell office:value-type="float" office:value="0">
                <text:p>0</text:p>
              </table:table-cell>
              <table:table-cell office:value-type="float" office:value="-0.06640625">
                <text:p>-0.06640625</text:p>
              </table:table-cell>
              <table:table-cell office:value-type="float" office:value="1.0234375">
                <text:p>1.0234375</text:p>
              </table:table-cell>
            </table:table-row>
            <table:table-row>
              <table:table-cell office:value-type="string">
                <text:p>63428298414101</text:p>
              </table:table-cell>
              <table:table-cell office:value-type="float" office:value="0.0078125">
                <text:p>0.0078125</text:p>
              </table:table-cell>
              <table:table-cell office:value-type="float" office:value="-0.06640625">
                <text:p>-0.06640625</text:p>
              </table:table-cell>
              <table:table-cell office:value-type="float" office:value="1.015625">
                <text:p>1.015625</text:p>
              </table:table-cell>
            </table:table-row>
            <table:table-row>
              <table:table-cell office:value-type="string">
                <text:p>63428298414603</text:p>
              </table:table-cell>
              <table:table-cell office:value-type="float" office:value="0">
                <text:p>0</text:p>
              </table:table-cell>
              <table:table-cell office:value-type="float" office:value="-0.0703125">
                <text:p>-0.0703125</text:p>
              </table:table-cell>
              <table:table-cell office:value-type="float" office:value="1.015625">
                <text:p>1.015625</text:p>
              </table:table-cell>
            </table:table-row>
            <table:table-row>
              <table:table-cell office:value-type="string">
                <text:p>63428298415107</text:p>
              </table:table-cell>
              <table:table-cell office:value-type="float" office:value="0.00390625">
                <text:p>0.00390625</text:p>
              </table:table-cell>
              <table:table-cell office:value-type="float" office:value="-0.0703125">
                <text:p>-0.0703125</text:p>
              </table:table-cell>
              <table:table-cell office:value-type="float" office:value="1.015625">
                <text:p>1.015625</text:p>
              </table:table-cell>
            </table:table-row>
            <table:table-row>
              <table:table-cell office:value-type="string">
                <text:p>63428298415672</text:p>
              </table:table-cell>
              <table:table-cell office:value-type="float" office:value="0.04296875">
                <text:p>0.04296875</text:p>
              </table:table-cell>
              <table:table-cell office:value-type="float" office:value="-0.05078125">
                <text:p>-0.05078125</text:p>
              </table:table-cell>
              <table:table-cell office:value-type="float" office:value="1.0234375">
                <text:p>1.0234375</text:p>
              </table:table-cell>
            </table:table-row>
            <table:table-row>
              <table:table-cell office:value-type="string">
                <text:p>63428298416106</text:p>
              </table:table-cell>
              <table:table-cell office:value-type="float" office:value="-0.02734375">
                <text:p>-0.02734375</text:p>
              </table:table-cell>
              <table:table-cell office:value-type="float" office:value="-0.0859375">
                <text:p>-0.0859375</text:p>
              </table:table-cell>
              <table:table-cell office:value-type="float" office:value="1.05859375">
                <text:p>1.05859375</text:p>
              </table:table-cell>
            </table:table-row>
            <table:table-row>
              <table:table-cell office:value-type="string">
                <text:p>63428298416609</text:p>
              </table:table-cell>
              <table:table-cell office:value-type="float" office:value="-0.0390625">
                <text:p>-0.0390625</text:p>
              </table:table-cell>
              <table:table-cell office:value-type="float" office:value="-0.47265625">
                <text:p>-0.47265625</text:p>
              </table:table-cell>
              <table:table-cell office:value-type="float" office:value="0.85546875">
                <text:p>0.85546875</text:p>
              </table:table-cell>
            </table:table-row>
            <table:table-row>
              <table:table-cell office:value-type="string">
                <text:p>63428298417111</text:p>
              </table:table-cell>
              <table:table-cell office:value-type="float" office:value="0.03515625">
                <text:p>0.03515625</text:p>
              </table:table-cell>
              <table:table-cell office:value-type="float" office:value="-0.73046875">
                <text:p>-0.73046875</text:p>
              </table:table-cell>
              <table:table-cell office:value-type="float" office:value="0.35546875">
                <text:p>0.35546875</text:p>
              </table:table-cell>
            </table:table-row>
            <table:table-row>
              <table:table-cell office:value-type="string">
                <text:p>63428298417612</text:p>
              </table:table-cell>
              <table:table-cell office:value-type="float" office:value="0.03125">
                <text:p>0.03125</text:p>
              </table:table-cell>
              <table:table-cell office:value-type="float" office:value="-0.88671875">
                <text:p>-0.88671875</text:p>
              </table:table-cell>
              <table:table-cell office:value-type="float" office:value="0.17578125">
                <text:p>0.17578125</text:p>
              </table:table-cell>
            </table:table-row>
            <table:table-row>
              <table:table-cell office:value-type="string">
                <text:p>63428298418115</text:p>
              </table:table-cell>
              <table:table-cell office:value-type="float" office:value="0.01953125">
                <text:p>0.01953125</text:p>
              </table:table-cell>
              <table:table-cell office:value-type="float" office:value="-0.97265625">
                <text:p>-0.97265625</text:p>
              </table:table-cell>
              <table:table-cell office:value-type="float" office:value="0.12109375">
                <text:p>0.12109375</text:p>
              </table:table-cell>
            </table:table-row>
            <table:table-row>
              <table:table-cell office:value-type="string">
                <text:p>63428298418616</text:p>
              </table:table-cell>
              <table:table-cell office:value-type="float" office:value="0.01171875">
                <text:p>0.01171875</text:p>
              </table:table-cell>
              <table:table-cell office:value-type="float" office:value="-0.97265625">
                <text:p>-0.97265625</text:p>
              </table:table-cell>
              <table:table-cell office:value-type="float" office:value="0.1484375">
                <text:p>0.1484375</text:p>
              </table:table-cell>
            </table:table-row>
            <table:table-row>
              <table:table-cell office:value-type="string">
                <text:p>63428298419117</text:p>
              </table:table-cell>
              <table:table-cell office:value-type="float" office:value="0">
                <text:p>0</text:p>
              </table:table-cell>
              <table:table-cell office:value-type="float" office:value="-0.828125">
                <text:p>-0.828125</text:p>
              </table:table-cell>
              <table:table-cell office:value-type="float" office:value="0.5390625">
                <text:p>0.5390625</text:p>
              </table:table-cell>
            </table:table-row>
            <table:table-row>
              <table:table-cell office:value-type="string">
                <text:p>63428298419655</text:p>
              </table:table-cell>
              <table:table-cell office:value-type="float" office:value="0.08203125">
                <text:p>0.08203125</text:p>
              </table:table-cell>
              <table:table-cell office:value-type="float" office:value="-0.7734375">
                <text:p>-0.7734375</text:p>
              </table:table-cell>
              <table:table-cell office:value-type="float" office:value="0.66796875">
                <text:p>0.66796875</text:p>
              </table:table-cell>
            </table:table-row>
            <table:table-row>
              <table:table-cell office:value-type="string">
                <text:p>63428298420123</text:p>
              </table:table-cell>
              <table:table-cell office:value-type="float" office:value="0.18359375">
                <text:p>0.18359375</text:p>
              </table:table-cell>
              <table:table-cell office:value-type="float" office:value="-0.7578125">
                <text:p>-0.7578125</text:p>
              </table:table-cell>
              <table:table-cell office:value-type="float" office:value="0.68359375">
                <text:p>0.68359375</text:p>
              </table:table-cell>
            </table:table-row>
            <table:table-row>
              <table:table-cell office:value-type="string">
                <text:p>63428298420625</text:p>
              </table:table-cell>
              <table:table-cell office:value-type="float" office:value="0.2421875">
                <text:p>0.2421875</text:p>
              </table:table-cell>
              <table:table-cell office:value-type="float" office:value="-0.765625">
                <text:p>-0.765625</text:p>
              </table:table-cell>
              <table:table-cell office:value-type="float" office:value="0.68359375">
                <text:p>0.68359375</text:p>
              </table:table-cell>
            </table:table-row>
            <table:table-row>
              <table:table-cell office:value-type="string">
                <text:p>63428298421561</text:p>
              </table:table-cell>
              <table:table-cell office:value-type="float" office:value="0.26953125">
                <text:p>0.26953125</text:p>
              </table:table-cell>
              <table:table-cell office:value-type="float" office:value="-0.765625">
                <text:p>-0.765625</text:p>
              </table:table-cell>
              <table:table-cell office:value-type="float" office:value="0.68359375">
                <text:p>0.68359375</text:p>
              </table:table-cell>
            </table:table-row>
            <table:table-row>
              <table:table-cell office:value-type="string">
                <text:p>63428298421904</text:p>
              </table:table-cell>
              <table:table-cell office:value-type="float" office:value="0.23828125">
                <text:p>0.23828125</text:p>
              </table:table-cell>
              <table:table-cell office:value-type="float" office:value="-0.78125">
                <text:p>-0.78125</text:p>
              </table:table-cell>
              <table:table-cell office:value-type="float" office:value="0.68359375">
                <text:p>0.68359375</text:p>
              </table:table-cell>
            </table:table-row>
            <table:table-row>
              <table:table-cell office:value-type="string">
                <text:p>63428298422380</text:p>
              </table:table-cell>
              <table:table-cell office:value-type="float" office:value="0.140625">
                <text:p>0.140625</text:p>
              </table:table-cell>
              <table:table-cell office:value-type="float" office:value="-0.76171875">
                <text:p>-0.76171875</text:p>
              </table:table-cell>
              <table:table-cell office:value-type="float" office:value="0.69921875">
                <text:p>0.69921875</text:p>
              </table:table-cell>
            </table:table-row>
            <table:table-row>
              <table:table-cell office:value-type="string">
                <text:p>63428298422882</text:p>
              </table:table-cell>
              <table:table-cell office:value-type="float" office:value="0.03515625">
                <text:p>0.03515625</text:p>
              </table:table-cell>
              <table:table-cell office:value-type="float" office:value="-0.74609375">
                <text:p>-0.74609375</text:p>
              </table:table-cell>
              <table:table-cell office:value-type="float" office:value="0.7265625">
                <text:p>0.7265625</text:p>
              </table:table-cell>
            </table:table-row>
            <table:table-row>
              <table:table-cell office:value-type="string">
                <text:p>63428298423385</text:p>
              </table:table-cell>
              <table:table-cell office:value-type="float" office:value="0.0625">
                <text:p>0.0625</text:p>
              </table:table-cell>
              <table:table-cell office:value-type="float" office:value="-0.7109375">
                <text:p>-0.7109375</text:p>
              </table:table-cell>
              <table:table-cell office:value-type="float" office:value="0.76953125">
                <text:p>0.76953125</text:p>
              </table:table-cell>
            </table:table-row>
            <table:table-row>
              <table:table-cell office:value-type="string">
                <text:p>63428298423883</text:p>
              </table:table-cell>
              <table:table-cell office:value-type="float" office:value="0.328125">
                <text:p>0.328125</text:p>
              </table:table-cell>
              <table:table-cell office:value-type="float" office:value="-0.640625">
                <text:p>-0.640625</text:p>
              </table:table-cell>
              <table:table-cell office:value-type="float" office:value="0.69921875">
                <text:p>0.69921875</text:p>
              </table:table-cell>
            </table:table-row>
            <table:table-row>
              <table:table-cell office:value-type="string">
                <text:p>63428298424383</text:p>
              </table:table-cell>
              <table:table-cell office:value-type="float" office:value="0.60546875">
                <text:p>0.60546875</text:p>
              </table:table-cell>
              <table:table-cell office:value-type="float" office:value="-0.54296875">
                <text:p>-0.5429687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63428298424885</text:p>
              </table:table-cell>
              <table:table-cell office:value-type="float" office:value="0.67578125">
                <text:p>0.67578125</text:p>
              </table:table-cell>
              <table:table-cell office:value-type="float" office:value="-0.5">
                <text:p>-0.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63428298425388</text:p>
              </table:table-cell>
              <table:table-cell office:value-type="float" office:value="0.33984375">
                <text:p>0.33984375</text:p>
              </table:table-cell>
              <table:table-cell office:value-type="float" office:value="-0.55078125">
                <text:p>-0.550781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6342829842589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-0.57421875">
                <text:p>-0.57421875</text:p>
              </table:table-cell>
              <table:table-cell office:value-type="float" office:value="0.7109375">
                <text:p>0.7109375</text:p>
              </table:table-cell>
            </table:table-row>
            <table:table-row>
              <table:table-cell office:value-type="string">
                <text:p>63428298426393</text:p>
              </table:table-cell>
              <table:table-cell office:value-type="float" office:value="-0.34375">
                <text:p>-0.34375</text:p>
              </table:table-cell>
              <table:table-cell office:value-type="float" office:value="-0.60546875">
                <text:p>-0.60546875</text:p>
              </table:table-cell>
              <table:table-cell office:value-type="float" office:value="0.38671875">
                <text:p>0.38671875</text:p>
              </table:table-cell>
            </table:table-row>
            <table:table-row>
              <table:table-cell office:value-type="string">
                <text:p>63428298426894</text:p>
              </table:table-cell>
              <table:table-cell office:value-type="float" office:value="-0.375">
                <text:p>-0.375</text:p>
              </table:table-cell>
              <table:table-cell office:value-type="float" office:value="-0.52734375">
                <text:p>-0.52734375</text:p>
              </table:table-cell>
              <table:table-cell office:value-type="float" office:value="-0.14453125">
                <text:p>-0.14453125</text:p>
              </table:table-cell>
            </table:table-row>
            <table:table-row>
              <table:table-cell office:value-type="string">
                <text:p>63428298427396</text:p>
              </table:table-cell>
              <table:table-cell office:value-type="float" office:value="-0.171875">
                <text:p>-0.171875</text:p>
              </table:table-cell>
              <table:table-cell office:value-type="float" office:value="-0.47265625">
                <text:p>-0.47265625</text:p>
              </table:table-cell>
              <table:table-cell office:value-type="float" office:value="-0.47265625">
                <text:p>-0.47265625</text:p>
              </table:table-cell>
            </table:table-row>
            <table:table-row>
              <table:table-cell office:value-type="string">
                <text:p>63428298427913</text:p>
              </table:table-cell>
              <table:table-cell office:value-type="float" office:value="-0.11328125">
                <text:p>-0.11328125</text:p>
              </table:table-cell>
              <table:table-cell office:value-type="float" office:value="-0.03125">
                <text:p>-0.03125</text:p>
              </table:table-cell>
              <table:table-cell office:value-type="float" office:value="-0.6640625">
                <text:p>-0.6640625</text:p>
              </table:table-cell>
            </table:table-row>
            <table:table-row>
              <table:table-cell office:value-type="string">
                <text:p>63428298428415</text:p>
              </table:table-cell>
              <table:table-cell office:value-type="float" office:value="-0.12109375">
                <text:p>-0.12109375</text:p>
              </table:table-cell>
              <table:table-cell office:value-type="float" office:value="0.453125">
                <text:p>0.453125</text:p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string">
                <text:p>63428298428918</text:p>
              </table:table-cell>
              <table:table-cell office:value-type="float" office:value="-0.0703125">
                <text:p>-0.0703125</text:p>
              </table:table-cell>
              <table:table-cell office:value-type="float" office:value="0.69921875">
                <text:p>0.69921875</text:p>
              </table:table-cell>
              <table:table-cell office:value-type="float" office:value="-0.21875">
                <text:p>-0.21875</text:p>
              </table:table-cell>
            </table:table-row>
            <table:table-row>
              <table:table-cell office:value-type="string">
                <text:p>63428298429420</text:p>
              </table:table-cell>
              <table:table-cell office:value-type="float" office:value="-0.0859375">
                <text:p>-0.0859375</text:p>
              </table:table-cell>
              <table:table-cell office:value-type="float" office:value="0.7421875">
                <text:p>0.7421875</text:p>
              </table:table-cell>
              <table:table-cell office:value-type="float" office:value="-0.42578125">
                <text:p>-0.42578125</text:p>
              </table:table-cell>
            </table:table-row>
            <table:table-row>
              <table:table-cell office:value-type="string">
                <text:p>63428298429926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04296875">
                <text:p>0.04296875</text:p>
              </table:table-cell>
              <table:table-cell office:value-type="float" office:value="-0.51171875">
                <text:p>-0.51171875</text:p>
              </table:table-cell>
            </table:table-row>
            <table:table-row>
              <table:table-cell office:value-type="string">
                <text:p>63428298430427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-0.3125">
                <text:p>-0.3125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63428298430929</text:p>
              </table:table-cell>
              <table:table-cell office:value-type="float" office:value="-0.15234375">
                <text:p>-0.15234375</text:p>
              </table:table-cell>
              <table:table-cell office:value-type="float" office:value="-0.2734375">
                <text:p>-0.2734375</text:p>
              </table:table-cell>
              <table:table-cell office:value-type="float" office:value="0.55078125">
                <text:p>0.55078125</text:p>
              </table:table-cell>
            </table:table-row>
            <table:table-row>
              <table:table-cell office:value-type="string">
                <text:p>63428298431429</text:p>
              </table:table-cell>
              <table:table-cell office:value-type="float" office:value="-0.48046875">
                <text:p>-0.48046875</text:p>
              </table:table-cell>
              <table:table-cell office:value-type="float" office:value="-0.32421875">
                <text:p>-0.32421875</text:p>
              </table:table-cell>
              <table:table-cell office:value-type="float" office:value="0.6484375">
                <text:p>0.6484375</text:p>
              </table:table-cell>
            </table:table-row>
            <table:table-row>
              <table:table-cell office:value-type="string">
                <text:p>63428298431928</text:p>
              </table:table-cell>
              <table:table-cell office:value-type="float" office:value="-0.64453125">
                <text:p>-0.64453125</text:p>
              </table:table-cell>
              <table:table-cell office:value-type="float" office:value="-0.50390625">
                <text:p>-0.50390625</text:p>
              </table:table-cell>
              <table:table-cell office:value-type="float" office:value="0.4609375">
                <text:p>0.4609375</text:p>
              </table:table-cell>
            </table:table-row>
            <table:table-row>
              <table:table-cell office:value-type="string">
                <text:p>63428298432430</text:p>
              </table:table-cell>
              <table:table-cell office:value-type="float" office:value="-0.34375">
                <text:p>-0.34375</text:p>
              </table:table-cell>
              <table:table-cell office:value-type="float" office:value="-0.484375">
                <text:p>-0.484375</text:p>
              </table:table-cell>
              <table:table-cell office:value-type="float" office:value="0.68359375">
                <text:p>0.68359375</text:p>
              </table:table-cell>
            </table:table-row>
            <table:table-row>
              <table:table-cell office:value-type="string">
                <text:p>63428298432932</text:p>
              </table:table-cell>
              <table:table-cell office:value-type="float" office:value="-0.2109375">
                <text:p>-0.2109375</text:p>
              </table:table-cell>
              <table:table-cell office:value-type="float" office:value="-0.55078125">
                <text:p>-0.55078125</text:p>
              </table:table-cell>
              <table:table-cell office:value-type="float" office:value="0.7421875">
                <text:p>0.7421875</text:p>
              </table:table-cell>
            </table:table-row>
            <table:table-row>
              <table:table-cell office:value-type="string">
                <text:p>63428298433434</text:p>
              </table:table-cell>
              <table:table-cell office:value-type="float" office:value="-0.10546875">
                <text:p>-0.10546875</text:p>
              </table:table-cell>
              <table:table-cell office:value-type="float" office:value="-0.55078125">
                <text:p>-0.55078125</text:p>
              </table:table-cell>
              <table:table-cell office:value-type="float" office:value="0.6796875">
                <text:p>0.6796875</text:p>
              </table:table-cell>
            </table:table-row>
            <table:table-row>
              <table:table-cell office:value-type="string">
                <text:p>63428298433938</text:p>
              </table:table-cell>
              <table:table-cell office:value-type="float" office:value="0.046875">
                <text:p>0.046875</text:p>
              </table:table-cell>
              <table:table-cell office:value-type="float" office:value="-0.83984375">
                <text:p>-0.83984375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63428298434439</text:p>
              </table:table-cell>
              <table:table-cell office:value-type="float" office:value="0.015625">
                <text:p>0.015625</text:p>
              </table:table-cell>
              <table:table-cell office:value-type="float" office:value="-0.87890625">
                <text:p>-0.87890625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63428298435101</text:p>
              </table:table-cell>
              <table:table-cell office:value-type="float" office:value="1.29296875">
                <text:p>1.29296875</text:p>
              </table:table-cell>
              <table:table-cell office:value-type="float" office:value="-0.33984375">
                <text:p>-0.33984375</text:p>
              </table:table-cell>
              <table:table-cell office:value-type="float" office:value="0.20703125">
                <text:p>0.20703125</text:p>
              </table:table-cell>
            </table:table-row>
            <table:table-row>
              <table:table-cell office:value-type="string">
                <text:p>63428298435516</text:p>
              </table:table-cell>
              <table:table-cell office:value-type="float" office:value="0.31640625">
                <text:p>0.31640625</text:p>
              </table:table-cell>
              <table:table-cell office:value-type="float" office:value="-0.3671875">
                <text:p>-0.3671875</text:p>
              </table:table-cell>
              <table:table-cell office:value-type="float" office:value="0.23828125">
                <text:p>0.23828125</text:p>
              </table:table-cell>
            </table:table-row>
            <table:table-row>
              <table:table-cell office:value-type="string">
                <text:p>63428298436015</text:p>
              </table:table-cell>
              <table:table-cell office:value-type="float" office:value="0.51953125">
                <text:p>0.51953125</text:p>
              </table:table-cell>
              <table:table-cell office:value-type="float" office:value="-0.5390625">
                <text:p>-0.53906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3428298436526</text:p>
              </table:table-cell>
              <table:table-cell office:value-type="float" office:value="0.60546875">
                <text:p>0.60546875</text:p>
              </table:table-cell>
              <table:table-cell office:value-type="float" office:value="-0.66015625">
                <text:p>-0.66015625</text:p>
              </table:table-cell>
              <table:table-cell office:value-type="float" office:value="0.21484375">
                <text:p>0.21484375</text:p>
              </table:table-cell>
            </table:table-row>
            <table:table-row>
              <table:table-cell office:value-type="string">
                <text:p>63428298437028</text:p>
              </table:table-cell>
              <table:table-cell office:value-type="float" office:value="0.65625">
                <text:p>0.65625</text:p>
              </table:table-cell>
              <table:table-cell office:value-type="float" office:value="-0.66796875">
                <text:p>-0.66796875</text:p>
              </table:table-cell>
              <table:table-cell office:value-type="float" office:value="0.15234375">
                <text:p>0.15234375</text:p>
              </table:table-cell>
            </table:table-row>
            <table:table-row>
              <table:table-cell office:value-type="string">
                <text:p>63428298437638</text:p>
              </table:table-cell>
              <table:table-cell office:value-type="float" office:value="0.6875">
                <text:p>0.6875</text:p>
              </table:table-cell>
              <table:table-cell office:value-type="float" office:value="-0.8125">
                <text:p>-0.8125</text:p>
              </table:table-cell>
              <table:table-cell office:value-type="float" office:value="0.92578125">
                <text:p>0.92578125</text:p>
              </table:table-cell>
            </table:table-row>
            <table:table-row>
              <table:table-cell office:value-type="string">
                <text:p>63428298438677</text:p>
              </table:table-cell>
              <table:table-cell office:value-type="float" office:value="0.52734375">
                <text:p>0.52734375</text:p>
              </table:table-cell>
              <table:table-cell office:value-type="float" office:value="-0.9453125">
                <text:p>-0.9453125</text:p>
              </table:table-cell>
              <table:table-cell office:value-type="float" office:value="0.7734375">
                <text:p>0.7734375</text:p>
              </table:table-cell>
            </table:table-row>
            <table:table-row>
              <table:table-cell office:value-type="string">
                <text:p>63428298439236</text:p>
              </table:table-cell>
              <table:table-cell office:value-type="float" office:value="0.453125">
                <text:p>0.453125</text:p>
              </table:table-cell>
              <table:table-cell office:value-type="float" office:value="-1.01171875">
                <text:p>-1.01171875</text:p>
              </table:table-cell>
              <table:table-cell office:value-type="float" office:value="0.62890625">
                <text:p>0.62890625</text:p>
              </table:table-cell>
            </table:table-row>
            <table:table-row>
              <table:table-cell office:value-type="string">
                <text:p>63428298439786</text:p>
              </table:table-cell>
              <table:table-cell office:value-type="float" office:value="0.58203125">
                <text:p>0.58203125</text:p>
              </table:table-cell>
              <table:table-cell office:value-type="float" office:value="-1.1171875">
                <text:p>-1.1171875</text:p>
              </table:table-cell>
              <table:table-cell office:value-type="float" office:value="1.07421875">
                <text:p>1.07421875</text:p>
              </table:table-cell>
            </table:table-row>
            <table:table-row>
              <table:table-cell office:value-type="string">
                <text:p>63428298440286</text:p>
              </table:table-cell>
              <table:table-cell office:value-type="float" office:value="0.3046875">
                <text:p>0.3046875</text:p>
              </table:table-cell>
              <table:table-cell office:value-type="float" office:value="-0.90234375">
                <text:p>-0.90234375</text:p>
              </table:table-cell>
              <table:table-cell office:value-type="float" office:value="0.90234375">
                <text:p>0.90234375</text:p>
              </table:table-cell>
            </table:table-row>
            <table:table-row>
              <table:table-cell office:value-type="string">
                <text:p>63428298440786</text:p>
              </table:table-cell>
              <table:table-cell office:value-type="float" office:value="0.234375">
                <text:p>0.234375</text:p>
              </table:table-cell>
              <table:table-cell office:value-type="float" office:value="-0.9140625">
                <text:p>-0.9140625</text:p>
              </table:table-cell>
              <table:table-cell office:value-type="float" office:value="0.7578125">
                <text:p>0.7578125</text:p>
              </table:table-cell>
            </table:table-row>
            <table:table-row>
              <table:table-cell office:value-type="string">
                <text:p>63428298441236</text:p>
              </table:table-cell>
              <table:table-cell office:value-type="float" office:value="0.09765625">
                <text:p>0.09765625</text:p>
              </table:table-cell>
              <table:table-cell office:value-type="float" office:value="-0.9140625">
                <text:p>-0.9140625</text:p>
              </table:table-cell>
              <table:table-cell office:value-type="float" office:value="0.66015625">
                <text:p>0.66015625</text:p>
              </table:table-cell>
            </table:table-row>
            <table:table-row>
              <table:table-cell office:value-type="string">
                <text:p>63428298441738</text:p>
              </table:table-cell>
              <table:table-cell office:value-type="float" office:value="-0.00390625">
                <text:p>-0.00390625</text:p>
              </table:table-cell>
              <table:table-cell office:value-type="float" office:value="-0.91015625">
                <text:p>-0.91015625</text:p>
              </table:table-cell>
              <table:table-cell office:value-type="float" office:value="0.58203125">
                <text:p>0.58203125</text:p>
              </table:table-cell>
            </table:table-row>
            <table:table-row>
              <table:table-cell office:value-type="string">
                <text:p>63428298442303</text:p>
              </table:table-cell>
              <table:table-cell office:value-type="float" office:value="-0.08203125">
                <text:p>-0.08203125</text:p>
              </table:table-cell>
              <table:table-cell office:value-type="float" office:value="-0.8984375">
                <text:p>-0.8984375</text:p>
              </table:table-cell>
              <table:table-cell office:value-type="float" office:value="0.56640625">
                <text:p>0.56640625</text:p>
              </table:table-cell>
            </table:table-row>
            <table:table-row>
              <table:table-cell office:value-type="string">
                <text:p>63428298442743</text:p>
              </table:table-cell>
              <table:table-cell office:value-type="float" office:value="-0.11328125">
                <text:p>-0.11328125</text:p>
              </table:table-cell>
              <table:table-cell office:value-type="float" office:value="-0.90234375">
                <text:p>-0.90234375</text:p>
              </table:table-cell>
              <table:table-cell office:value-type="float" office:value="0.60546875">
                <text:p>0.60546875</text:p>
              </table:table-cell>
            </table:table-row>
            <table:table-row>
              <table:table-cell office:value-type="string">
                <text:p>63428298443244</text:p>
              </table:table-cell>
              <table:table-cell office:value-type="float" office:value="-0.00390625">
                <text:p>-0.00390625</text:p>
              </table:table-cell>
              <table:table-cell office:value-type="float" office:value="-0.9453125">
                <text:p>-0.9453125</text:p>
              </table:table-cell>
              <table:table-cell office:value-type="float" office:value="0.58203125">
                <text:p>0.58203125</text:p>
              </table:table-cell>
            </table:table-row>
            <table:table-row>
              <table:table-cell office:value-type="string">
                <text:p>63428298443747</text:p>
              </table:table-cell>
              <table:table-cell office:value-type="float" office:value="-0.26171875">
                <text:p>-0.26171875</text:p>
              </table:table-cell>
              <table:table-cell office:value-type="float" office:value="-0.1953125">
                <text:p>-0.1953125</text:p>
              </table:table-cell>
              <table:table-cell office:value-type="float" office:value="-0.2578125">
                <text:p>-0.2578125</text:p>
              </table:table-cell>
            </table:table-row>
            <table:table-row>
              <table:table-cell office:value-type="string">
                <text:p>63428298444250</text:p>
              </table:table-cell>
              <table:table-cell office:value-type="float" office:value="-0.296875">
                <text:p>-0.296875</text:p>
              </table:table-cell>
              <table:table-cell office:value-type="float" office:value="-0.51171875">
                <text:p>-0.51171875</text:p>
              </table:table-cell>
              <table:table-cell office:value-type="float" office:value="0.1015625">
                <text:p>0.1015625</text:p>
              </table:table-cell>
            </table:table-row>
            <table:table-row>
              <table:table-cell office:value-type="string">
                <text:p>63428298444753</text:p>
              </table:table-cell>
              <table:table-cell office:value-type="float" office:value="-0.07421875">
                <text:p>-0.07421875</text:p>
              </table:table-cell>
              <table:table-cell office:value-type="float" office:value="-0.47265625">
                <text:p>-0.47265625</text:p>
              </table:table-cell>
              <table:table-cell office:value-type="float" office:value="0.95703125">
                <text:p>0.95703125</text:p>
              </table:table-cell>
            </table:table-row>
            <table:table-row>
              <table:table-cell office:value-type="string">
                <text:p>63428298445253</text:p>
              </table:table-cell>
              <table:table-cell office:value-type="float" office:value="-0.4296875">
                <text:p>-0.4296875</text:p>
              </table:table-cell>
              <table:table-cell office:value-type="float" office:value="-0.13671875">
                <text:p>-0.13671875</text:p>
              </table:table-cell>
              <table:table-cell office:value-type="float" office:value="-0.2109375">
                <text:p>-0.2109375</text:p>
              </table:table-cell>
            </table:table-row>
            <table:table-row>
              <table:table-cell office:value-type="string">
                <text:p>63428298445790</text:p>
              </table:table-cell>
              <table:table-cell office:value-type="float" office:value="-0.37109375">
                <text:p>-0.37109375</text:p>
              </table:table-cell>
              <table:table-cell office:value-type="float" office:value="-0.46484375">
                <text:p>-0.46484375</text:p>
              </table:table-cell>
              <table:table-cell office:value-type="float" office:value="0.41015625">
                <text:p>0.41015625</text:p>
              </table:table-cell>
            </table:table-row>
            <table:table-row>
              <table:table-cell office:value-type="string">
                <text:p>63428298446261</text:p>
              </table:table-cell>
              <table:table-cell office:value-type="float" office:value="-0.18359375">
                <text:p>-0.18359375</text:p>
              </table:table-cell>
              <table:table-cell office:value-type="float" office:value="-0.65625">
                <text:p>-0.65625</text:p>
              </table:table-cell>
              <table:table-cell office:value-type="float" office:value="0.65234375">
                <text:p>0.65234375</text:p>
              </table:table-cell>
            </table:table-row>
            <table:table-row>
              <table:table-cell office:value-type="string">
                <text:p>63428298446763</text:p>
              </table:table-cell>
              <table:table-cell office:value-type="float" office:value="0.17578125">
                <text:p>0.17578125</text:p>
              </table:table-cell>
              <table:table-cell office:value-type="float" office:value="-0.3203125">
                <text:p>-0.32031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63428298447266</text:p>
              </table:table-cell>
              <table:table-cell office:value-type="float" office:value="0.234375">
                <text:p>0.234375</text:p>
              </table:table-cell>
              <table:table-cell office:value-type="float" office:value="-0.734375">
                <text:p>-0.7343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63428298447765</text:p>
              </table:table-cell>
              <table:table-cell office:value-type="float" office:value="0.0625">
                <text:p>0.0625</text:p>
              </table:table-cell>
              <table:table-cell office:value-type="float" office:value="-0.90234375">
                <text:p>-0.90234375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63428298448770</text:p>
              </table:table-cell>
              <table:table-cell office:value-type="float" office:value="0.140625">
                <text:p>0.140625</text:p>
              </table:table-cell>
              <table:table-cell office:value-type="float" office:value="-0.94921875">
                <text:p>-0.94921875</text:p>
              </table:table-cell>
              <table:table-cell office:value-type="float" office:value="0.41796875">
                <text:p>0.41796875</text:p>
              </table:table-cell>
            </table:table-row>
            <table:table-row>
              <table:table-cell office:value-type="string">
                <text:p>63428298449388</text:p>
              </table:table-cell>
              <table:table-cell office:value-type="float" office:value="-0.05859375">
                <text:p>-0.05859375</text:p>
              </table:table-cell>
              <table:table-cell office:value-type="float" office:value="-1.45703125">
                <text:p>-1.45703125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63428298449886</text:p>
              </table:table-cell>
              <table:table-cell office:value-type="float" office:value="0.328125">
                <text:p>0.328125</text:p>
              </table:table-cell>
              <table:table-cell office:value-type="float" office:value="-1.87109375">
                <text:p>-1.87109375</text:p>
              </table:table-cell>
              <table:table-cell office:value-type="float" office:value="0.61328125">
                <text:p>0.61328125</text:p>
              </table:table-cell>
            </table:table-row>
            <table:table-row>
              <table:table-cell office:value-type="string">
                <text:p>63428298450336</text:p>
              </table:table-cell>
              <table:table-cell office:value-type="float" office:value="-0.1171875">
                <text:p>-0.1171875</text:p>
              </table:table-cell>
              <table:table-cell office:value-type="float" office:value="-1.37109375">
                <text:p>-1.37109375</text:p>
              </table:table-cell>
              <table:table-cell office:value-type="float" office:value="0.05078125">
                <text:p>0.05078125</text:p>
              </table:table-cell>
            </table:table-row>
            <table:table-row>
              <table:table-cell office:value-type="string">
                <text:p>63428298450843</text:p>
              </table:table-cell>
              <table:table-cell office:value-type="float" office:value="0.2109375">
                <text:p>0.2109375</text:p>
              </table:table-cell>
              <table:table-cell office:value-type="float" office:value="-1.22265625">
                <text:p>-1.22265625</text:p>
              </table:table-cell>
              <table:table-cell office:value-type="float" office:value="0.3828125">
                <text:p>0.3828125</text:p>
              </table:table-cell>
            </table:table-row>
            <table:table-row>
              <table:table-cell office:value-type="string">
                <text:p>63428298451291</text:p>
              </table:table-cell>
              <table:table-cell office:value-type="float" office:value="0.41796875">
                <text:p>0.41796875</text:p>
              </table:table-cell>
              <table:table-cell office:value-type="float" office:value="-1.0234375">
                <text:p>-1.023437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63428298451791</text:p>
              </table:table-cell>
              <table:table-cell office:value-type="float" office:value="0.3828125">
                <text:p>0.3828125</text:p>
              </table:table-cell>
              <table:table-cell office:value-type="float" office:value="-0.97265625">
                <text:p>-0.97265625</text:p>
              </table:table-cell>
              <table:table-cell office:value-type="float" office:value="0.3984375">
                <text:p>0.3984375</text:p>
              </table:table-cell>
            </table:table-row>
            <table:table-row>
              <table:table-cell office:value-type="string">
                <text:p>63428298452296</text:p>
              </table:table-cell>
              <table:table-cell office:value-type="float" office:value="0.20703125">
                <text:p>0.20703125</text:p>
              </table:table-cell>
              <table:table-cell office:value-type="float" office:value="-0.984375">
                <text:p>-0.9843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3428298452853</text:p>
              </table:table-cell>
              <table:table-cell office:value-type="float" office:value="-0.046875">
                <text:p>-0.046875</text:p>
              </table:table-cell>
              <table:table-cell office:value-type="float" office:value="-0.92578125">
                <text:p>-0.92578125</text:p>
              </table:table-cell>
              <table:table-cell office:value-type="float" office:value="-0.05078125">
                <text:p>-0.05078125</text:p>
              </table:table-cell>
            </table:table-row>
            <table:table-row>
              <table:table-cell office:value-type="string">
                <text:p>63428298453303</text:p>
              </table:table-cell>
              <table:table-cell office:value-type="float" office:value="-0.03125">
                <text:p>-0.03125</text:p>
              </table:table-cell>
              <table:table-cell office:value-type="float" office:value="-0.5859375">
                <text:p>-0.5859375</text:p>
              </table:table-cell>
              <table:table-cell office:value-type="float" office:value="-0.2578125">
                <text:p>-0.2578125</text:p>
              </table:table-cell>
            </table:table-row>
            <table:table-row>
              <table:table-cell office:value-type="string">
                <text:p>63428298453809</text:p>
              </table:table-cell>
              <table:table-cell office:value-type="float" office:value="-0.3046875">
                <text:p>-0.3046875</text:p>
              </table:table-cell>
              <table:table-cell office:value-type="float" office:value="-0.42578125">
                <text:p>-0.42578125</text:p>
              </table:table-cell>
              <table:table-cell office:value-type="float" office:value="-0.43359375">
                <text:p>-0.43359375</text:p>
              </table:table-cell>
            </table:table-row>
            <table:table-row>
              <table:table-cell office:value-type="string">
                <text:p>63428298454312</text:p>
              </table:table-cell>
              <table:table-cell office:value-type="float" office:value="0.04296875">
                <text:p>0.04296875</text:p>
              </table:table-cell>
              <table:table-cell office:value-type="float" office:value="-0.66015625">
                <text:p>-0.66015625</text:p>
              </table:table-cell>
              <table:table-cell office:value-type="float" office:value="-0.0625">
                <text:p>-0.0625</text:p>
              </table:table-cell>
            </table:table-row>
            <table:table-row>
              <table:table-cell office:value-type="string">
                <text:p>63428298454813</text:p>
              </table:table-cell>
              <table:table-cell office:value-type="float" office:value="0.1953125">
                <text:p>0.1953125</text:p>
              </table:table-cell>
              <table:table-cell office:value-type="float" office:value="-0.83203125">
                <text:p>-0.83203125</text:p>
              </table:table-cell>
              <table:table-cell office:value-type="float" office:value="0.13671875">
                <text:p>0.13671875</text:p>
              </table:table-cell>
            </table:table-row>
            <table:table-row>
              <table:table-cell office:value-type="string">
                <text:p>63428298455431</text:p>
              </table:table-cell>
              <table:table-cell office:value-type="float" office:value="0.3828125">
                <text:p>0.3828125</text:p>
              </table:table-cell>
              <table:table-cell office:value-type="float" office:value="-1.125">
                <text:p>-1.125</text:p>
              </table:table-cell>
              <table:table-cell office:value-type="float" office:value="0.41015625">
                <text:p>0.41015625</text:p>
              </table:table-cell>
            </table:table-row>
            <table:table-row>
              <table:table-cell office:value-type="string">
                <text:p>63428298455815</text:p>
              </table:table-cell>
              <table:table-cell office:value-type="float" office:value="-0.4765625">
                <text:p>-0.4765625</text:p>
              </table:table-cell>
              <table:table-cell office:value-type="float" office:value="-0.28125">
                <text:p>-0.28125</text:p>
              </table:table-cell>
              <table:table-cell office:value-type="float" office:value="-0.796875">
                <text:p>-0.796875</text:p>
              </table:table-cell>
            </table:table-row>
            <table:table-row>
              <table:table-cell office:value-type="string">
                <text:p>63428298456540</text:p>
              </table:table-cell>
              <table:table-cell office:value-type="float" office:value="-1.39453125">
                <text:p>-1.39453125</text:p>
              </table:table-cell>
              <table:table-cell office:value-type="float" office:value="0.27734375">
                <text:p>0.27734375</text:p>
              </table:table-cell>
              <table:table-cell office:value-type="float" office:value="-1.515625">
                <text:p>-1.515625</text:p>
              </table:table-cell>
            </table:table-row>
            <table:table-row>
              <table:table-cell office:value-type="string">
                <text:p>63428298456990</text:p>
              </table:table-cell>
              <table:table-cell office:value-type="float" office:value="-1.8984375">
                <text:p>-1.8984375</text:p>
              </table:table-cell>
              <table:table-cell office:value-type="float" office:value="0.7421875">
                <text:p>0.7421875</text:p>
              </table:table-cell>
              <table:table-cell office:value-type="float" office:value="-1.703125">
                <text:p>-1.703125</text:p>
              </table:table-cell>
            </table:table-row>
            <table:table-row>
              <table:table-cell office:value-type="string">
                <text:p>63428298457434</text:p>
              </table:table-cell>
              <table:table-cell office:value-type="float" office:value="-1.8359375">
                <text:p>-1.8359375</text:p>
              </table:table-cell>
              <table:table-cell office:value-type="float" office:value="0.6171875">
                <text:p>0.6171875</text:p>
              </table:table-cell>
              <table:table-cell office:value-type="float" office:value="-1.265625">
                <text:p>-1.265625</text:p>
              </table:table-cell>
            </table:table-row>
            <table:table-row>
              <table:table-cell office:value-type="string">
                <text:p>63428298457987</text:p>
              </table:table-cell>
              <table:table-cell office:value-type="float" office:value="-1.546875">
                <text:p>-1.546875</text:p>
              </table:table-cell>
              <table:table-cell office:value-type="float" office:value="0.24609375">
                <text:p>0.24609375</text:p>
              </table:table-cell>
              <table:table-cell office:value-type="float" office:value="-0.5078125">
                <text:p>-0.5078125</text:p>
              </table:table-cell>
            </table:table-row>
            <table:table-row>
              <table:table-cell office:value-type="string">
                <text:p>63428298458992</text:p>
              </table:table-cell>
              <table:table-cell office:value-type="float" office:value="1.1328125">
                <text:p>1.1328125</text:p>
              </table:table-cell>
              <table:table-cell office:value-type="float" office:value="-0.58203125">
                <text:p>-0.58203125</text:p>
              </table:table-cell>
              <table:table-cell office:value-type="float" office:value="1.95703125">
                <text:p>1.95703125</text:p>
              </table:table-cell>
            </table:table-row>
            <table:table-row>
              <table:table-cell office:value-type="string">
                <text:p>63428298459515</text:p>
              </table:table-cell>
              <table:table-cell office:value-type="float" office:value="2.5625">
                <text:p>2.5625</text:p>
              </table:table-cell>
              <table:table-cell office:value-type="float" office:value="-0.78515625">
                <text:p>-0.78515625</text:p>
              </table:table-cell>
              <table:table-cell office:value-type="float" office:value="2.734375">
                <text:p>2.734375</text:p>
              </table:table-cell>
            </table:table-row>
            <table:table-row>
              <table:table-cell office:value-type="string">
                <text:p>63428298459942</text:p>
              </table:table-cell>
              <table:table-cell office:value-type="float" office:value="2.26171875">
                <text:p>2.26171875</text:p>
              </table:table-cell>
              <table:table-cell office:value-type="float" office:value="-0.87109375">
                <text:p>-0.87109375</text:p>
              </table:table-cell>
              <table:table-cell office:value-type="float" office:value="2.06640625">
                <text:p>2.06640625</text:p>
              </table:table-cell>
            </table:table-row>
            <table:table-row>
              <table:table-cell office:value-type="string">
                <text:p>63428298460331</text:p>
              </table:table-cell>
              <table:table-cell office:value-type="float" office:value="0.93359375">
                <text:p>0.93359375</text:p>
              </table:table-cell>
              <table:table-cell office:value-type="float" office:value="-0.4375">
                <text:p>-0.4375</text:p>
              </table:table-cell>
              <table:table-cell office:value-type="float" office:value="0.55859375">
                <text:p>0.55859375</text:p>
              </table:table-cell>
            </table:table-row>
            <table:table-row>
              <table:table-cell office:value-type="string">
                <text:p>63428298460951</text:p>
              </table:table-cell>
              <table:table-cell office:value-type="float" office:value="-1.53125">
                <text:p>-1.53125</text:p>
              </table:table-cell>
              <table:table-cell office:value-type="float" office:value="-0.01171875">
                <text:p>-0.01171875</text:p>
              </table:table-cell>
              <table:table-cell office:value-type="float" office:value="-0.71875">
                <text:p>-0.71875</text:p>
              </table:table-cell>
            </table:table-row>
            <table:table-row>
              <table:table-cell office:value-type="string">
                <text:p>63428298461392</text:p>
              </table:table-cell>
              <table:table-cell office:value-type="float" office:value="-0.58203125">
                <text:p>-0.58203125</text:p>
              </table:table-cell>
              <table:table-cell office:value-type="float" office:value="-0.62109375">
                <text:p>-0.62109375</text:p>
              </table:table-cell>
              <table:table-cell office:value-type="float" office:value="-0.18359375">
                <text:p>-0.18359375</text:p>
              </table:table-cell>
            </table:table-row>
            <table:table-row>
              <table:table-cell office:value-type="string">
                <text:p>63428298461902</text:p>
              </table:table-cell>
              <table:table-cell office:value-type="float" office:value="-0.17578125">
                <text:p>-0.17578125</text:p>
              </table:table-cell>
              <table:table-cell office:value-type="float" office:value="-0.74609375">
                <text:p>-0.74609375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63428298462418</text:p>
              </table:table-cell>
              <table:table-cell office:value-type="float" office:value="0">
                <text:p>0</text:p>
              </table:table-cell>
              <table:table-cell office:value-type="float" office:value="-0.81640625">
                <text:p>-0.81640625</text:p>
              </table:table-cell>
              <table:table-cell office:value-type="float" office:value="0.3828125">
                <text:p>0.3828125</text:p>
              </table:table-cell>
            </table:table-row>
            <table:table-row>
              <table:table-cell office:value-type="string">
                <text:p>63428298462906</text:p>
              </table:table-cell>
              <table:table-cell office:value-type="float" office:value="0.09375">
                <text:p>0.09375</text:p>
              </table:table-cell>
              <table:table-cell office:value-type="float" office:value="-0.8515625">
                <text:p>-0.8515625</text:p>
              </table:table-cell>
              <table:table-cell office:value-type="float" office:value="0.4921875">
                <text:p>0.4921875</text:p>
              </table:table-cell>
            </table:table-row>
            <table:table-row>
              <table:table-cell office:value-type="string">
                <text:p>63428298463420</text:p>
              </table:table-cell>
              <table:table-cell office:value-type="float" office:value="0.1484375">
                <text:p>0.1484375</text:p>
              </table:table-cell>
              <table:table-cell office:value-type="float" office:value="-0.86328125">
                <text:p>-0.86328125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63428298463865</text:p>
              </table:table-cell>
              <table:table-cell office:value-type="float" office:value="0.17578125">
                <text:p>0.17578125</text:p>
              </table:table-cell>
              <table:table-cell office:value-type="float" office:value="-0.86328125">
                <text:p>-0.86328125</text:p>
              </table:table-cell>
              <table:table-cell office:value-type="float" office:value="0.55859375">
                <text:p>0.55859375</text:p>
              </table:table-cell>
            </table:table-row>
            <table:table-row>
              <table:table-cell office:value-type="string">
                <text:p>63428298464363</text:p>
              </table:table-cell>
              <table:table-cell office:value-type="float" office:value="0.18359375">
                <text:p>0.18359375</text:p>
              </table:table-cell>
              <table:table-cell office:value-type="float" office:value="-0.87109375">
                <text:p>-0.87109375</text:p>
              </table:table-cell>
              <table:table-cell office:value-type="float" office:value="0.56640625">
                <text:p>0.56640625</text:p>
              </table:table-cell>
            </table:table-row>
            <table:table-row>
              <table:table-cell office:value-type="string">
                <text:p>63428298464868</text:p>
              </table:table-cell>
              <table:table-cell office:value-type="float" office:value="-0.015625">
                <text:p>-0.015625</text:p>
              </table:table-cell>
              <table:table-cell office:value-type="float" office:value="-0.89453125">
                <text:p>-0.89453125</text:p>
              </table:table-cell>
              <table:table-cell office:value-type="float" office:value="0.54296875">
                <text:p>0.54296875</text:p>
              </table:table-cell>
            </table:table-row>
            <table:table-row>
              <table:table-cell office:value-type="string">
                <text:p>63428298465540</text:p>
              </table:table-cell>
              <table:table-cell office:value-type="float" office:value="0.3203125">
                <text:p>0.3203125</text:p>
              </table:table-cell>
              <table:table-cell office:value-type="float" office:value="-1.19921875">
                <text:p>-1.19921875</text:p>
              </table:table-cell>
              <table:table-cell office:value-type="float" office:value="1.42578125">
                <text:p>1.42578125</text:p>
              </table:table-cell>
            </table:table-row>
            <table:table-row>
              <table:table-cell office:value-type="string">
                <text:p>63428298465870</text:p>
              </table:table-cell>
              <table:table-cell office:value-type="float" office:value="-0.0078125">
                <text:p>-0.0078125</text:p>
              </table:table-cell>
              <table:table-cell office:value-type="float" office:value="-0.1953125">
                <text:p>-0.195312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63428298466372</text:p>
              </table:table-cell>
              <table:table-cell office:value-type="float" office:value="0">
                <text:p>0</text:p>
              </table:table-cell>
              <table:table-cell office:value-type="float" office:value="-0.52734375">
                <text:p>-0.52734375</text:p>
              </table:table-cell>
              <table:table-cell office:value-type="float" office:value="0.6796875">
                <text:p>0.6796875</text:p>
              </table:table-cell>
            </table:table-row>
            <table:table-row>
              <table:table-cell office:value-type="string">
                <text:p>63428298466991</text:p>
              </table:table-cell>
              <table:table-cell office:value-type="float" office:value="0.01171875">
                <text:p>0.01171875</text:p>
              </table:table-cell>
              <table:table-cell office:value-type="float" office:value="-0.9375">
                <text:p>-0.9375</text:p>
              </table:table-cell>
              <table:table-cell office:value-type="float" office:value="0.9296875">
                <text:p>0.9296875</text:p>
              </table:table-cell>
            </table:table-row>
            <table:table-row>
              <table:table-cell office:value-type="string">
                <text:p>63428298467377</text:p>
              </table:table-cell>
              <table:table-cell office:value-type="float" office:value="0.04296875">
                <text:p>0.04296875</text:p>
              </table:table-cell>
              <table:table-cell office:value-type="float" office:value="0.02734375">
                <text:p>0.02734375</text:p>
              </table:table-cell>
              <table:table-cell office:value-type="float" office:value="0.75390625">
                <text:p>0.75390625</text:p>
              </table:table-cell>
            </table:table-row>
            <table:table-row>
              <table:table-cell office:value-type="string">
                <text:p>63428298467879</text:p>
              </table:table-cell>
              <table:table-cell office:value-type="float" office:value="-0.390625">
                <text:p>-0.390625</text:p>
              </table:table-cell>
              <table:table-cell office:value-type="float" office:value="0.359375">
                <text:p>0.359375</text:p>
              </table:table-cell>
              <table:table-cell office:value-type="float" office:value="-0.05859375">
                <text:p>-0.05859375</text:p>
              </table:table-cell>
            </table:table-row>
            <table:table-row>
              <table:table-cell office:value-type="string">
                <text:p>63428298468938</text:p>
              </table:table-cell>
              <table:table-cell office:value-type="float" office:value="0.03125">
                <text:p>0.03125</text:p>
              </table:table-cell>
              <table:table-cell office:value-type="float" office:value="-0.84765625">
                <text:p>-0.84765625</text:p>
              </table:table-cell>
              <table:table-cell office:value-type="float" office:value="1.31640625">
                <text:p>1.31640625</text:p>
              </table:table-cell>
            </table:table-row>
            <table:table-row>
              <table:table-cell office:value-type="string">
                <text:p>63428298469453</text:p>
              </table:table-cell>
              <table:table-cell office:value-type="float" office:value="0">
                <text:p>0</text:p>
              </table:table-cell>
              <table:table-cell office:value-type="float" office:value="-0.796875">
                <text:p>-0.796875</text:p>
              </table:table-cell>
              <table:table-cell office:value-type="float" office:value="1.04296875">
                <text:p>1.04296875</text:p>
              </table:table-cell>
            </table:table-row>
            <table:table-row>
              <table:table-cell office:value-type="string">
                <text:p>63428298469957</text:p>
              </table:table-cell>
              <table:table-cell office:value-type="float" office:value="0">
                <text:p>0</text:p>
              </table:table-cell>
              <table:table-cell office:value-type="float" office:value="-0.87109375">
                <text:p>-0.87109375</text:p>
              </table:table-cell>
              <table:table-cell office:value-type="float" office:value="0.87109375">
                <text:p>0.87109375</text:p>
              </table:table-cell>
            </table:table-row>
            <table:table-row>
              <table:table-cell office:value-type="string">
                <text:p>63428298470471</text:p>
              </table:table-cell>
              <table:table-cell office:value-type="float" office:value="-0.3671875">
                <text:p>-0.3671875</text:p>
              </table:table-cell>
              <table:table-cell office:value-type="float" office:value="0.484375">
                <text:p>0.484375</text:p>
              </table:table-cell>
              <table:table-cell office:value-type="float" office:value="0.05859375">
                <text:p>0.05859375</text:p>
              </table:table-cell>
            </table:table-row>
            <table:table-row>
              <table:table-cell office:value-type="string">
                <text:p>63428298470904</text:p>
              </table:table-cell>
              <table:table-cell office:value-type="float" office:value="-0.71484375">
                <text:p>-0.71484375</text:p>
              </table:table-cell>
              <table:table-cell office:value-type="float" office:value="0.51171875">
                <text:p>0.51171875</text:p>
              </table:table-cell>
              <table:table-cell office:value-type="float" office:value="-0.57421875">
                <text:p>-0.57421875</text:p>
              </table:table-cell>
            </table:table-row>
            <table:table-row>
              <table:table-cell office:value-type="string">
                <text:p>63428298471490</text:p>
              </table:table-cell>
              <table:table-cell office:value-type="float" office:value="-0.48828125">
                <text:p>-0.48828125</text:p>
              </table:table-cell>
              <table:table-cell office:value-type="float" office:value="-0.60546875">
                <text:p>-0.60546875</text:p>
              </table:table-cell>
              <table:table-cell office:value-type="float" office:value="0.73046875">
                <text:p>0.73046875</text:p>
              </table:table-cell>
            </table:table-row>
            <table:table-row>
              <table:table-cell office:value-type="string">
                <text:p>63428298472082</text:p>
              </table:table-cell>
              <table:table-cell office:value-type="float" office:value="0.625">
                <text:p>0.625</text:p>
              </table:table-cell>
              <table:table-cell office:value-type="float" office:value="-1.45703125">
                <text:p>-1.45703125</text:p>
              </table:table-cell>
              <table:table-cell office:value-type="float" office:value="2.35546875">
                <text:p>2.35546875</text:p>
              </table:table-cell>
            </table:table-row>
            <table:table-row>
              <table:table-cell office:value-type="string">
                <text:p>63428298472469</text:p>
              </table:table-cell>
              <table:table-cell office:value-type="float" office:value="0.25390625">
                <text:p>0.25390625</text:p>
              </table:table-cell>
              <table:table-cell office:value-type="float" office:value="-1.11328125">
                <text:p>-1.11328125</text:p>
              </table:table-cell>
              <table:table-cell office:value-type="float" office:value="1.52734375">
                <text:p>1.52734375</text:p>
              </table:table-cell>
            </table:table-row>
            <table:table-row>
              <table:table-cell office:value-type="string">
                <text:p>63428298473025</text:p>
              </table:table-cell>
              <table:table-cell office:value-type="float" office:value="0.09765625">
                <text:p>0.09765625</text:p>
              </table:table-cell>
              <table:table-cell office:value-type="float" office:value="-0.9375">
                <text:p>-0.9375</text:p>
              </table:table-cell>
              <table:table-cell office:value-type="float" office:value="1.14453125">
                <text:p>1.14453125</text:p>
              </table:table-cell>
            </table:table-row>
            <table:table-row>
              <table:table-cell office:value-type="string">
                <text:p>63428298473474</text:p>
              </table:table-cell>
              <table:table-cell office:value-type="float" office:value="0.0234375">
                <text:p>0.0234375</text:p>
              </table:table-cell>
              <table:table-cell office:value-type="float" office:value="-0.84765625">
                <text:p>-0.8476562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63428298473917</text:p>
              </table:table-cell>
              <table:table-cell office:value-type="float" office:value="0">
                <text:p>0</text:p>
              </table:table-cell>
              <table:table-cell office:value-type="float" office:value="-0.7890625">
                <text:p>-0.7890625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63428298474418</text:p>
              </table:table-cell>
              <table:table-cell office:value-type="float" office:value="-0.0078125">
                <text:p>-0.0078125</text:p>
              </table:table-cell>
              <table:table-cell office:value-type="float" office:value="-0.7734375">
                <text:p>-0.7734375</text:p>
              </table:table-cell>
              <table:table-cell office:value-type="float" office:value="0.78515625">
                <text:p>0.78515625</text:p>
              </table:table-cell>
            </table:table-row>
            <table:table-row>
              <table:table-cell office:value-type="string">
                <text:p>63428298474931</text:p>
              </table:table-cell>
              <table:table-cell office:value-type="float" office:value="-0.19921875">
                <text:p>-0.19921875</text:p>
              </table:table-cell>
              <table:table-cell office:value-type="float" office:value="-0.7265625">
                <text:p>-0.7265625</text:p>
              </table:table-cell>
              <table:table-cell office:value-type="float" office:value="0.80078125">
                <text:p>0.80078125</text:p>
              </table:table-cell>
            </table:table-row>
            <table:table-row>
              <table:table-cell office:value-type="string">
                <text:p>63428298475468</text:p>
              </table:table-cell>
              <table:table-cell office:value-type="float" office:value="-0.40234375">
                <text:p>-0.40234375</text:p>
              </table:table-cell>
              <table:table-cell office:value-type="float" office:value="-0.66015625">
                <text:p>-0.66015625</text:p>
              </table:table-cell>
              <table:table-cell office:value-type="float" office:value="0.6796875">
                <text:p>0.6796875</text:p>
              </table:table-cell>
            </table:table-row>
            <table:table-row>
              <table:table-cell office:value-type="string">
                <text:p>63428298475932</text:p>
              </table:table-cell>
              <table:table-cell office:value-type="float" office:value="-0.48828125">
                <text:p>-0.48828125</text:p>
              </table:table-cell>
              <table:table-cell office:value-type="float" office:value="-0.6328125">
                <text:p>-0.6328125</text:p>
              </table:table-cell>
              <table:table-cell office:value-type="float" office:value="0.6328125">
                <text:p>0.6328125</text:p>
              </table:table-cell>
            </table:table-row>
            <table:table-row>
              <table:table-cell office:value-type="string">
                <text:p>63428298476436</text:p>
              </table:table-cell>
              <table:table-cell office:value-type="float" office:value="-0.50390625">
                <text:p>-0.50390625</text:p>
              </table:table-cell>
              <table:table-cell office:value-type="float" office:value="-0.63671875">
                <text:p>-0.63671875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63428298476936</text:p>
              </table:table-cell>
              <table:table-cell office:value-type="float" office:value="-0.45703125">
                <text:p>-0.45703125</text:p>
              </table:table-cell>
              <table:table-cell office:value-type="float" office:value="-0.6328125">
                <text:p>-0.6328125</text:p>
              </table:table-cell>
              <table:table-cell office:value-type="float" office:value="0.68359375">
                <text:p>0.68359375</text:p>
              </table:table-cell>
            </table:table-row>
            <table:table-row>
              <table:table-cell office:value-type="string">
                <text:p>63428298477438</text:p>
              </table:table-cell>
              <table:table-cell office:value-type="float" office:value="-0.4140625">
                <text:p>-0.4140625</text:p>
              </table:table-cell>
              <table:table-cell office:value-type="float" office:value="-0.63671875">
                <text:p>-0.63671875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63428298477945</text:p>
              </table:table-cell>
              <table:table-cell office:value-type="float" office:value="-0.3203125">
                <text:p>-0.3203125</text:p>
              </table:table-cell>
              <table:table-cell office:value-type="float" office:value="-0.69140625">
                <text:p>-0.69140625</text:p>
              </table:table-cell>
              <table:table-cell office:value-type="float" office:value="0.75390625">
                <text:p>0.75390625</text:p>
              </table:table-cell>
            </table:table-row>
            <table:table-row>
              <table:table-cell office:value-type="string">
                <text:p>63428298478948</text:p>
              </table:table-cell>
              <table:table-cell office:value-type="float" office:value="0.2421875">
                <text:p>0.2421875</text:p>
              </table:table-cell>
              <table:table-cell office:value-type="float" office:value="-0.6171875">
                <text:p>-0.6171875</text:p>
              </table:table-cell>
              <table:table-cell office:value-type="float" office:value="0.69140625">
                <text:p>0.69140625</text:p>
              </table:table-cell>
            </table:table-row>
            <table:table-row>
              <table:table-cell office:value-type="string">
                <text:p>63428298479449</text:p>
              </table:table-cell>
              <table:table-cell office:value-type="float" office:value="0.1171875">
                <text:p>0.1171875</text:p>
              </table:table-cell>
              <table:table-cell office:value-type="float" office:value="-0.55859375">
                <text:p>-0.55859375</text:p>
              </table:table-cell>
              <table:table-cell office:value-type="float" office:value="0.74609375">
                <text:p>0.74609375</text:p>
              </table:table-cell>
            </table:table-row>
            <table:table-row>
              <table:table-cell office:value-type="string">
                <text:p>63428298479951</text:p>
              </table:table-cell>
              <table:table-cell office:value-type="float" office:value="0.1328125">
                <text:p>0.1328125</text:p>
              </table:table-cell>
              <table:table-cell office:value-type="float" office:value="-0.51953125">
                <text:p>-0.51953125</text:p>
              </table:table-cell>
              <table:table-cell office:value-type="float" office:value="0.86328125">
                <text:p>0.86328125</text:p>
              </table:table-cell>
            </table:table-row>
            <table:table-row>
              <table:table-cell office:value-type="string">
                <text:p>63428298480449</text:p>
              </table:table-cell>
              <table:table-cell office:value-type="float" office:value="0.17578125">
                <text:p>0.17578125</text:p>
              </table:table-cell>
              <table:table-cell office:value-type="float" office:value="-0.26953125">
                <text:p>-0.26953125</text:p>
              </table:table-cell>
              <table:table-cell office:value-type="float" office:value="0.9296875">
                <text:p>0.9296875</text:p>
              </table:table-cell>
            </table:table-row>
            <table:table-row>
              <table:table-cell office:value-type="string">
                <text:p>63428298480954</text:p>
              </table:table-cell>
              <table:table-cell office:value-type="float" office:value="0.18359375">
                <text:p>0.18359375</text:p>
              </table:table-cell>
              <table:table-cell office:value-type="float" office:value="-0.18359375">
                <text:p>-0.18359375</text:p>
              </table:table-cell>
              <table:table-cell office:value-type="float" office:value="0.9453125">
                <text:p>0.9453125</text:p>
              </table:table-cell>
            </table:table-row>
            <table:table-row>
              <table:table-cell office:value-type="string">
                <text:p>63428298481454</text:p>
              </table:table-cell>
              <table:table-cell office:value-type="float" office:value="0.19140625">
                <text:p>0.19140625</text:p>
              </table:table-cell>
              <table:table-cell office:value-type="float" office:value="-0.203125">
                <text:p>-0.203125</text:p>
              </table:table-cell>
              <table:table-cell office:value-type="float" office:value="1.08984375">
                <text:p>1.08984375</text:p>
              </table:table-cell>
            </table:table-row>
            <table:table-row>
              <table:table-cell office:value-type="string">
                <text:p>63428298481957</text:p>
              </table:table-cell>
              <table:table-cell office:value-type="float" office:value="0.11328125">
                <text:p>0.11328125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13671875">
                <text:p>0.13671875</text:p>
              </table:table-cell>
            </table:table-row>
            <table:table-row>
              <table:table-cell office:value-type="string">
                <text:p>63428298482457</text:p>
              </table:table-cell>
              <table:table-cell office:value-type="float" office:value="0.16796875">
                <text:p>0.16796875</text:p>
              </table:table-cell>
              <table:table-cell office:value-type="float" office:value="-0.140625">
                <text:p>-0.140625</text:p>
              </table:table-cell>
              <table:table-cell office:value-type="float" office:value="0.61328125">
                <text:p>0.61328125</text:p>
              </table:table-cell>
            </table:table-row>
            <table:table-row>
              <table:table-cell office:value-type="string">
                <text:p>63428298483012</text:p>
              </table:table-cell>
              <table:table-cell office:value-type="float" office:value="0.17578125">
                <text:p>0.17578125</text:p>
              </table:table-cell>
              <table:table-cell office:value-type="float" office:value="-0.23046875">
                <text:p>-0.23046875</text:p>
              </table:table-cell>
              <table:table-cell office:value-type="float" office:value="0.79296875">
                <text:p>0.79296875</text:p>
              </table:table-cell>
            </table:table-row>
            <table:table-row>
              <table:table-cell office:value-type="string">
                <text:p>63428298483462</text:p>
              </table:table-cell>
              <table:table-cell office:value-type="float" office:value="0.203125">
                <text:p>0.203125</text:p>
              </table:table-cell>
              <table:table-cell office:value-type="float" office:value="-0.27734375">
                <text:p>-0.27734375</text:p>
              </table:table-cell>
              <table:table-cell office:value-type="float" office:value="0.87109375">
                <text:p>0.87109375</text:p>
              </table:table-cell>
            </table:table-row>
            <table:table-row>
              <table:table-cell office:value-type="string">
                <text:p>63428298483964</text:p>
              </table:table-cell>
              <table:table-cell office:value-type="float" office:value="0.21875">
                <text:p>0.21875</text:p>
              </table:table-cell>
              <table:table-cell office:value-type="float" office:value="-0.31640625">
                <text:p>-0.31640625</text:p>
              </table:table-cell>
              <table:table-cell office:value-type="float" office:value="0.91796875">
                <text:p>0.91796875</text:p>
              </table:table-cell>
            </table:table-row>
            <table:table-row>
              <table:table-cell office:value-type="string">
                <text:p>63428298484466</text:p>
              </table:table-cell>
              <table:table-cell office:value-type="float" office:value="0.22265625">
                <text:p>0.22265625</text:p>
              </table:table-cell>
              <table:table-cell office:value-type="float" office:value="-0.34375">
                <text:p>-0.34375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63428298484982</text:p>
              </table:table-cell>
              <table:table-cell office:value-type="float" office:value="0.2265625">
                <text:p>0.2265625</text:p>
              </table:table-cell>
              <table:table-cell office:value-type="float" office:value="-0.35546875">
                <text:p>-0.35546875</text:p>
              </table:table-cell>
              <table:table-cell office:value-type="float" office:value="0.92578125">
                <text:p>0.92578125</text:p>
              </table:table-cell>
            </table:table-row>
            <table:table-row>
              <table:table-cell office:value-type="string">
                <text:p>63428298485469</text:p>
              </table:table-cell>
              <table:table-cell office:value-type="float" office:value="0.2265625">
                <text:p>0.2265625</text:p>
              </table:table-cell>
              <table:table-cell office:value-type="float" office:value="-0.35546875">
                <text:p>-0.35546875</text:p>
              </table:table-cell>
              <table:table-cell office:value-type="float" office:value="0.93359375">
                <text:p>0.93359375</text:p>
              </table:table-cell>
            </table:table-row>
            <table:table-row>
              <table:table-cell office:value-type="string">
                <text:p>63428298486028</text:p>
              </table:table-cell>
              <table:table-cell office:value-type="float" office:value="0.1171875">
                <text:p>0.1171875</text:p>
              </table:table-cell>
              <table:table-cell office:value-type="float" office:value="-0.64453125">
                <text:p>-0.64453125</text:p>
              </table:table-cell>
              <table:table-cell office:value-type="float" office:value="0.49609375">
                <text:p>0.49609375</text:p>
              </table:table-cell>
            </table:table-row>
            <table:table-row>
              <table:table-cell office:value-type="string">
                <text:p>63428298486519</text:p>
              </table:table-cell>
              <table:table-cell office:value-type="float" office:value="0.1953125">
                <text:p>0.1953125</text:p>
              </table:table-cell>
              <table:table-cell office:value-type="float" office:value="-0.4140625">
                <text:p>-0.4140625</text:p>
              </table:table-cell>
              <table:table-cell office:value-type="float" office:value="0.73046875">
                <text:p>0.73046875</text:p>
              </table:table-cell>
            </table:table-row>
            <table:table-row>
              <table:table-cell office:value-type="string">
                <text:p>63428298487017</text:p>
              </table:table-cell>
              <table:table-cell office:value-type="float" office:value="0.2109375">
                <text:p>0.2109375</text:p>
              </table:table-cell>
              <table:table-cell office:value-type="float" office:value="-0.36328125">
                <text:p>-0.36328125</text:p>
              </table:table-cell>
              <table:table-cell office:value-type="float" office:value="0.84765625">
                <text:p>0.84765625</text:p>
              </table:table-cell>
            </table:table-row>
            <table:table-row>
              <table:table-cell office:value-type="string">
                <text:p>63428298487520</text:p>
              </table:table-cell>
              <table:table-cell office:value-type="float" office:value="0.23046875">
                <text:p>0.23046875</text:p>
              </table:table-cell>
              <table:table-cell office:value-type="float" office:value="-0.37109375">
                <text:p>-0.37109375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63428298488020</text:p>
              </table:table-cell>
              <table:table-cell office:value-type="float" office:value="0.1875">
                <text:p>0.1875</text:p>
              </table:table-cell>
              <table:table-cell office:value-type="float" office:value="-0.19140625">
                <text:p>-0.19140625</text:p>
              </table:table-cell>
              <table:table-cell office:value-type="float" office:value="1.015625">
                <text:p>1.015625</text:p>
              </table:table-cell>
            </table:table-row>
            <table:table-row>
              <table:table-cell office:value-type="string">
                <text:p>63428298488519</text:p>
              </table:table-cell>
              <table:table-cell office:value-type="float" office:value="0.03515625">
                <text:p>0.03515625</text:p>
              </table:table-cell>
              <table:table-cell office:value-type="float" office:value="-0.13671875">
                <text:p>-0.13671875</text:p>
              </table:table-cell>
              <table:table-cell office:value-type="float" office:value="1.0078125">
                <text:p>1.0078125</text:p>
              </table:table-cell>
            </table:table-row>
            <table:table-row>
              <table:table-cell office:value-type="string">
                <text:p>63428298489022</text:p>
              </table:table-cell>
              <table:table-cell office:value-type="float" office:value="-0.0078125">
                <text:p>-0.0078125</text:p>
              </table:table-cell>
              <table:table-cell office:value-type="float" office:value="-0.10546875">
                <text:p>-0.10546875</text:p>
              </table:table-cell>
              <table:table-cell office:value-type="float" office:value="1.01953125">
                <text:p>1.01953125</text:p>
              </table:table-cell>
            </table:table-row>
            <table:table-row>
              <table:table-cell office:value-type="string">
                <text:p>63428298489523</text:p>
              </table:table-cell>
              <table:table-cell office:value-type="float" office:value="-0.03515625">
                <text:p>-0.03515625</text:p>
              </table:table-cell>
              <table:table-cell office:value-type="float" office:value="-0.09375">
                <text:p>-0.09375</text:p>
              </table:table-cell>
              <table:table-cell office:value-type="float" office:value="1.00390625">
                <text:p>1.00390625</text:p>
              </table:table-cell>
            </table:table-row>
            <table:table-row>
              <table:table-cell office:value-type="string">
                <text:p>63428298490025</text:p>
              </table:table-cell>
              <table:table-cell office:value-type="float" office:value="-0.04296875">
                <text:p>-0.04296875</text:p>
              </table:table-cell>
              <table:table-cell office:value-type="float" office:value="-0.09375">
                <text:p>-0.09375</text:p>
              </table:table-cell>
              <table:table-cell office:value-type="float" office:value="1.0078125">
                <text:p>1.0078125</text:p>
              </table:table-cell>
            </table:table-row>
            <table:table-row>
              <table:table-cell office:value-type="string">
                <text:p>63428298490527</text:p>
              </table:table-cell>
              <table:table-cell office:value-type="float" office:value="-0.05078125">
                <text:p>-0.05078125</text:p>
              </table:table-cell>
              <table:table-cell office:value-type="float" office:value="-0.09765625">
                <text:p>-0.09765625</text:p>
              </table:table-cell>
              <table:table-cell office:value-type="float" office:value="1.0078125">
                <text:p>1.0078125</text:p>
              </table:table-cell>
            </table:table-row>
            <table:table-row>
              <table:table-cell office:value-type="string">
                <text:p>63428298491029</text:p>
              </table:table-cell>
              <table:table-cell office:value-type="float" office:value="-0.05078125">
                <text:p>-0.05078125</text:p>
              </table:table-cell>
              <table:table-cell office:value-type="float" office:value="-0.0859375">
                <text:p>-0.0859375</text:p>
              </table:table-cell>
              <table:table-cell office:value-type="float" office:value="1.0078125">
                <text:p>1.0078125</text:p>
              </table:table-cell>
            </table:table-row>
            <table:table-row>
              <table:table-cell office:value-type="string">
                <text:p>63428298491531</text:p>
              </table:table-cell>
              <table:table-cell office:value-type="float" office:value="-0.05078125">
                <text:p>-0.05078125</text:p>
              </table:table-cell>
              <table:table-cell office:value-type="float" office:value="-0.08984375">
                <text:p>-0.08984375</text:p>
              </table:table-cell>
              <table:table-cell office:value-type="float" office:value="1.0078125">
                <text:p>1.0078125</text:p>
              </table:table-cell>
            </table:table-row>
            <table:table-row>
              <table:table-cell office:value-type="string">
                <text:p>63428298492033</text:p>
              </table:table-cell>
              <table:table-cell office:value-type="float" office:value="-0.05078125">
                <text:p>-0.05078125</text:p>
              </table:table-cell>
              <table:table-cell office:value-type="float" office:value="-0.0859375">
                <text:p>-0.0859375</text:p>
              </table:table-cell>
              <table:table-cell office:value-type="float" office:value="1.015625">
                <text:p>1.015625</text:p>
              </table:table-cell>
            </table:table-row>
            <table:table-row>
              <table:table-cell office:value-type="string">
                <text:p>63428298492536</text:p>
              </table:table-cell>
              <table:table-cell office:value-type="float" office:value="-0.05078125">
                <text:p>-0.05078125</text:p>
              </table:table-cell>
              <table:table-cell office:value-type="float" office:value="-0.09765625">
                <text:p>-0.09765625</text:p>
              </table:table-cell>
              <table:table-cell office:value-type="float" office:value="1.00390625">
                <text:p>1.00390625</text:p>
              </table:table-cell>
            </table:table-row>
            <table:table-row>
              <table:table-cell office:value-type="string">
                <text:p>63428298493037</text:p>
              </table:table-cell>
              <table:table-cell office:value-type="float" office:value="-0.05078125">
                <text:p>-0.05078125</text:p>
              </table:table-cell>
              <table:table-cell office:value-type="float" office:value="-0.09375">
                <text:p>-0.0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428298493587</text:p>
              </table:table-cell>
              <table:table-cell office:value-type="float" office:value="-0.0546875">
                <text:p>-0.0546875</text:p>
              </table:table-cell>
              <table:table-cell office:value-type="float" office:value="-0.08984375">
                <text:p>-0.08984375</text:p>
              </table:table-cell>
              <table:table-cell office:value-type="float" office:value="1.01171875">
                <text:p>1.0117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5.886cm" svg:height="7cm" chart:class="chart:line" chart:style-name="ch1">
        <chart:legend chart:legend-position="end" svg:x="14.099cm" svg:y="3.192cm" chart:style-name="ch2"/>
        <chart:plot-area chart:style-name="ch3" table:cell-range-address="Sheet1.E1:Sheet1.E166" chart:data-source-has-labels="row" svg:x="0.317cm" svg:y="0.14cm" svg:width="13.466cm" svg:height="6.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66" chart:label-cell-address="Sheet1.E1:Sheet1.E1" chart:class="chart:line">
            <chart:data-point chart:repeated="1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1:Sheet1.E1">delta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23110293011697">
                <text:p text:id="Sheet1.E2:Sheet1.E166">0.00002231102930116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97440505137025">
                <text:p>0.000297440505137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97440505137025">
                <text:p>0.000297440505137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23041898793697">
                <text:p>0.00423041898793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77144790415041">
                <text:p>0.00777144790415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38014511957152">
                <text:p>0.000238014511957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00821103564008">
                <text:p>0.000200821103564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38236983935303">
                <text:p>0.00438236983935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59842592360748">
                <text:p>0.00359842592360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09858735331237">
                <text:p>0.00409858735331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60331204428477">
                <text:p>0.0002603312044284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67770209831708">
                <text:p>0.0002677702098317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803376682858681">
                <text:p>0.008033766828586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80142378887816">
                <text:p>0.007801423788878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79392973495163">
                <text:p>0.00779392973495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60331204428477">
                <text:p>0.0002603312044284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5707828721349">
                <text:p>0.03657078287213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77180567036706">
                <text:p>0.0477180567036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2728520409404">
                <text:p>0.2127285204094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1343311479567">
                <text:p>0.121343311479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55199149602052">
                <text:p>0.04551991496020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21674502514928">
                <text:p>0.04216745025149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80357295340978">
                <text:p>0.03803572953409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84788333714681">
                <text:p>0.004847883337146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88744364078874">
                <text:p>0.0188744364078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89595933501861">
                <text:p>0.02895959335018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55357373514626">
                <text:p>0.03553573735146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36211688965833">
                <text:p>0.04362116889658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12436311223612">
                <text:p>0.0212436311223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02512132713037">
                <text:p>0.02025121327130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3934591282937">
                <text:p>0.0239345912829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2109062329486">
                <text:p>0.022109062329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3219711368193">
                <text:p>0.1832197113681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7564106635704">
                <text:p>0.097564106635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8353103409463">
                <text:p>0.1183531034094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8717737163186">
                <text:p>0.1087177371631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5993723815075">
                <text:p>0.2659937238150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15111665563357">
                <text:p>0.3151116655633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2948566169859">
                <text:p>0.1229485661698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013422793657">
                <text:p>0.230134227936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38961167416871">
                <text:p>0.3389611674168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798313904524">
                <text:p>0.24798313904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8167253561284">
                <text:p>0.1281672535612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9578813923923">
                <text:p>0.495788139239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64553182132135">
                <text:p>0.6645531821321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21067606421772">
                <text:p>0.4210676064217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1457187623188">
                <text:p>0.1914571876231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6051256733198">
                <text:p>0.1260512567331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7917930789785">
                <text:p>0.1379179307897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40137795952853">
                <text:p>0.09401377959528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68362706349216">
                <text:p>0.1683627063492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38439628533625">
                <text:p>0.0538439628533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83358248053001">
                <text:p>0.0983358248053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3232884212427">
                <text:p>0.432328842124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9601563030776">
                <text:p>0.3596015630307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7575153890154">
                <text:p>0.127575153890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473680767125">
                <text:p>0.12473680767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5684562757334">
                <text:p>0.285684562757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20451955630843">
                <text:p>0.7204519556308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02516104615008">
                <text:p>0.08025161046150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36104849180107">
                <text:p>0.1361048491801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4908180587993">
                <text:p>0.2449081805879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86555404751064">
                <text:p>0.09865554047510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00375412518192">
                <text:p>0.2003754125181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8884394329113">
                <text:p>0.2788843943291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30280467312093">
                <text:p>0.3302804673120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45392817554905">
                <text:p>0.3453928175549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1808969636907">
                <text:p>0.318089696369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00501043362632">
                <text:p>0.3005010433626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4566222938102">
                <text:p>0.9945662229381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10377509998167">
                <text:p>0.8103775099981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40669116174963">
                <text:p>0.3406691161749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12819066568249">
                <text:p>0.9128190665682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88123846858942">
                <text:p>0.6881238468589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67274924557395">
                <text:p>0.4672749245573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86668089685792">
                <text:p>0.6866680896857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6355309899044">
                <text:p>0.4563553098990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58652625178798">
                <text:p>0.4586526251787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946766912616894">
                <text:p>0.09467669126168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05404550776769">
                <text:p>0.6054045507767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4420964926576">
                <text:p>1.044209649265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25049656111519">
                <text:p>0.4250496561115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645338185566">
                <text:p>0.346453381855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15387981265973">
                <text:p>0.2153879812659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66661501851514">
                <text:p>0.1666615018515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45318424122299">
                <text:p>0.08453184241222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36225424321896">
                <text:p>0.02362254243218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11068893070598">
                <text:p>0.3110688930705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72179913211926">
                <text:p>0.2721799132119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87480715044021">
                <text:p>0.2874807150440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6465360173929">
                <text:p>0.0864653601739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05159384977736">
                <text:p>0.3051593849777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8186902538835">
                <text:p>0.0181869025388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2618206004375">
                <text:p>1.12618206004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0424736945154">
                <text:p>1.704247369451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6176051325996">
                <text:p>1.36176051325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94610136896344">
                <text:p>0.6946101368963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88361141474042">
                <text:p>0.688361141474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18220678752944">
                <text:p>2.182206787529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3840798381785">
                <text:p>1.538407983817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73972836781553">
                <text:p>0.4739728367815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49968782251633">
                <text:p>0.04499687822516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75828922515586">
                <text:p>0.7758289225155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61035241797507">
                <text:p>0.8610352417975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44888854950191">
                <text:p>0.7448888549501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58563327682444">
                <text:p>0.6585633276824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13942476120172">
                <text:p>0.6139424761201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03430864794869">
                <text:p>0.6034308647948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91446658655061">
                <text:p>0.5914466586550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0005008097072">
                <text:p>0.600050080970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43801143937157">
                <text:p>0.2438011439371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56406488873601">
                <text:p>0.8564064888736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86318594768324">
                <text:p>0.7863185947683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26225284141469">
                <text:p>0.3262252841414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90965128656802">
                <text:p>0.8909651286568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1257526826361">
                <text:p>1.112575268263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3200690135113">
                <text:p>1.032006901351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78537793664973">
                <text:p>0.7785377936649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97898074207803">
                <text:p>0.6978980742078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766236927964815">
                <text:p>0.07662369279648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16025877542761">
                <text:p>0.5160258775427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33035421952323">
                <text:p>0.5330354219523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30531605061446">
                <text:p>2.305316050614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7298376308898">
                <text:p>1.372983763088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48683956430116">
                <text:p>0.9486839564301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30096504272209">
                <text:p>0.7300965042722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21205670600424">
                <text:p>0.6212056706004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68136529521914">
                <text:p>0.5681365295219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65454344771162">
                <text:p>0.5654543447711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95384267101499">
                <text:p>0.4953842671014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85456861201244">
                <text:p>0.4854568612012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00264293307202">
                <text:p>0.5002642933072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03593130465633">
                <text:p>0.5035931304656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1167189600736">
                <text:p>0.511671896007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37907740025898">
                <text:p>0.5379077400258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13998570128692">
                <text:p>0.113998570128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2552381148884">
                <text:p>0.1325523811488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56514328513771">
                <text:p>0.05565143285137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881209650531496">
                <text:p>0.08812096505314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916013684307038">
                <text:p>0.09160136843070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30913021197605">
                <text:p>0.05309130211976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94198617946576">
                <text:p>0.8941986179465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690518080307">
                <text:p>0.4206905180803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27638937243405">
                <text:p>0.2276389372434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35448213166204">
                <text:p>0.1354482131662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766177331372353">
                <text:p>0.07661773313723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702985184016609">
                <text:p>0.07029851840166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46909593062466">
                <text:p>0.05469095930624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75756944851811">
                <text:p>0.04757569448518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50178717734719">
                <text:p>0.2501787177347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09843772112862">
                <text:p>0.2098437721128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25883671217966">
                <text:p>0.1258836712179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729145747987687">
                <text:p>0.07291457479876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1547688376397">
                <text:p>0.0215476883763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2652934273412">
                <text:p>0.0826529342734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70780953554185">
                <text:p>0.06707809535541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95170230607496">
                <text:p>0.06951702306074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319560350072456">
                <text:p>0.003195603500724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300041653395884">
                <text:p>0.03000416533958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24229171263">
                <text:p>0.03242291712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11930807573872">
                <text:p>0.1119308075738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42794916083503">
                <text:p>0.8427949160835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58690648637359">
                <text:p>0.3586906486373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1384512816001">
                <text:p>0.161384512816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80697250833782">
                <text:p>0.0806972508337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